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1ACB8F4699535B1D9F9.jpg" manifest:media-type="image/jpeg"/>
  <manifest:file-entry manifest:full-path="Pictures/10000000000003F5000002D25E16729DD8AF7417.jpg" manifest:media-type="image/jpeg"/>
  <manifest:file-entry manifest:full-path="Pictures/10000000000002A6000001E373B95BBF9996504E.jpg" manifest:media-type="image/jpeg"/>
  <manifest:file-entry manifest:full-path="Pictures/100000000000021500000152E8594CD104F8FACB.jpg" manifest:media-type="image/jpeg"/>
  <manifest:file-entry manifest:full-path="Pictures/10000000000001F8000000EC3AE0943CE10B7AC1.jpg" manifest:media-type="image/jpeg"/>
  <manifest:file-entry manifest:full-path="Pictures/1000000000000572000002F57CA40A0D3A97D7F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11a77b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3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paragraph-rsid="00323b9c"/>
    </style:style>
    <style:style style:name="P16" style:family="paragraph" style:parent-style-name="Text_20_body">
      <style:text-properties fo:font-weight="bold" officeooo:paragraph-rsid="007387fd" style:font-weight-asian="bold" style:font-weight-complex="bold"/>
    </style:style>
    <style:style style:name="P17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7e8546" style:font-size-asian="18pt" style:font-weight-asian="bold" style:font-size-complex="18pt" style:font-weight-complex="bold"/>
    </style:style>
    <style:style style:name="P18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c309b0" style:font-size-asian="18pt" style:font-weight-asian="bold" style:font-size-complex="18pt" style:font-weight-complex="bold"/>
    </style:style>
    <style:style style:name="P19" style:family="paragraph" style:parent-style-name="Text_20_body">
      <style:text-properties fo:font-size="12pt" officeooo:rsid="0015f7c8" officeooo:paragraph-rsid="007387fd" style:font-size-asian="10.5pt" style:font-size-complex="12pt"/>
    </style:style>
    <style:style style:name="P20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paragraph-rsid="004664f3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officeooo:paragraph-rsid="004664f3"/>
    </style:style>
    <style:style style:name="P23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4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bf001a" style:font-weight-asian="normal" style:font-weight-complex="normal"/>
    </style:style>
    <style:style style:name="P25" style:family="paragraph" style:parent-style-name="Text_20_body">
      <style:paragraph-properties fo:line-height="100%" fo:text-align="justify" style:justify-single-word="false"/>
      <style:text-properties officeooo:rsid="00bf001a" officeooo:paragraph-rsid="00bf001a"/>
    </style:style>
    <style:style style:name="P26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27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28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29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30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31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34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35" style:family="paragraph" style:parent-style-name="Standard">
      <style:text-properties fo:font-weight="normal" officeooo:rsid="005ce3eb" officeooo:paragraph-rsid="005ce3eb" style:font-weight-asian="normal" style:font-weight-complex="normal"/>
    </style:style>
    <style:style style:name="P36" style:family="paragraph" style:parent-style-name="Standard">
      <style:text-properties fo:font-weight="normal" officeooo:rsid="0062c1c3" officeooo:paragraph-rsid="0062c1c3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44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1613bf" officeooo:paragraph-rsid="0054e76c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51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52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53" style:family="paragraph" style:parent-style-name="Standard">
      <style:text-properties officeooo:rsid="0072315d" officeooo:paragraph-rsid="00c58a1c"/>
    </style:style>
    <style:style style:name="P54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56" style:family="paragraph" style:parent-style-name="Text_20_body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57" style:family="paragraph" style:parent-style-name="Text_20_body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58" style:family="paragraph" style:parent-style-name="Text_20_body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59" style:family="paragraph" style:parent-style-name="Text_20_body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60" style:family="paragraph" style:parent-style-name="Text_20_body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61" style:family="paragraph" style:parent-style-name="Text_20_body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c58a1c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fd2d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add1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c7c65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35da3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827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f736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e3bd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fd2da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Text_20_body">
      <style:paragraph-properties fo:margin-top="0in" fo:margin-bottom="0in" loext:contextual-spacing="false"/>
      <style:text-properties fo:font-size="12pt" fo:font-weight="bold" officeooo:rsid="002c7c65" officeooo:paragraph-rsid="007387fd" style:font-size-asian="10.5pt" style:font-weight-asian="bold" style:font-size-complex="12pt" style:font-weight-complex="bold"/>
    </style:style>
    <style:style style:name="P71" style:family="paragraph" style:parent-style-name="Text_20_body">
      <style:paragraph-properties fo:margin-top="0in" fo:margin-bottom="0in" loext:contextual-spacing="false"/>
      <style:text-properties fo:font-size="12pt" fo:font-weight="bold" officeooo:rsid="002e3bd1" officeooo:paragraph-rsid="007387fd" style:font-size-asian="10.5pt" style:font-weight-asian="bold" style:font-size-complex="12pt" style:font-weight-complex="bold"/>
    </style:style>
    <style:style style:name="P72" style:family="paragraph" style:parent-style-name="Text_20_body">
      <style:paragraph-properties fo:margin-top="0in" fo:margin-bottom="0in" loext:contextual-spacing="false"/>
      <style:text-properties fo:font-weight="bold" officeooo:rsid="00235da3" officeooo:paragraph-rsid="007387fd" style:font-weight-asian="bold" style:font-weight-complex="bold"/>
    </style:style>
    <style:style style:name="P73" style:family="paragraph" style:parent-style-name="Text_20_body">
      <style:paragraph-properties fo:margin-top="0in" fo:margin-bottom="0in" loext:contextual-spacing="false"/>
      <style:text-properties fo:font-weight="bold" officeooo:rsid="00288271" officeooo:paragraph-rsid="007387fd" style:font-weight-asian="bold" style:font-weight-complex="bold"/>
    </style:style>
    <style:style style:name="P74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8eddfc" style:font-weight-asian="bold" style:font-weight-complex="bold"/>
    </style:style>
    <style:style style:name="P75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904e52" style:font-weight-asian="bold" style:font-weight-complex="bold"/>
    </style:style>
    <style:style style:name="P76" style:family="paragraph" style:parent-style-name="Text_20_body">
      <style:paragraph-properties fo:margin-top="0in" fo:margin-bottom="0in" loext:contextual-spacing="false"/>
      <style:text-properties fo:font-weight="bold" officeooo:rsid="002fd2da" officeooo:paragraph-rsid="007387fd" style:font-weight-asian="bold" style:font-weight-complex="bold"/>
    </style:style>
    <style:style style:name="P77" style:family="paragraph" style:parent-style-name="Text_20_body">
      <style:paragraph-properties fo:margin-top="0in" fo:margin-bottom="0in" loext:contextual-spacing="false"/>
      <style:text-properties fo:font-weight="normal" officeooo:rsid="0025f668" officeooo:paragraph-rsid="007387fd" style:font-weight-asian="normal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3398" officeooo:paragraph-rsid="00b93398" style:font-weight-asian="bold" style:font-weight-complex="bold"/>
    </style:style>
    <style:style style:name="P79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70fe" officeooo:paragraph-rsid="00b970fe" style:font-weight-asian="bold" style:font-weight-complex="bold"/>
    </style:style>
    <style:style style:name="P80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c4d59" officeooo:paragraph-rsid="00bc4d59" style:font-weight-asian="bold" style:font-weight-complex="bold"/>
    </style:style>
    <style:style style:name="P81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align="justify" style:justify-single-word="false" fo:text-indent="0in" style:auto-text-indent="false" style:page-number="auto" fo:background-color="transparent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8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5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86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87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88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ae2f09" style:font-weight-asian="bold" style:font-weight-complex="bold"/>
    </style:style>
    <style:style style:name="P89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ae2f09" style:font-weight-asian="bold" style:font-weight-complex="bold"/>
    </style:style>
    <style:style style:name="P90" style:family="paragraph" style:parent-style-name="Standard" style:list-style-name="L7">
      <style:paragraph-properties fo:text-align="justify" style:justify-single-word="false"/>
      <style:text-properties fo:font-weight="bold" officeooo:rsid="00ae2f09" officeooo:paragraph-rsid="00ae2f09" style:font-weight-asian="bold" style:font-weight-complex="bold"/>
    </style:style>
    <style:style style:name="P91" style:family="paragraph" style:parent-style-name="Standard" style:list-style-name="L10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92" style:family="paragraph" style:parent-style-name="Standard" style:list-style-name="L10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93" style:family="paragraph" style:parent-style-name="Standard" style:list-style-name="L15">
      <style:text-properties fo:font-weight="bold" officeooo:rsid="001cb7a3" officeooo:paragraph-rsid="0049ad5a" style:font-weight-asian="bold" style:font-weight-complex="bold"/>
    </style:style>
    <style:style style:name="P94" style:family="paragraph" style:parent-style-name="Standard" style:list-style-name="L15">
      <style:text-properties fo:font-weight="bold" officeooo:rsid="001cb7a3" officeooo:paragraph-rsid="004f7a3a" style:font-weight-asian="bold" style:font-weight-complex="bold"/>
    </style:style>
    <style:style style:name="P95" style:family="paragraph" style:parent-style-name="Standard" style:list-style-name="L15">
      <style:text-properties fo:font-weight="bold" officeooo:rsid="001e8879" officeooo:paragraph-rsid="004f7a3a" style:font-weight-asian="bold" style:font-weight-complex="bold"/>
    </style:style>
    <style:style style:name="P96" style:family="paragraph" style:parent-style-name="Standard" style:list-style-name="L15">
      <style:text-properties fo:font-weight="bold" officeooo:rsid="00208299" officeooo:paragraph-rsid="0049ad5a" style:font-weight-asian="bold" style:font-weight-complex="bold"/>
    </style:style>
    <style:style style:name="P97" style:family="paragraph" style:parent-style-name="Standard" style:list-style-name="L15">
      <style:text-properties fo:font-weight="bold" officeooo:rsid="002b8129" officeooo:paragraph-rsid="0049ad5a" style:font-weight-asian="bold" style:font-weight-complex="bold"/>
    </style:style>
    <style:style style:name="P98" style:family="paragraph" style:parent-style-name="Standard" style:list-style-name="L15">
      <style:text-properties fo:font-weight="bold" officeooo:rsid="0021b8eb" officeooo:paragraph-rsid="0049ad5a" style:font-weight-asian="bold" style:font-weight-complex="bold"/>
    </style:style>
    <style:style style:name="P99" style:family="paragraph" style:parent-style-name="Standard" style:list-style-name="L18">
      <style:paragraph-properties fo:line-height="115%"/>
      <style:text-properties fo:font-weight="bold" officeooo:rsid="000c9200" officeooo:paragraph-rsid="0059e2e1" style:font-weight-asian="bold" style:font-weight-complex="bold"/>
    </style:style>
    <style:style style:name="P100" style:family="paragraph" style:parent-style-name="Standard" style:list-style-name="L18">
      <style:paragraph-properties fo:line-height="115%"/>
      <style:text-properties fo:font-weight="bold" officeooo:rsid="0059e2e1" officeooo:paragraph-rsid="0059e2e1" style:font-weight-asian="bold" style:font-weight-complex="bold"/>
    </style:style>
    <style:style style:name="P101" style:family="paragraph" style:parent-style-name="Standard" style:list-style-name="L19">
      <style:paragraph-properties fo:line-height="115%"/>
      <style:text-properties fo:font-weight="bold" officeooo:rsid="0059e2e1" officeooo:paragraph-rsid="0061d0b2" style:font-weight-asian="bold" style:font-weight-complex="bold"/>
    </style:style>
    <style:style style:name="P102" style:family="paragraph" style:parent-style-name="Standard" style:list-style-name="L18">
      <style:paragraph-properties fo:line-height="115%"/>
      <style:text-properties fo:font-weight="bold" officeooo:rsid="005d9eba" officeooo:paragraph-rsid="005f4e5e" style:font-weight-asian="bold" style:font-weight-complex="bold"/>
    </style:style>
    <style:style style:name="P103" style:family="paragraph" style:parent-style-name="Standard" style:list-style-name="L20">
      <style:text-properties fo:font-weight="bold" officeooo:rsid="0061d0b2" officeooo:paragraph-rsid="0061d0b2" style:font-weight-asian="bold" style:font-weight-complex="bold"/>
    </style:style>
    <style:style style:name="P104" style:family="paragraph" style:parent-style-name="Standard" style:list-style-name="L20">
      <style:text-properties fo:font-weight="bold" officeooo:rsid="006202e4" officeooo:paragraph-rsid="006202e4" style:font-weight-asian="bold" style:font-weight-complex="bold"/>
    </style:style>
    <style:style style:name="P105" style:family="paragraph" style:parent-style-name="Standard" style:list-style-name="L20">
      <style:text-properties fo:font-weight="bold" officeooo:rsid="0062c1c3" officeooo:paragraph-rsid="0062c1c3" style:font-weight-asian="bold" style:font-weight-complex="bold"/>
    </style:style>
    <style:style style:name="P106" style:family="paragraph" style:parent-style-name="Standard" style:list-style-name="L25">
      <style:paragraph-properties fo:text-align="justify" style:justify-single-word="false"/>
      <style:text-properties fo:font-weight="bold" officeooo:rsid="0006900d" officeooo:paragraph-rsid="00776922" style:font-weight-asian="bold" style:font-weight-complex="bold"/>
    </style:style>
    <style:style style:name="P107" style:family="paragraph" style:parent-style-name="Standard" style:list-style-name="L25">
      <style:paragraph-properties fo:text-align="justify" style:justify-single-word="false"/>
      <style:text-properties fo:font-weight="bold" officeooo:rsid="0007bc42" officeooo:paragraph-rsid="00776922" style:font-weight-asian="bold" style:font-weight-complex="bold"/>
    </style:style>
    <style:style style:name="P108" style:family="paragraph" style:parent-style-name="Standard" style:list-style-name="L25">
      <style:paragraph-properties fo:text-align="justify" style:justify-single-word="false"/>
      <style:text-properties fo:font-weight="bold" officeooo:rsid="00b93398" officeooo:paragraph-rsid="00b93398" style:font-weight-asian="bold" style:font-weight-complex="bold"/>
    </style:style>
    <style:style style:name="P109" style:family="paragraph" style:parent-style-name="Standard" style:list-style-name="L25">
      <style:paragraph-properties fo:text-align="justify" style:justify-single-word="false"/>
      <style:text-properties fo:font-weight="bold" officeooo:rsid="0008bb57" officeooo:paragraph-rsid="00776922" style:font-weight-asian="bold" style:font-weight-complex="bold"/>
    </style:style>
    <style:style style:name="P110" style:family="paragraph" style:parent-style-name="Standard" style:list-style-name="L25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111" style:family="paragraph" style:parent-style-name="Standard" style:list-style-name="L28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112" style:family="paragraph" style:parent-style-name="Standard" style:list-style-name="L30">
      <loext:graphic-properties draw:fill="none"/>
      <style:paragraph-properties fo:text-align="justify" style:justify-single-word="false" fo:background-color="transparent"/>
      <style:text-properties fo:font-weight="bold" officeooo:rsid="00bc4d59" officeooo:paragraph-rsid="00bc4d59" style:font-weight-asian="bold" style:font-weight-complex="bold"/>
    </style:style>
    <style:style style:name="P113" style:family="paragraph" style:parent-style-name="Standard" style:list-style-name="L32">
      <style:paragraph-properties fo:text-align="justify" style:justify-single-word="false"/>
      <style:text-properties fo:font-weight="bold" officeooo:rsid="000d7333" officeooo:paragraph-rsid="00776922" style:font-weight-asian="bold" style:font-weight-complex="bold"/>
    </style:style>
    <style:style style:name="P114" style:family="paragraph" style:parent-style-name="Standard" style:list-style-name="L32">
      <style:paragraph-properties fo:text-align="justify" style:justify-single-word="false"/>
      <style:text-properties fo:font-weight="bold" officeooo:rsid="00bdf755" officeooo:paragraph-rsid="00bdf755" style:font-weight-asian="bold" style:font-weight-complex="bold"/>
    </style:style>
    <style:style style:name="P115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116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117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118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b00472" style:font-weight-asian="normal" style:font-weight-complex="normal"/>
    </style:style>
    <style:style style:name="P119" style:family="paragraph" style:parent-style-name="Standard" style:list-style-name="L9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20" style:family="paragraph" style:parent-style-name="Standard" style:list-style-name="L10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21" style:family="paragraph" style:parent-style-name="Standard" style:list-style-name="L7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122" style:family="paragraph" style:parent-style-name="Standard" style:list-style-name="L10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123" style:family="paragraph" style:parent-style-name="Standard" style:list-style-name="L10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124" style:family="paragraph" style:parent-style-name="Standard" style:list-style-name="L10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125" style:family="paragraph" style:parent-style-name="Standard" style:list-style-name="L11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126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127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b42a5" style:font-weight-asian="normal" style:font-weight-complex="normal"/>
    </style:style>
    <style:style style:name="P128" style:family="paragraph" style:parent-style-name="Standard" style:list-style-name="L15">
      <style:text-properties fo:font-weight="normal" officeooo:rsid="001cb7a3" officeooo:paragraph-rsid="004f7a3a" style:font-weight-asian="normal" style:font-weight-complex="normal"/>
    </style:style>
    <style:style style:name="P129" style:family="paragraph" style:parent-style-name="Standard" style:list-style-name="L15">
      <style:text-properties fo:font-weight="normal" officeooo:rsid="001cb7a3" officeooo:paragraph-rsid="0049ad5a" style:font-weight-asian="normal" style:font-weight-complex="normal"/>
    </style:style>
    <style:style style:name="P130" style:family="paragraph" style:parent-style-name="Standard" style:list-style-name="L15">
      <style:text-properties fo:font-weight="normal" officeooo:rsid="00c77318" officeooo:paragraph-rsid="00c77318" style:font-weight-asian="normal" style:font-weight-complex="normal"/>
    </style:style>
    <style:style style:name="P131" style:family="paragraph" style:parent-style-name="Standard" style:list-style-name="L16">
      <style:text-properties fo:font-weight="normal" officeooo:rsid="00207c05" officeooo:paragraph-rsid="0049ad5a" style:font-weight-asian="normal" style:font-weight-complex="normal"/>
    </style:style>
    <style:style style:name="P132" style:family="paragraph" style:parent-style-name="Standard" style:list-style-name="L16">
      <style:text-properties fo:font-weight="normal" officeooo:rsid="001e8879" officeooo:paragraph-rsid="0049ad5a" style:font-weight-asian="normal" style:font-weight-complex="normal"/>
    </style:style>
    <style:style style:name="P133" style:family="paragraph" style:parent-style-name="Standard" style:list-style-name="L16">
      <style:text-properties fo:font-weight="normal" officeooo:rsid="002e9686" officeooo:paragraph-rsid="0049ad5a" style:font-weight-asian="normal" style:font-weight-complex="normal"/>
    </style:style>
    <style:style style:name="P134" style:family="paragraph" style:parent-style-name="Standard" style:list-style-name="L16">
      <style:text-properties fo:font-weight="normal" officeooo:rsid="002faddb" officeooo:paragraph-rsid="0049ad5a" style:font-weight-asian="normal" style:font-weight-complex="normal"/>
    </style:style>
    <style:style style:name="P135" style:family="paragraph" style:parent-style-name="Standard" style:list-style-name="L16">
      <style:text-properties fo:font-weight="normal" officeooo:rsid="002faddb" officeooo:paragraph-rsid="004f7a3a" style:font-weight-asian="normal" style:font-weight-complex="normal"/>
    </style:style>
    <style:style style:name="P136" style:family="paragraph" style:parent-style-name="Standard" style:list-style-name="L15">
      <style:text-properties fo:font-weight="normal" officeooo:rsid="0021b8eb" officeooo:paragraph-rsid="0049ad5a" style:font-weight-asian="normal" style:font-weight-complex="normal"/>
    </style:style>
    <style:style style:name="P137" style:family="paragraph" style:parent-style-name="Standard" style:list-style-name="L15">
      <style:text-properties fo:font-weight="normal" officeooo:rsid="0032356d" officeooo:paragraph-rsid="0049ad5a" style:font-weight-asian="normal" style:font-weight-complex="normal"/>
    </style:style>
    <style:style style:name="P138" style:family="paragraph" style:parent-style-name="Standard" style:list-style-name="L15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139" style:family="paragraph" style:parent-style-name="Standard" style:list-style-name="L18">
      <style:paragraph-properties fo:line-height="115%"/>
      <style:text-properties fo:font-weight="normal" officeooo:rsid="005b9858" officeooo:paragraph-rsid="005b9858" style:font-weight-asian="normal" style:font-weight-complex="normal"/>
    </style:style>
    <style:style style:name="P140" style:family="paragraph" style:parent-style-name="Standard" style:list-style-name="L18">
      <style:paragraph-properties fo:line-height="115%"/>
      <style:text-properties fo:font-weight="normal" officeooo:rsid="005ce3eb" officeooo:paragraph-rsid="005ce3eb" style:font-weight-asian="normal" style:font-weight-complex="normal"/>
    </style:style>
    <style:style style:name="P141" style:family="paragraph" style:parent-style-name="Standard" style:list-style-name="L18">
      <style:paragraph-properties fo:line-height="115%"/>
      <style:text-properties fo:font-weight="normal" officeooo:rsid="005f4e5e" officeooo:paragraph-rsid="005f4e5e" style:font-weight-asian="normal" style:font-weight-complex="normal"/>
    </style:style>
    <style:style style:name="P142" style:family="paragraph" style:parent-style-name="Standard" style:list-style-name="L18">
      <style:paragraph-properties fo:line-height="115%"/>
      <style:text-properties fo:font-weight="normal" officeooo:rsid="0060409e" officeooo:paragraph-rsid="0060409e" style:font-weight-asian="normal" style:font-weight-complex="normal"/>
    </style:style>
    <style:style style:name="P143" style:family="paragraph" style:parent-style-name="Standard" style:list-style-name="L20">
      <style:text-properties fo:font-weight="normal" officeooo:rsid="0061d0b2" officeooo:paragraph-rsid="0061d0b2" style:font-weight-asian="normal" style:font-weight-complex="normal"/>
    </style:style>
    <style:style style:name="P144" style:family="paragraph" style:parent-style-name="Standard" style:list-style-name="L20">
      <style:text-properties fo:font-weight="normal" officeooo:rsid="006202e4" officeooo:paragraph-rsid="006202e4" style:font-weight-asian="normal" style:font-weight-complex="normal"/>
    </style:style>
    <style:style style:name="P145" style:family="paragraph" style:parent-style-name="Standard" style:list-style-name="L20">
      <style:text-properties fo:font-weight="normal" officeooo:rsid="0062c1c3" officeooo:paragraph-rsid="0062c1c3" style:font-weight-asian="normal" style:font-weight-complex="normal"/>
    </style:style>
    <style:style style:name="P146" style:family="paragraph" style:parent-style-name="Standard" style:list-style-name="L25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147" style:family="paragraph" style:parent-style-name="Standard" style:list-style-name="L25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148" style:family="paragraph" style:parent-style-name="Standard" style:list-style-name="L25">
      <style:paragraph-properties fo:text-align="justify" style:justify-single-word="false"/>
      <style:text-properties fo:font-weight="normal" officeooo:rsid="00c1d28a" officeooo:paragraph-rsid="00c1d28a" style:font-weight-asian="normal" style:font-weight-complex="normal"/>
    </style:style>
    <style:style style:name="P149" style:family="paragraph" style:parent-style-name="Standard" style:list-style-name="L25">
      <style:paragraph-properties fo:text-align="justify" style:justify-single-word="false"/>
      <style:text-properties fo:font-weight="normal" officeooo:rsid="00b93398" officeooo:paragraph-rsid="00b93398" style:font-weight-asian="normal" style:font-weight-complex="normal"/>
    </style:style>
    <style:style style:name="P150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fo:font-weight="normal" officeooo:rsid="00b93398" officeooo:paragraph-rsid="00b93398" style:font-weight-asian="normal" style:font-weight-complex="normal"/>
    </style:style>
    <style:style style:name="P151" style:family="paragraph" style:parent-style-name="Standard" style:list-style-name="L25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152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53" style:family="paragraph" style:parent-style-name="Standard" style:list-style-name="L27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54" style:family="paragraph" style:parent-style-name="Standard" style:list-style-name="L27">
      <style:paragraph-properties fo:text-align="justify" style:justify-single-word="false"/>
      <style:text-properties fo:font-weight="normal" officeooo:rsid="00bb1a0b" officeooo:paragraph-rsid="00bb1a0b" style:font-weight-asian="normal" style:font-weight-complex="normal"/>
    </style:style>
    <style:style style:name="P155" style:family="paragraph" style:parent-style-name="Standard" style:list-style-name="L28">
      <style:paragraph-properties fo:text-align="justify" style:justify-single-word="false"/>
      <style:text-properties fo:font-weight="normal" officeooo:rsid="00bb1a0b" officeooo:paragraph-rsid="00bb1a0b" style:font-weight-asian="normal" style:font-weight-complex="normal"/>
    </style:style>
    <style:style style:name="P156" style:family="paragraph" style:parent-style-name="Standard" style:list-style-name="L29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157" style:family="paragraph" style:parent-style-name="Standard" style:list-style-name="L32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158" style:family="paragraph" style:parent-style-name="Standard" style:list-style-name="L32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59" style:family="paragraph" style:parent-style-name="Standard" style:list-style-name="L33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60" style:family="paragraph" style:parent-style-name="Standard" style:list-style-name="L8">
      <style:paragraph-properties fo:text-align="justify" style:justify-single-word="false"/>
      <style:text-properties officeooo:paragraph-rsid="00ae2f09"/>
    </style:style>
    <style:style style:name="P161" style:family="paragraph" style:parent-style-name="Standard" style:list-style-name="L10">
      <style:paragraph-properties fo:text-align="justify" style:justify-single-word="false"/>
      <style:text-properties officeooo:paragraph-rsid="00b00472"/>
    </style:style>
    <style:style style:name="P162" style:family="paragraph" style:parent-style-name="Standard" style:list-style-name="L25">
      <style:paragraph-properties fo:text-align="justify" style:justify-single-word="false"/>
      <style:text-properties officeooo:paragraph-rsid="00776922"/>
    </style:style>
    <style:style style:name="P163" style:family="paragraph" style:parent-style-name="Standard" style:list-style-name="L32">
      <style:paragraph-properties fo:text-align="justify" style:justify-single-word="false"/>
      <style:text-properties officeooo:paragraph-rsid="00776922"/>
    </style:style>
    <style:style style:name="P164" style:family="paragraph" style:parent-style-name="Standard" style:list-style-name="L10">
      <style:paragraph-properties fo:text-align="justify" style:justify-single-word="false"/>
      <style:text-properties officeooo:rsid="00222f39" officeooo:paragraph-rsid="00484918"/>
    </style:style>
    <style:style style:name="P165" style:family="paragraph" style:parent-style-name="Standard" style:list-style-name="L13">
      <style:text-properties officeooo:paragraph-rsid="0054e76c"/>
    </style:style>
    <style:style style:name="P166" style:family="paragraph" style:parent-style-name="Standard" style:list-style-name="L13">
      <style:text-properties officeooo:rsid="00160a60" officeooo:paragraph-rsid="0054e76c"/>
    </style:style>
    <style:style style:name="P167" style:family="paragraph" style:parent-style-name="Standard" style:list-style-name="L13">
      <style:text-properties officeooo:rsid="0014154f" officeooo:paragraph-rsid="0054e76c"/>
    </style:style>
    <style:style style:name="P168" style:family="paragraph" style:parent-style-name="Standard" style:list-style-name="L13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169" style:family="paragraph" style:parent-style-name="Standard" style:list-style-name="L14">
      <style:text-properties officeooo:rsid="001613bf" officeooo:paragraph-rsid="0054e76c"/>
    </style:style>
    <style:style style:name="P170" style:family="paragraph" style:parent-style-name="Standard" style:list-style-name="L15">
      <style:text-properties officeooo:paragraph-rsid="004f7a3a"/>
    </style:style>
    <style:style style:name="P171" style:family="paragraph" style:parent-style-name="Standard" style:list-style-name="L16">
      <style:text-properties officeooo:paragraph-rsid="004f7a3a"/>
    </style:style>
    <style:style style:name="P172" style:family="paragraph" style:parent-style-name="Standard" style:list-style-name="L18">
      <style:paragraph-properties fo:line-height="115%"/>
      <style:text-properties officeooo:paragraph-rsid="005f4e5e"/>
    </style:style>
    <style:style style:name="P173" style:family="paragraph" style:parent-style-name="Standard" style:list-style-name="L25">
      <style:paragraph-properties fo:text-align="justify" style:justify-single-word="false"/>
      <style:text-properties officeooo:rsid="00b93398" officeooo:paragraph-rsid="00b93398"/>
    </style:style>
    <style:style style:name="P174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75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176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177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178" style:family="paragraph" style:parent-style-name="Text_20_body" style:list-style-name="L5">
      <style:text-properties officeooo:rsid="003aef20" officeooo:paragraph-rsid="003aef20"/>
    </style:style>
    <style:style style:name="P179" style:family="paragraph" style:parent-style-name="Text_20_body" style:list-style-name="L6">
      <style:text-properties officeooo:rsid="003745d2" officeooo:paragraph-rsid="003745d2"/>
    </style:style>
    <style:style style:name="P180" style:family="paragraph" style:parent-style-name="Text_20_body" style:list-style-name="L6">
      <style:text-properties officeooo:rsid="0037c06a" officeooo:paragraph-rsid="0037c06a"/>
    </style:style>
    <style:style style:name="P181" style:family="paragraph" style:parent-style-name="Text_20_body" style:list-style-name="L38">
      <style:text-properties fo:font-size="12pt" fo:font-weight="bold" officeooo:rsid="0015f7c8" officeooo:paragraph-rsid="007387fd" style:font-size-asian="10.5pt" style:font-weight-asian="bold" style:font-size-complex="12pt" style:font-weight-complex="bold"/>
    </style:style>
    <style:style style:name="P182" style:family="paragraph" style:parent-style-name="Text_20_body" style:list-style-name="L39">
      <style:text-properties fo:font-size="12pt" fo:font-weight="bold" officeooo:rsid="008b02c2" officeooo:paragraph-rsid="008b02c2" style:font-size-asian="10.5pt" style:font-weight-asian="bold" style:font-size-complex="12pt" style:font-weight-complex="bold"/>
    </style:style>
    <style:style style:name="P183" style:family="paragraph" style:parent-style-name="Text_20_body" style:list-style-name="L39">
      <style:text-properties fo:font-size="12pt" fo:font-weight="bold" officeooo:rsid="008c8fa5" officeooo:paragraph-rsid="008c8fa5" style:font-size-asian="10.5pt" style:font-weight-asian="bold" style:font-size-complex="12pt" style:font-weight-complex="bold"/>
    </style:style>
    <style:style style:name="P184" style:family="paragraph" style:parent-style-name="Text_20_body" style:list-style-name="L40">
      <style:text-properties fo:font-size="12pt" fo:font-weight="bold" officeooo:rsid="008e40da" officeooo:paragraph-rsid="008e40da" style:font-size-asian="10.5pt" style:font-weight-asian="bold" style:font-size-complex="12pt" style:font-weight-complex="bold"/>
    </style:style>
    <style:style style:name="P185" style:family="paragraph" style:parent-style-name="Text_20_body" style:list-style-name="L39">
      <style:text-properties fo:font-size="12pt" fo:font-weight="normal" officeooo:rsid="008c8fa5" officeooo:paragraph-rsid="008c8fa5" style:font-size-asian="10.5pt" style:font-weight-asian="normal" style:font-size-complex="12pt" style:font-weight-complex="normal"/>
    </style:style>
    <style:style style:name="P186" style:family="paragraph" style:parent-style-name="Text_20_body" style:list-style-name="L40">
      <style:text-properties fo:font-size="12pt" fo:font-weight="normal" officeooo:rsid="008e40da" officeooo:paragraph-rsid="008e40da" style:font-size-asian="10.5pt" style:font-weight-asian="normal" style:font-size-complex="12pt" style:font-weight-complex="normal"/>
    </style:style>
    <style:style style:name="P187" style:family="paragraph" style:parent-style-name="Text_20_body" style:list-style-name="L39">
      <style:text-properties officeooo:paragraph-rsid="008b02c2"/>
    </style:style>
    <style:style style:name="P188" style:family="paragraph" style:parent-style-name="Text_20_body" style:list-style-name="L39">
      <style:text-properties officeooo:paragraph-rsid="008c8fa5"/>
    </style:style>
    <style:style style:name="P189" style:family="paragraph" style:parent-style-name="Text_20_body" style:list-style-name="L39">
      <style:text-properties fo:font-weight="bold" officeooo:paragraph-rsid="008b02c2" style:font-weight-asian="bold" style:font-weight-complex="bold"/>
    </style:style>
    <style:style style:name="P190" style:family="paragraph" style:parent-style-name="Text_20_body" style:list-style-name="L39">
      <style:text-properties fo:font-weight="bold" officeooo:rsid="008b02c2" officeooo:paragraph-rsid="008b02c2" style:font-weight-asian="bold" style:font-weight-complex="bold"/>
    </style:style>
    <style:style style:name="P191" style:family="paragraph" style:parent-style-name="Text_20_body" style:list-style-name="L43">
      <style:text-properties fo:font-weight="bold" officeooo:rsid="0092a36b" officeooo:paragraph-rsid="0092a36b" style:font-weight-asian="bold" style:font-weight-complex="bold"/>
    </style:style>
    <style:style style:name="P192" style:family="paragraph" style:parent-style-name="Text_20_body" style:list-style-name="L44">
      <style:text-properties fo:font-weight="bold" officeooo:rsid="009614ec" officeooo:paragraph-rsid="009614ec" style:font-weight-asian="bold" style:font-weight-complex="bold"/>
    </style:style>
    <style:style style:name="P193" style:family="paragraph" style:parent-style-name="Text_20_body" style:list-style-name="L46">
      <style:paragraph-properties fo:line-height="100%" fo:text-align="justify" style:justify-single-word="false"/>
      <style:text-properties fo:font-weight="bold" officeooo:rsid="00be2561" officeooo:paragraph-rsid="00be2561" style:font-weight-asian="bold" style:font-weight-complex="bold"/>
    </style:style>
    <style:style style:name="P194" style:family="paragraph" style:parent-style-name="Text_20_body" style:list-style-name="L57">
      <style:paragraph-properties fo:line-height="100%" fo:text-align="justify" style:justify-single-word="false"/>
      <style:text-properties fo:font-weight="bold" officeooo:rsid="00be2561" officeooo:paragraph-rsid="00d42a80" style:font-weight-asian="bold" style:font-weight-complex="bold"/>
    </style:style>
    <style:style style:name="P195" style:family="paragraph" style:parent-style-name="Text_20_body" style:list-style-name="L47">
      <style:paragraph-properties fo:line-height="100%" fo:text-align="justify" style:justify-single-word="false"/>
      <style:text-properties fo:font-weight="bold" officeooo:rsid="00bedf0e" officeooo:paragraph-rsid="00bedf0e" style:font-weight-asian="bold" style:font-weight-complex="bold"/>
    </style:style>
    <style:style style:name="P196" style:family="paragraph" style:parent-style-name="Text_20_body" style:list-style-name="L57">
      <style:paragraph-properties fo:line-height="100%" fo:text-align="justify" style:justify-single-word="false"/>
      <style:text-properties fo:font-weight="bold" officeooo:rsid="00bedf0e" officeooo:paragraph-rsid="00d42a80" style:font-weight-asian="bold" style:font-weight-complex="bold"/>
    </style:style>
    <style:style style:name="P197" style:family="paragraph" style:parent-style-name="Text_20_body" style:list-style-name="L57">
      <style:text-properties fo:font-weight="bold" officeooo:rsid="00d42a80" officeooo:paragraph-rsid="00d42a80" style:font-weight-asian="bold" style:font-weight-complex="bold"/>
    </style:style>
    <style:style style:name="P198" style:family="paragraph" style:parent-style-name="Text_20_body" style:list-style-name="L57">
      <style:paragraph-properties fo:line-height="100%" fo:text-align="justify" style:justify-single-word="false"/>
      <style:text-properties fo:font-weight="bold" officeooo:rsid="00d42a80" officeooo:paragraph-rsid="00d42a80" style:font-weight-asian="bold" style:font-weight-complex="bold"/>
    </style:style>
    <style:style style:name="P199" style:family="paragraph" style:parent-style-name="Text_20_body" style:list-style-name="L39">
      <style:text-properties fo:font-weight="normal" officeooo:rsid="008b02c2" officeooo:paragraph-rsid="008b02c2" style:font-weight-asian="normal" style:font-weight-complex="normal"/>
    </style:style>
    <style:style style:name="P200" style:family="paragraph" style:parent-style-name="Text_20_body" style:list-style-name="L43">
      <style:text-properties fo:font-weight="normal" officeooo:rsid="0092a36b" officeooo:paragraph-rsid="0092a36b" style:font-weight-asian="normal" style:font-weight-complex="normal"/>
    </style:style>
    <style:style style:name="P201" style:family="paragraph" style:parent-style-name="Text_20_body" style:list-style-name="L44">
      <style:text-properties fo:font-weight="normal" officeooo:rsid="009614ec" officeooo:paragraph-rsid="009614ec" style:font-weight-asian="normal" style:font-weight-complex="normal"/>
    </style:style>
    <style:style style:name="P202" style:family="paragraph" style:parent-style-name="Text_20_body" style:list-style-name="L46">
      <style:paragraph-properties fo:line-height="100%" fo:text-align="justify" style:justify-single-word="false"/>
      <style:text-properties fo:font-weight="normal" officeooo:rsid="00be2561" officeooo:paragraph-rsid="00be2561" style:font-weight-asian="normal" style:font-weight-complex="normal"/>
    </style:style>
    <style:style style:name="P203" style:family="paragraph" style:parent-style-name="Text_20_body">
      <style:paragraph-properties fo:line-height="100%" fo:text-align="justify" style:justify-single-word="false"/>
      <style:text-properties fo:font-weight="normal" officeooo:rsid="00be2561" officeooo:paragraph-rsid="00d42a80" style:font-weight-asian="normal" style:font-weight-complex="normal"/>
    </style:style>
    <style:style style:name="P204" style:family="paragraph" style:parent-style-name="Text_20_body" style:list-style-name="L47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05" style:family="paragraph" style:parent-style-name="Text_20_body" style:list-style-name="L48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06" style:family="paragraph" style:parent-style-name="Text_20_body" style:list-style-name="L49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07" style:family="paragraph" style:parent-style-name="Text_20_body" style:list-style-name="L59">
      <style:paragraph-properties fo:line-height="100%" fo:text-align="justify" style:justify-single-word="false"/>
      <style:text-properties fo:font-weight="normal" officeooo:rsid="00bedf0e" officeooo:paragraph-rsid="00d42a80" style:font-weight-asian="normal" style:font-weight-complex="normal"/>
    </style:style>
    <style:style style:name="P208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d42a80" style:font-weight-asian="normal" style:font-weight-complex="normal"/>
    </style:style>
    <style:style style:name="P209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d52f33" style:font-weight-asian="normal" style:font-weight-complex="normal"/>
    </style:style>
    <style:style style:name="P210" style:family="paragraph" style:parent-style-name="Text_20_body" style:list-style-name="L50">
      <style:paragraph-properties fo:line-height="100%" fo:text-align="justify" style:justify-single-word="false"/>
      <style:text-properties fo:font-weight="normal" officeooo:rsid="00bf001a" officeooo:paragraph-rsid="00bf001a" style:font-weight-asian="normal" style:font-weight-complex="normal"/>
    </style:style>
    <style:style style:name="P211" style:family="paragraph" style:parent-style-name="Text_20_body" style:list-style-name="L51">
      <style:paragraph-properties fo:line-height="100%" fo:text-align="justify" style:justify-single-word="false"/>
      <style:text-properties fo:font-weight="normal" officeooo:rsid="00bf001a" officeooo:paragraph-rsid="00bf001a" style:font-weight-asian="normal" style:font-weight-complex="normal"/>
    </style:style>
    <style:style style:name="P212" style:family="paragraph" style:parent-style-name="Text_20_body">
      <style:paragraph-properties fo:line-height="100%" fo:text-align="justify" style:justify-single-word="false"/>
      <style:text-properties fo:font-weight="normal" officeooo:rsid="00bf001a" officeooo:paragraph-rsid="00d42a80" style:font-weight-asian="normal" style:font-weight-complex="normal"/>
    </style:style>
    <style:style style:name="P213" style:family="paragraph" style:parent-style-name="Text_20_body">
      <style:paragraph-properties fo:line-height="100%" fo:text-align="justify" style:justify-single-word="false"/>
      <style:text-properties fo:font-weight="normal" officeooo:rsid="00bf001a" officeooo:paragraph-rsid="00d71db1" style:font-weight-asian="normal" style:font-weight-complex="normal"/>
    </style:style>
    <style:style style:name="P214" style:family="paragraph" style:parent-style-name="Text_20_body" style:list-style-name="L58">
      <style:paragraph-properties fo:line-height="100%" fo:text-align="justify" style:justify-single-word="false"/>
      <style:text-properties fo:font-weight="normal" officeooo:rsid="00d42a80" officeooo:paragraph-rsid="00d42a80" style:font-weight-asian="normal" style:font-weight-complex="normal"/>
    </style:style>
    <style:style style:name="P215" style:family="paragraph" style:parent-style-name="Text_20_body" style:list-style-name="L58">
      <style:paragraph-properties fo:line-height="100%" fo:text-align="justify" style:justify-single-word="false"/>
      <style:text-properties fo:font-weight="normal" officeooo:rsid="00d42a80" officeooo:paragraph-rsid="00d52f33" style:font-weight-asian="normal" style:font-weight-complex="normal"/>
    </style:style>
    <style:style style:name="P216" style:family="paragraph" style:parent-style-name="Text_20_body" style:list-style-name="L43">
      <style:text-properties officeooo:paragraph-rsid="0092a36b"/>
    </style:style>
    <style:style style:name="P217" style:family="paragraph" style:parent-style-name="Text_20_body" style:list-style-name="L43">
      <style:text-properties officeooo:rsid="0092a36b" officeooo:paragraph-rsid="0092a36b"/>
    </style:style>
    <style:style style:name="P218" style:family="paragraph" style:parent-style-name="Text_20_body" style:list-style-name="L44">
      <style:text-properties officeooo:rsid="009614ec" officeooo:paragraph-rsid="009614ec"/>
    </style:style>
    <style:style style:name="P219" style:family="paragraph" style:parent-style-name="Text_20_body" style:list-style-name="L50">
      <style:paragraph-properties fo:line-height="100%" fo:text-align="justify" style:justify-single-word="false"/>
      <style:text-properties officeooo:paragraph-rsid="00bf001a"/>
    </style:style>
    <style:style style:name="P220" style:family="paragraph" style:parent-style-name="Text_20_body">
      <style:paragraph-properties fo:line-height="100%" fo:text-align="justify" style:justify-single-word="false"/>
      <style:text-properties officeooo:paragraph-rsid="00d42a80"/>
    </style:style>
    <style:style style:name="P221" style:family="paragraph" style:parent-style-name="Text_20_body" style:list-style-name="L59">
      <style:paragraph-properties fo:line-height="100%" fo:text-align="justify" style:justify-single-word="false"/>
      <style:text-properties officeooo:paragraph-rsid="00d42a80"/>
    </style:style>
    <style:style style:name="P222" style:family="paragraph" style:parent-style-name="Text_20_body" style:list-style-name="L59">
      <style:paragraph-properties fo:line-height="100%" fo:text-align="justify" style:justify-single-word="false"/>
      <style:text-properties officeooo:paragraph-rsid="00d71db1"/>
    </style:style>
    <style:style style:name="P223" style:family="paragraph" style:parent-style-name="Text_20_body">
      <style:paragraph-properties fo:line-height="100%" fo:text-align="justify" style:justify-single-word="false"/>
      <style:text-properties officeooo:paragraph-rsid="00d71db1"/>
    </style:style>
    <style:style style:name="P224" style:family="paragraph" style:parent-style-name="Text_20_body" style:list-style-name="L63">
      <style:paragraph-properties fo:line-height="100%" fo:text-align="justify" style:justify-single-word="false"/>
      <style:text-properties officeooo:paragraph-rsid="00d81457"/>
    </style:style>
    <style:style style:name="P225" style:family="paragraph" style:parent-style-name="Text_20_body" style:list-style-name="L64">
      <style:paragraph-properties fo:line-height="100%" fo:text-align="justify" style:justify-single-word="false"/>
      <style:text-properties officeooo:paragraph-rsid="00d81457"/>
    </style:style>
    <style:style style:name="P226" style:family="paragraph" style:parent-style-name="Text_20_body" style:list-style-name="L52">
      <style:paragraph-properties fo:line-height="100%" fo:text-align="justify" style:justify-single-word="false"/>
      <style:text-properties fo:color="#000000" fo:font-size="12pt" style:text-underline-style="none" fo:font-weight="bold" officeooo:rsid="00bf001a" officeooo:paragraph-rsid="00bf001a" style:font-size-asian="12pt" style:font-weight-asian="bold" style:font-size-complex="12pt" style:font-weight-complex="bold"/>
    </style:style>
    <style:style style:name="P227" style:family="paragraph" style:parent-style-name="Text_20_body" style:list-style-name="L52">
      <style:paragraph-properties fo:line-height="100%" fo:text-align="justify" style:justify-single-word="false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228" style:family="paragraph" style:parent-style-name="Text_20_body" style:list-style-name="L53">
      <style:paragraph-properties fo:line-height="100%" fo:text-align="justify" style:justify-single-word="false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229" style:family="paragraph" style:parent-style-name="Text_20_body">
      <style:paragraph-properties fo:line-height="100%" fo:text-align="justify" style:justify-single-word="false"/>
      <style:text-properties officeooo:rsid="00bf001a" officeooo:paragraph-rsid="00d71db1"/>
    </style:style>
    <style:style style:name="P230" style:family="paragraph" style:parent-style-name="Text_20_body">
      <style:paragraph-properties fo:line-height="100%" fo:text-align="justify" style:justify-single-word="false"/>
      <style:text-properties officeooo:rsid="00d81457" officeooo:paragraph-rsid="00d81457"/>
    </style:style>
    <style:style style:name="P231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232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233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234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235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236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237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238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239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409ad" officeooo:paragraph-rsid="00c58a1c" style:font-weight-asian="bold" style:font-weight-complex="bold"/>
    </style:style>
    <style:style style:name="P240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409ad" officeooo:paragraph-rsid="00a409ad" style:font-weight-asian="bold" style:font-weight-complex="bold"/>
    </style:style>
    <style:style style:name="P241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409ad" officeooo:paragraph-rsid="00cddeda" style:font-weight-asian="bold" style:font-weight-complex="bold"/>
    </style:style>
    <style:style style:name="P242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409ad" officeooo:paragraph-rsid="00a6f41d" style:font-weight-asian="bold" style:font-weight-complex="bold"/>
    </style:style>
    <style:style style:name="P243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544aa" officeooo:paragraph-rsid="00c58a1c" style:font-weight-asian="bold" style:font-weight-complex="bold"/>
    </style:style>
    <style:style style:name="P244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544aa" officeooo:paragraph-rsid="00a544aa" style:font-weight-asian="bold" style:font-weight-complex="bold"/>
    </style:style>
    <style:style style:name="P245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544aa" officeooo:paragraph-rsid="00cddeda" style:font-weight-asian="bold" style:font-weight-complex="bold"/>
    </style:style>
    <style:style style:name="P246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544aa" officeooo:paragraph-rsid="00a6f41d" style:font-weight-asian="bold" style:font-weight-complex="bold"/>
    </style:style>
    <style:style style:name="P247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6d38d" officeooo:paragraph-rsid="00c58a1c" style:font-weight-asian="bold" style:font-weight-complex="bold"/>
    </style:style>
    <style:style style:name="P248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6d38d" officeooo:paragraph-rsid="00a6d38d" style:font-weight-asian="bold" style:font-weight-complex="bold"/>
    </style:style>
    <style:style style:name="P249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6d38d" officeooo:paragraph-rsid="00cddeda" style:font-weight-asian="bold" style:font-weight-complex="bold"/>
    </style:style>
    <style:style style:name="P250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6d38d" officeooo:paragraph-rsid="00a6f41d" style:font-weight-asian="bold" style:font-weight-complex="bold"/>
    </style:style>
    <style:style style:name="P251" style:family="paragraph" style:parent-style-name="Text_20_body" style:list-style-name="L21">
      <style:paragraph-properties fo:margin-top="0in" fo:margin-bottom="0.0575in" loext:contextual-spacing="false" fo:line-height="100%"/>
      <style:text-properties fo:font-weight="bold" officeooo:rsid="006ad1da" officeooo:paragraph-rsid="006ad1da" style:font-weight-asian="bold" style:font-weight-complex="bold"/>
    </style:style>
    <style:style style:name="P252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2b549" officeooo:paragraph-rsid="00b2b549" style:font-weight-asian="bold" style:font-weight-complex="bold"/>
    </style:style>
    <style:style style:name="P253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3fade" officeooo:paragraph-rsid="00b3fade" style:font-weight-asian="bold" style:font-weight-complex="bold"/>
    </style:style>
    <style:style style:name="P254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c4d59" officeooo:paragraph-rsid="00bc4d59" style:font-weight-asian="bold" style:font-weight-complex="bold"/>
    </style:style>
    <style:style style:name="P255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256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paragraph-rsid="00795b99" style:font-weight-asian="bold" style:font-weight-complex="bold"/>
    </style:style>
    <style:style style:name="P257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95b99" officeooo:paragraph-rsid="00795b99" style:font-weight-asian="bold" style:font-weight-complex="bold"/>
    </style:style>
    <style:style style:name="P258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95b99" officeooo:paragraph-rsid="007d8381" style:font-weight-asian="bold" style:font-weight-complex="bold"/>
    </style:style>
    <style:style style:name="P259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a3155" officeooo:paragraph-rsid="007a3155" style:font-weight-asian="bold" style:font-weight-complex="bold"/>
    </style:style>
    <style:style style:name="P260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a3155" officeooo:paragraph-rsid="007d8381" style:font-weight-asian="bold" style:font-weight-complex="bold"/>
    </style:style>
    <style:style style:name="P261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c16ff" officeooo:paragraph-rsid="007c16ff" style:font-weight-asian="bold" style:font-weight-complex="bold"/>
    </style:style>
    <style:style style:name="P262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c16ff" officeooo:paragraph-rsid="007f6dde" style:font-weight-asian="bold" style:font-weight-complex="bold"/>
    </style:style>
    <style:style style:name="P263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c58a1c" officeooo:paragraph-rsid="00c58a1c" style:font-weight-asian="normal" style:font-weight-complex="normal"/>
    </style:style>
    <style:style style:name="P264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544aa" officeooo:paragraph-rsid="00c58a1c" style:font-weight-asian="normal" style:font-weight-complex="normal"/>
    </style:style>
    <style:style style:name="P265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544aa" officeooo:paragraph-rsid="00a544aa" style:font-weight-asian="normal" style:font-weight-complex="normal"/>
    </style:style>
    <style:style style:name="P266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544aa" officeooo:paragraph-rsid="00cddeda" style:font-weight-asian="normal" style:font-weight-complex="normal"/>
    </style:style>
    <style:style style:name="P267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544aa" officeooo:paragraph-rsid="00a6f41d" style:font-weight-asian="normal" style:font-weight-complex="normal"/>
    </style:style>
    <style:style style:name="P268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6d38d" officeooo:paragraph-rsid="00c58a1c" style:font-weight-asian="normal" style:font-weight-complex="normal"/>
    </style:style>
    <style:style style:name="P269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270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6d38d" officeooo:paragraph-rsid="00cddeda" style:font-weight-asian="normal" style:font-weight-complex="normal"/>
    </style:style>
    <style:style style:name="P271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6d38d" officeooo:paragraph-rsid="00a6f41d" style:font-weight-asian="normal" style:font-weight-complex="normal"/>
    </style:style>
    <style:style style:name="P272" style:family="paragraph" style:parent-style-name="Text_20_body" style:list-style-name="L21">
      <style:paragraph-properties fo:margin-top="0in" fo:margin-bottom="0.0575in" loext:contextual-spacing="false" fo:line-height="100%"/>
      <style:text-properties fo:font-weight="normal" officeooo:rsid="006ad1da" officeooo:paragraph-rsid="006ad1da" style:font-weight-asian="normal" style:font-weight-complex="normal"/>
    </style:style>
    <style:style style:name="P273" style:family="paragraph" style:parent-style-name="Text_20_body" style:list-style-name="L21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274" style:family="paragraph" style:parent-style-name="Text_20_body" style:list-style-name="L22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275" style:family="paragraph" style:parent-style-name="Text_20_body" style:list-style-name="L22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276" style:family="paragraph" style:parent-style-name="Text_20_body" style:list-style-name="L23">
      <style:paragraph-properties fo:margin-top="0in" fo:margin-bottom="0.0575in" loext:contextual-spacing="false" fo:line-height="100%"/>
      <style:text-properties fo:font-weight="normal" officeooo:rsid="00bc4d59" officeooo:paragraph-rsid="00bc4d59" style:font-weight-asian="normal" style:font-weight-complex="normal"/>
    </style:style>
    <style:style style:name="P277" style:family="paragraph" style:parent-style-name="Text_20_body" style:list-style-name="L24">
      <style:paragraph-properties fo:margin-top="0in" fo:margin-bottom="0.0575in" loext:contextual-spacing="false" fo:line-height="100%" fo:text-align="justify" style:justify-single-word="false"/>
      <style:text-properties fo:font-weight="normal" officeooo:rsid="00b56c6a" officeooo:paragraph-rsid="00b56c6a" style:font-weight-asian="normal" style:font-weight-complex="normal"/>
    </style:style>
    <style:style style:name="P278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409ad" officeooo:paragraph-rsid="00cddeda" style:font-weight-asian="normal" style:font-weight-complex="normal"/>
    </style:style>
    <style:style style:name="P279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409ad" officeooo:paragraph-rsid="00a409ad" style:font-weight-asian="normal" style:font-weight-complex="normal"/>
    </style:style>
    <style:style style:name="P280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409ad" officeooo:paragraph-rsid="00a6f41d" style:font-weight-asian="normal" style:font-weight-complex="normal"/>
    </style:style>
    <style:style style:name="P281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95b99" officeooo:paragraph-rsid="00795b99" style:font-weight-asian="normal" style:font-weight-complex="normal"/>
    </style:style>
    <style:style style:name="P282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c16ff" officeooo:paragraph-rsid="007c16ff" style:font-weight-asian="normal" style:font-weight-complex="normal"/>
    </style:style>
    <style:style style:name="P283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c16ff" officeooo:paragraph-rsid="007d8381" style:font-weight-asian="normal" style:font-weight-complex="normal"/>
    </style:style>
    <style:style style:name="P284" style:family="paragraph" style:parent-style-name="Text_20_body" style:list-style-name="L36">
      <style:paragraph-properties fo:margin-top="0in" fo:margin-bottom="0.0575in" loext:contextual-spacing="false" fo:line-height="100%"/>
      <style:text-properties fo:font-weight="normal" officeooo:rsid="007f6dde" officeooo:paragraph-rsid="007f6dde" style:font-weight-asian="normal" style:font-weight-complex="normal"/>
    </style:style>
    <style:style style:name="P285" style:family="paragraph" style:parent-style-name="Text_20_body" style:list-style-name="L17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c58a1c" style:font-size-asian="12pt" style:font-weight-asian="normal" style:font-size-complex="12pt" style:font-weight-complex="normal"/>
    </style:style>
    <style:style style:name="P286" style:family="paragraph" style:parent-style-name="Text_20_body" style:list-style-name="L37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a6f41d" style:font-size-asian="12pt" style:font-weight-asian="normal" style:font-size-complex="12pt" style:font-weight-complex="normal"/>
    </style:style>
    <style:style style:name="P287" style:family="paragraph" style:parent-style-name="Text_20_body" style:list-style-name="L22">
      <style:paragraph-properties fo:margin-top="0in" fo:margin-bottom="0.0575in" loext:contextual-spacing="false" fo:line-height="100%"/>
      <style:text-properties officeooo:rsid="00b2b549" officeooo:paragraph-rsid="00b2b549"/>
    </style:style>
    <style:style style:name="P288" style:family="paragraph" style:parent-style-name="Text_20_body" style:list-style-name="L31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officeooo:paragraph-rsid="00bc4d59"/>
    </style:style>
    <style:style style:name="P289" style:family="paragraph" style:parent-style-name="Text_20_body" style:list-style-name="L36">
      <style:paragraph-properties fo:margin-top="0in" fo:margin-bottom="0.0575in" loext:contextual-spacing="false" fo:line-height="100%"/>
      <style:text-properties officeooo:paragraph-rsid="007d8381"/>
    </style:style>
    <style:style style:name="P290" style:family="paragraph" style:parent-style-name="Text_20_body" style:list-style-name="L36">
      <style:paragraph-properties fo:margin-top="0in" fo:margin-bottom="0.0575in" loext:contextual-spacing="false" fo:line-height="100%"/>
      <style:text-properties officeooo:paragraph-rsid="007f6dde"/>
    </style:style>
    <style:style style:name="P291" style:family="paragraph" style:parent-style-name="Text_20_body" style:list-style-name="L31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fo:font-style="italic" fo:font-weight="normal" officeooo:rsid="00b56c6a" officeooo:paragraph-rsid="00bc4d59" style:font-style-asian="italic" style:font-weight-asian="normal" style:font-style-complex="italic" style:font-weight-complex="normal"/>
    </style:style>
    <style:style style:name="P292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8c0a4" officeooo:paragraph-rsid="0089ca29" style:font-size-asian="10.5pt" style:font-weight-asian="bold" style:font-size-complex="12pt" style:font-weight-complex="bold"/>
    </style:style>
    <style:style style:name="P293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9ed39" officeooo:paragraph-rsid="007387fd" style:font-size-asian="10.5pt" style:font-weight-asian="bold" style:font-size-complex="12pt" style:font-weight-complex="bold"/>
    </style:style>
    <style:style style:name="P294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a7b5f" officeooo:paragraph-rsid="0089ca29" style:font-size-asian="10.5pt" style:font-weight-asian="bold" style:font-size-complex="12pt" style:font-weight-complex="bold"/>
    </style:style>
    <style:style style:name="P295" style:family="paragraph" style:parent-style-name="Text_20_body" style:list-style-name="L38">
      <style:paragraph-properties fo:margin-top="0in" fo:margin-bottom="0in" loext:contextual-spacing="false"/>
      <style:text-properties fo:font-size="12pt" fo:font-weight="normal" officeooo:rsid="008838ab" officeooo:paragraph-rsid="008838ab" style:font-size-asian="10.5pt" style:font-weight-asian="normal" style:font-size-complex="12pt" style:font-weight-complex="normal"/>
    </style:style>
    <style:style style:name="P296" style:family="paragraph" style:parent-style-name="Text_20_body" style:list-style-name="L38">
      <style:paragraph-properties fo:margin-top="0in" fo:margin-bottom="0in" loext:contextual-spacing="false"/>
      <style:text-properties fo:font-size="12pt" fo:font-weight="normal" officeooo:rsid="0089ca29" officeooo:paragraph-rsid="0089ca29" style:font-size-asian="10.5pt" style:font-weight-asian="normal" style:font-size-complex="12pt" style:font-weight-complex="normal"/>
    </style:style>
    <style:style style:name="P297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28827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98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8eddfc" officeooo:paragraph-rsid="008eddfc" style:font-size-asian="10.5pt" style:font-style-asian="normal" style:font-weight-asian="normal" style:font-size-complex="12pt" style:font-style-complex="normal" style:font-weight-complex="normal"/>
    </style:style>
    <style:style style:name="P299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8e8183" officeooo:paragraph-rsid="008e8183" style:font-size-asian="10.5pt" style:font-style-asian="normal" style:font-weight-asian="normal" style:font-size-complex="12pt" style:font-style-complex="normal" style:font-weight-complex="normal"/>
    </style:style>
    <style:style style:name="P300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28f736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301" style:family="paragraph" style:parent-style-name="Text_20_body" style:list-style-name="L42">
      <style:paragraph-properties fo:margin-top="0in" fo:margin-bottom="0in" loext:contextual-spacing="false"/>
      <style:text-properties fo:font-size="12pt" fo:font-style="normal" fo:font-weight="normal" officeooo:rsid="008f4f91" officeooo:paragraph-rsid="008f4f91" style:font-size-asian="10.5pt" style:font-style-asian="normal" style:font-weight-asian="normal" style:font-size-complex="12pt" style:font-style-complex="normal" style:font-weight-complex="normal"/>
    </style:style>
    <style:style style:name="P302" style:family="paragraph" style:parent-style-name="Text_20_body" style:list-style-name="L45">
      <style:paragraph-properties fo:margin-top="0in" fo:margin-bottom="0in" loext:contextual-spacing="false"/>
      <style:text-properties fo:font-size="12pt" fo:font-style="normal" fo:font-weight="normal" officeooo:rsid="002e3bd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303" style:family="paragraph" style:parent-style-name="Text_20_body" style:list-style-name="L38">
      <style:paragraph-properties fo:margin-top="0in" fo:margin-bottom="0in" loext:contextual-spacing="false"/>
      <style:text-properties officeooo:paragraph-rsid="0089ca29"/>
    </style:style>
    <style:style style:name="P304" style:family="paragraph" style:parent-style-name="Text_20_body" style:list-style-name="L38">
      <style:paragraph-properties fo:margin-top="0in" fo:margin-bottom="0in" loext:contextual-spacing="false"/>
      <style:text-properties officeooo:paragraph-rsid="008838ab"/>
    </style:style>
    <style:style style:name="P305" style:family="paragraph" style:parent-style-name="Text_20_body" style:list-style-name="L38">
      <style:paragraph-properties fo:margin-top="0in" fo:margin-bottom="0in" loext:contextual-spacing="false"/>
      <style:text-properties fo:font-weight="bold" officeooo:rsid="0019ed39" officeooo:paragraph-rsid="007387fd" style:font-weight-asian="bold" style:font-weight-complex="bold"/>
    </style:style>
    <style:style style:name="P306" style:family="paragraph" style:parent-style-name="Text_20_body" style:list-style-name="L38">
      <style:paragraph-properties fo:margin-top="0in" fo:margin-bottom="0in" loext:contextual-spacing="false"/>
      <style:text-properties officeooo:rsid="0089ca29" officeooo:paragraph-rsid="0089ca29"/>
    </style:style>
    <style:style style:name="P307" style:family="paragraph" style:parent-style-name="Text_20_body" style:list-style-name="L42">
      <style:paragraph-properties fo:margin-top="0in" fo:margin-bottom="0in" loext:contextual-spacing="false"/>
      <style:text-properties officeooo:rsid="008f4f91" officeooo:paragraph-rsid="008f4f91"/>
    </style:style>
    <style:style style:name="P308" style:family="paragraph" style:parent-style-name="Text_20_body" style:list-style-name="L42">
      <style:paragraph-properties fo:margin-top="0in" fo:margin-bottom="0in" loext:contextual-spacing="false"/>
      <style:text-properties officeooo:paragraph-rsid="007387fd"/>
    </style:style>
    <style:style style:name="P309" style:family="paragraph" style:parent-style-name="Text_20_body" style:list-style-name="L45">
      <style:paragraph-properties fo:margin-top="0in" fo:margin-bottom="0in" loext:contextual-spacing="false"/>
      <style:text-properties officeooo:paragraph-rsid="007387fd"/>
    </style:style>
    <style:style style:name="P310" style:family="paragraph" style:parent-style-name="Text_20_body" style:list-style-name="L54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311" style:family="paragraph" style:parent-style-name="Text_20_body" style:list-style-name="L56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312" style:family="paragraph" style:parent-style-name="Text_20_body" style:list-style-name="L55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313" style:family="paragraph" style:parent-style-name="Text_20_body" style:list-style-name="L58" style:master-page-name="">
      <loext:graphic-properties draw:fill="none"/>
      <style:paragraph-properties fo:margin-left="0.5in" fo:margin-right="0in" fo:margin-top="0in" fo:margin-bottom="0.0972in" loext:contextual-spacing="false" fo:line-height="100%" fo:text-align="justify" style:justify-single-word="false" fo:text-indent="0in" style:auto-text-indent="false" style:page-number="auto" fo:background-color="transparent"/>
      <style:text-properties fo:font-weight="normal" officeooo:rsid="00d42a80" officeooo:paragraph-rsid="00d52f33" style:font-weight-asian="normal" style:font-weight-complex="normal"/>
    </style:style>
    <style:style style:name="P314" style:family="paragraph" style:parent-style-name="Contents_20_Heading" style:master-page-name="Standard">
      <style:paragraph-properties style:page-number="1"/>
    </style:style>
    <style:style style:name="P315" style:family="paragraph" style:parent-style-name="Heading_20_1">
      <style:paragraph-properties fo:text-align="center" style:justify-single-word="false"/>
    </style:style>
    <style:style style:name="P316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317" style:family="paragraph" style:parent-style-name="MojHeading" style:master-page-name="Standard">
      <style:paragraph-properties style:page-number="2"/>
    </style:style>
    <style:style style:name="P318" style:family="paragraph" style:parent-style-name="Heading_20_2">
      <style:text-properties fo:font-style="normal" officeooo:rsid="002cc539" style:font-style-asian="normal" style:font-style-complex="normal"/>
    </style:style>
    <style:style style:name="P319" style:family="paragraph" style:parent-style-name="Heading_20_2">
      <style:text-properties officeooo:rsid="004664f3" officeooo:paragraph-rsid="004664f3"/>
    </style:style>
    <style:style style:name="P320" style:family="paragraph" style:parent-style-name="Heading_20_2">
      <style:text-properties officeooo:paragraph-rsid="00acf376"/>
    </style:style>
    <style:style style:name="P321" style:family="paragraph" style:parent-style-name="Heading_20_2">
      <style:text-properties officeooo:rsid="00d09d1f" officeooo:paragraph-rsid="00d09d1f"/>
    </style:style>
    <style:style style:name="P322" style:family="paragraph" style:parent-style-name="Heading_20_2">
      <style:text-properties officeooo:rsid="00768622" officeooo:paragraph-rsid="00768622"/>
    </style:style>
    <style:style style:name="P323" style:family="paragraph" style:parent-style-name="Heading_20_3">
      <style:text-properties fo:font-style="normal" officeooo:rsid="002cc539" style:font-style-asian="normal" style:font-style-complex="normal"/>
    </style:style>
    <style:style style:name="P324" style:family="paragraph" style:parent-style-name="Heading_20_3">
      <style:text-properties officeooo:rsid="0053ab47" officeooo:paragraph-rsid="0053ab47"/>
    </style:style>
    <style:style style:name="P325" style:family="paragraph" style:parent-style-name="Heading_20_3">
      <style:text-properties officeooo:rsid="00694136" officeooo:paragraph-rsid="00694136"/>
    </style:style>
    <style:style style:name="P326" style:family="paragraph" style:parent-style-name="Heading_20_3">
      <style:text-properties officeooo:paragraph-rsid="005d9eba"/>
    </style:style>
    <style:style style:name="P327" style:family="paragraph" style:parent-style-name="Heading_20_3">
      <style:text-properties fo:font-style="italic" fo:font-weight="normal" officeooo:paragraph-rsid="00776922" style:font-style-asian="italic" style:font-weight-asian="normal" style:font-style-complex="italic" style:font-weight-complex="normal"/>
    </style:style>
    <style:style style:name="P328" style:family="paragraph" style:parent-style-name="Heading_20_3">
      <style:text-properties fo:font-style="italic" fo:font-weight="normal" officeooo:rsid="0072315d" officeooo:paragraph-rsid="0072315d" style:font-style-asian="italic" style:font-weight-asian="normal" style:font-style-complex="italic" style:font-weight-complex="normal"/>
    </style:style>
    <style:style style:name="P329" style:family="paragraph" style:parent-style-name="Heading_20_3">
      <style:text-properties officeooo:paragraph-rsid="00776922"/>
    </style:style>
    <style:style style:name="P330" style:family="paragraph" style:parent-style-name="Heading_20_3">
      <style:text-properties officeooo:rsid="0072315d" officeooo:paragraph-rsid="0072315d"/>
    </style:style>
    <style:style style:name="P331" style:family="paragraph" style:parent-style-name="Heading_20_3">
      <style:paragraph-properties fo:line-height="100%"/>
      <style:text-properties officeooo:paragraph-rsid="007d8381"/>
    </style:style>
    <style:style style:name="P332" style:family="paragraph" style:parent-style-name="Heading_20_3">
      <style:text-properties officeooo:rsid="00776922" officeooo:paragraph-rsid="00776922"/>
    </style:style>
    <style:style style:name="P333" style:family="paragraph" style:parent-style-name="Heading_20_3">
      <style:text-properties officeooo:rsid="008ade8d" officeooo:paragraph-rsid="008ade8d"/>
    </style:style>
    <style:style style:name="P334" style:family="paragraph" style:parent-style-name="Heading_20_3">
      <style:text-properties officeooo:rsid="008e40da" officeooo:paragraph-rsid="008e40da"/>
    </style:style>
    <style:style style:name="P335" style:family="paragraph" style:parent-style-name="Heading_20_3">
      <style:text-properties officeooo:rsid="009243db" officeooo:paragraph-rsid="009243db"/>
    </style:style>
    <style:style style:name="P336" style:family="paragraph" style:parent-style-name="Heading_20_3">
      <style:text-properties officeooo:rsid="009614ec" officeooo:paragraph-rsid="009614ec"/>
    </style:style>
    <style:style style:name="P337" style:family="paragraph" style:parent-style-name="Heading_20_3">
      <style:text-properties officeooo:rsid="00768622" officeooo:paragraph-rsid="00768622"/>
    </style:style>
    <style:style style:name="P338" style:family="paragraph" style:parent-style-name="Heading_20_3">
      <style:paragraph-properties fo:line-height="100%"/>
      <style:text-properties officeooo:rsid="00768622" officeooo:paragraph-rsid="00768622"/>
    </style:style>
    <style:style style:name="P339" style:family="paragraph" style:parent-style-name="Heading_20_3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officeooo:rsid="001fba20" style:font-style-asian="italic" style:font-style-complex="italic"/>
    </style:style>
    <style:style style:name="T6" style:family="text">
      <style:text-properties fo:font-style="italic" officeooo:rsid="00bc4d59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9ad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7231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fba20" style:font-style-asian="italic" style:font-weight-asian="normal" style:font-style-complex="italic" style:font-weight-complex="normal"/>
    </style:style>
    <style:style style:name="T14" style:family="text">
      <style:text-properties officeooo:rsid="001a1f33"/>
    </style:style>
    <style:style style:name="T15" style:family="text">
      <style:text-properties officeooo:rsid="001c82c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cf4c" style:font-style-asian="normal" style:font-style-complex="normal"/>
    </style:style>
    <style:style style:name="T18" style:family="text">
      <style:text-properties fo:font-style="normal" officeooo:rsid="0020dc7b" style:font-style-asian="normal" style:font-style-complex="normal"/>
    </style:style>
    <style:style style:name="T19" style:family="text">
      <style:text-properties fo:font-style="normal" officeooo:rsid="00214648" style:font-style-asian="normal" style:font-style-complex="normal"/>
    </style:style>
    <style:style style:name="T20" style:family="text">
      <style:text-properties fo:font-style="normal" officeooo:rsid="00233763" style:font-style-asian="normal" style:font-style-complex="normal"/>
    </style:style>
    <style:style style:name="T21" style:family="text">
      <style:text-properties fo:font-style="normal" officeooo:rsid="0023db42" style:font-style-asian="normal" style:font-style-complex="normal"/>
    </style:style>
    <style:style style:name="T22" style:family="text">
      <style:text-properties fo:font-style="normal" officeooo:rsid="0024969a" style:font-style-asian="normal" style:font-style-complex="normal"/>
    </style:style>
    <style:style style:name="T23" style:family="text">
      <style:text-properties fo:font-style="normal" officeooo:rsid="0025f2e6" style:font-style-asian="normal" style:font-style-complex="normal"/>
    </style:style>
    <style:style style:name="T24" style:family="text">
      <style:text-properties fo:font-style="normal" officeooo:rsid="00271de0" style:font-style-asian="normal" style:font-style-complex="normal"/>
    </style:style>
    <style:style style:name="T25" style:family="text">
      <style:text-properties fo:font-style="normal" officeooo:rsid="002928f1" style:font-style-asian="normal" style:font-style-complex="normal"/>
    </style:style>
    <style:style style:name="T26" style:family="text">
      <style:text-properties fo:font-style="normal" officeooo:rsid="002aebd6" style:font-style-asian="normal" style:font-style-complex="normal"/>
    </style:style>
    <style:style style:name="T27" style:family="text">
      <style:text-properties fo:font-style="normal" officeooo:rsid="002bf48e" style:font-style-asian="normal" style:font-style-complex="normal"/>
    </style:style>
    <style:style style:name="T28" style:family="text">
      <style:text-properties fo:font-style="normal" officeooo:rsid="002c6682" style:font-style-asian="normal" style:font-style-complex="normal"/>
    </style:style>
    <style:style style:name="T29" style:family="text">
      <style:text-properties fo:font-style="normal" officeooo:rsid="002cc539" style:font-style-asian="normal" style:font-style-complex="normal"/>
    </style:style>
    <style:style style:name="T30" style:family="text">
      <style:text-properties fo:font-style="normal" officeooo:rsid="003418c3" style:font-style-asian="normal" style:font-style-complex="normal"/>
    </style:style>
    <style:style style:name="T31" style:family="text">
      <style:text-properties fo:font-style="normal" officeooo:rsid="00358ae6" style:font-style-asian="normal" style:font-style-complex="normal"/>
    </style:style>
    <style:style style:name="T32" style:family="text">
      <style:text-properties fo:font-style="normal" officeooo:rsid="0035f3f8" style:font-style-asian="normal" style:font-style-complex="normal"/>
    </style:style>
    <style:style style:name="T33" style:family="text">
      <style:text-properties fo:font-style="normal" officeooo:rsid="0037c06a" style:font-style-asian="normal" style:font-style-complex="normal"/>
    </style:style>
    <style:style style:name="T34" style:family="text">
      <style:text-properties fo:font-style="normal" officeooo:rsid="00382825" style:font-style-asian="normal" style:font-style-complex="normal"/>
    </style:style>
    <style:style style:name="T35" style:family="text">
      <style:text-properties fo:font-style="normal" officeooo:rsid="0039ab51" style:font-style-asian="normal" style:font-style-complex="normal"/>
    </style:style>
    <style:style style:name="T36" style:family="text">
      <style:text-properties fo:font-style="normal" officeooo:rsid="003c098e" style:font-style-asian="normal" style:font-style-complex="normal"/>
    </style:style>
    <style:style style:name="T37" style:family="text">
      <style:text-properties fo:font-style="normal" officeooo:rsid="003c5d44" style:font-style-asian="normal" style:font-style-complex="normal"/>
    </style:style>
    <style:style style:name="T38" style:family="text">
      <style:text-properties fo:font-style="normal" officeooo:rsid="003e473f" style:font-style-asian="normal" style:font-style-complex="normal"/>
    </style:style>
    <style:style style:name="T39" style:family="text">
      <style:text-properties fo:font-style="normal" officeooo:rsid="00429ea8" style:font-style-asian="normal" style:font-style-complex="normal"/>
    </style:style>
    <style:style style:name="T40" style:family="text">
      <style:text-properties fo:font-style="normal" officeooo:rsid="0042a544" style:font-style-asian="normal" style:font-style-complex="normal"/>
    </style:style>
    <style:style style:name="T41" style:family="text">
      <style:text-properties fo:font-style="normal" officeooo:rsid="0066d45d" style:font-style-asian="normal" style:font-style-complex="normal"/>
    </style:style>
    <style:style style:name="T42" style:family="text">
      <style:text-properties fo:font-style="normal" officeooo:rsid="0067704f" style:font-style-asian="normal" style:font-style-complex="normal"/>
    </style:style>
    <style:style style:name="T43" style:family="text">
      <style:text-properties fo:font-style="normal" officeooo:rsid="00860933" style:font-style-asian="normal" style:font-style-complex="normal"/>
    </style:style>
    <style:style style:name="T44" style:family="text">
      <style:text-properties fo:font-style="normal" officeooo:rsid="0086e248" style:font-style-asian="normal" style:font-style-complex="normal"/>
    </style:style>
    <style:style style:name="T45" style:family="text">
      <style:text-properties fo:font-style="normal" officeooo:rsid="008e8183" style:font-style-asian="normal" style:font-style-complex="normal"/>
    </style:style>
    <style:style style:name="T46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5d9eba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6ad1da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e3bd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fd2da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4623b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62" style:family="text">
      <style:text-properties officeooo:rsid="0020dc7b"/>
    </style:style>
    <style:style style:name="T63" style:family="text">
      <style:text-properties officeooo:rsid="00214648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32f701" style:font-weight-asian="normal" style:font-weight-complex="normal"/>
    </style:style>
    <style:style style:name="T66" style:family="text">
      <style:text-properties fo:font-weight="normal" officeooo:rsid="002d5704" style:font-weight-asian="normal" style:font-weight-complex="normal"/>
    </style:style>
    <style:style style:name="T67" style:family="text">
      <style:text-properties fo:font-weight="normal" officeooo:rsid="0015a762" style:font-weight-asian="normal" style:font-weight-complex="normal"/>
    </style:style>
    <style:style style:name="T68" style:family="text">
      <style:text-properties fo:font-weight="normal" officeooo:rsid="00206300" style:font-weight-asian="normal" style:font-weight-complex="normal"/>
    </style:style>
    <style:style style:name="T69" style:family="text">
      <style:text-properties fo:font-weight="normal" officeooo:rsid="00226e4d" style:font-weight-asian="normal" style:font-weight-complex="normal"/>
    </style:style>
    <style:style style:name="T70" style:family="text">
      <style:text-properties fo:font-weight="normal" officeooo:rsid="00484918" style:font-weight-asian="normal" style:font-weight-complex="normal"/>
    </style:style>
    <style:style style:name="T71" style:family="text">
      <style:text-properties fo:font-weight="normal" officeooo:rsid="003725af" style:font-weight-asian="normal" style:font-weight-complex="normal"/>
    </style:style>
    <style:style style:name="T72" style:family="text">
      <style:text-properties fo:font-weight="normal" officeooo:rsid="00274151" style:font-weight-asian="normal" style:font-weight-complex="normal"/>
    </style:style>
    <style:style style:name="T73" style:family="text">
      <style:text-properties fo:font-weight="normal" officeooo:rsid="00405ac9" style:font-weight-asian="normal" style:font-weight-complex="normal"/>
    </style:style>
    <style:style style:name="T74" style:family="text">
      <style:text-properties fo:font-weight="normal" officeooo:rsid="0044e06b" style:font-weight-asian="normal" style:font-weight-complex="normal"/>
    </style:style>
    <style:style style:name="T75" style:family="text">
      <style:text-properties fo:font-weight="normal" officeooo:rsid="002e72d2" style:font-weight-asian="normal" style:font-weight-complex="normal"/>
    </style:style>
    <style:style style:name="T76" style:family="text">
      <style:text-properties fo:font-weight="normal" officeooo:rsid="001e8879" style:font-weight-asian="normal" style:font-weight-complex="normal"/>
    </style:style>
    <style:style style:name="T77" style:family="text">
      <style:text-properties fo:font-weight="normal" officeooo:rsid="0029b277" style:font-weight-asian="normal" style:font-weight-complex="normal"/>
    </style:style>
    <style:style style:name="T78" style:family="text">
      <style:text-properties fo:font-weight="normal" officeooo:rsid="0021b8eb" style:font-weight-asian="normal" style:font-weight-complex="normal"/>
    </style:style>
    <style:style style:name="T79" style:family="text">
      <style:text-properties fo:font-weight="normal" officeooo:rsid="0024affc" style:font-weight-asian="normal" style:font-weight-complex="normal"/>
    </style:style>
    <style:style style:name="T80" style:family="text">
      <style:text-properties fo:font-weight="normal" officeooo:rsid="00385218" style:font-weight-asian="normal" style:font-weight-complex="normal"/>
    </style:style>
    <style:style style:name="T81" style:family="text">
      <style:text-properties fo:font-weight="normal" officeooo:rsid="0032356d" style:font-weight-asian="normal" style:font-weight-complex="normal"/>
    </style:style>
    <style:style style:name="T82" style:family="text">
      <style:text-properties fo:font-weight="normal" officeooo:rsid="005d9eba" style:font-weight-asian="normal" style:font-weight-complex="normal"/>
    </style:style>
    <style:style style:name="T83" style:family="text">
      <style:text-properties fo:font-weight="normal" officeooo:rsid="005f4e5e" style:font-weight-asian="normal" style:font-weight-complex="normal"/>
    </style:style>
    <style:style style:name="T84" style:family="text">
      <style:text-properties fo:font-weight="normal" officeooo:rsid="0061d0b2" style:font-weight-asian="normal" style:font-weight-complex="normal"/>
    </style:style>
    <style:style style:name="T85" style:family="text">
      <style:text-properties fo:font-weight="normal" officeooo:rsid="000a64d9" style:font-weight-asian="normal" style:font-weight-complex="normal"/>
    </style:style>
    <style:style style:name="T86" style:family="text">
      <style:text-properties fo:font-weight="normal" officeooo:rsid="0008bb57" style:font-weight-asian="normal" style:font-weight-complex="normal"/>
    </style:style>
    <style:style style:name="T87" style:family="text">
      <style:text-properties fo:font-weight="normal" officeooo:rsid="0060409e" style:font-weight-asian="normal" style:font-weight-complex="normal"/>
    </style:style>
    <style:style style:name="T88" style:family="text">
      <style:text-properties fo:font-weight="normal" officeooo:rsid="0016dc5e" style:font-weight-asian="normal" style:font-weight-complex="normal"/>
    </style:style>
    <style:style style:name="T89" style:family="text">
      <style:text-properties fo:font-weight="normal" officeooo:rsid="007387fd" style:font-weight-asian="normal" style:font-weight-complex="normal"/>
    </style:style>
    <style:style style:name="T90" style:family="text">
      <style:text-properties fo:font-weight="normal" officeooo:rsid="00795b99" style:font-weight-asian="normal" style:font-weight-complex="normal"/>
    </style:style>
    <style:style style:name="T91" style:family="text">
      <style:text-properties fo:font-weight="normal" officeooo:rsid="007a3155" style:font-weight-asian="normal" style:font-weight-complex="normal"/>
    </style:style>
    <style:style style:name="T92" style:family="text">
      <style:text-properties fo:font-weight="normal" officeooo:rsid="007c16ff" style:font-weight-asian="normal" style:font-weight-complex="normal"/>
    </style:style>
    <style:style style:name="T93" style:family="text">
      <style:text-properties fo:font-weight="normal" officeooo:rsid="007f6dde" style:font-weight-asian="normal" style:font-weight-complex="normal"/>
    </style:style>
    <style:style style:name="T94" style:family="text">
      <style:text-properties fo:font-weight="normal" officeooo:rsid="00860933" style:font-weight-asian="normal" style:font-weight-complex="normal"/>
    </style:style>
    <style:style style:name="T95" style:family="text">
      <style:text-properties fo:font-weight="normal" officeooo:rsid="008b02c2" style:font-weight-asian="normal" style:font-weight-complex="normal"/>
    </style:style>
    <style:style style:name="T96" style:family="text">
      <style:text-properties fo:font-weight="normal" officeooo:rsid="0099e353" style:font-weight-asian="normal" style:font-weight-complex="normal"/>
    </style:style>
    <style:style style:name="T97" style:family="text">
      <style:text-properties fo:font-weight="normal" officeooo:rsid="009e60b2" style:font-weight-asian="normal" style:font-weight-complex="normal"/>
    </style:style>
    <style:style style:name="T98" style:family="text">
      <style:text-properties fo:font-weight="normal" officeooo:rsid="00a22dd0" style:font-weight-asian="normal" style:font-weight-complex="normal"/>
    </style:style>
    <style:style style:name="T99" style:family="text">
      <style:text-properties fo:font-weight="normal" officeooo:rsid="00a6f41d" style:font-weight-asian="normal" style:font-weight-complex="normal"/>
    </style:style>
    <style:style style:name="T100" style:family="text">
      <style:text-properties fo:font-weight="normal" officeooo:rsid="00a837f9" style:font-weight-asian="normal" style:font-weight-complex="normal"/>
    </style:style>
    <style:style style:name="T101" style:family="text">
      <style:text-properties fo:font-weight="normal" officeooo:rsid="0029b4ac" style:font-weight-asian="normal" style:font-weight-complex="normal"/>
    </style:style>
    <style:style style:name="T102" style:family="text">
      <style:text-properties fo:font-weight="normal" officeooo:rsid="00b00472" style:font-weight-asian="normal" style:font-weight-complex="normal"/>
    </style:style>
    <style:style style:name="T103" style:family="text">
      <style:text-properties fo:font-weight="normal" officeooo:rsid="00b56c6a" style:font-weight-asian="normal" style:font-weight-complex="normal"/>
    </style:style>
    <style:style style:name="T104" style:family="text">
      <style:text-properties fo:font-weight="normal" officeooo:rsid="00b93398" style:font-weight-asian="normal" style:font-weight-complex="normal"/>
    </style:style>
    <style:style style:name="T105" style:family="text">
      <style:text-properties fo:font-weight="normal" officeooo:rsid="00bc4d59" style:font-weight-asian="normal" style:font-weight-complex="normal"/>
    </style:style>
    <style:style style:name="T106" style:family="text">
      <style:text-properties fo:font-weight="normal" officeooo:rsid="00bdf755" style:font-weight-asian="normal" style:font-weight-complex="normal"/>
    </style:style>
    <style:style style:name="T107" style:family="text">
      <style:text-properties fo:font-weight="normal" officeooo:rsid="00a6d38d" style:font-weight-asian="normal" style:font-weight-complex="normal"/>
    </style:style>
    <style:style style:name="T108" style:family="text">
      <style:text-properties fo:font-weight="normal" officeooo:rsid="00bf001a" style:font-weight-asian="normal" style:font-weight-complex="normal"/>
    </style:style>
    <style:style style:name="T109" style:family="text">
      <style:text-properties fo:font-weight="normal" officeooo:rsid="00c1d28a" style:font-weight-asian="normal" style:font-weight-complex="normal"/>
    </style:style>
    <style:style style:name="T110" style:family="text">
      <style:text-properties fo:font-weight="normal" officeooo:rsid="00c58a1c" style:font-weight-asian="normal" style:font-weight-complex="normal"/>
    </style:style>
    <style:style style:name="T111" style:family="text">
      <style:text-properties fo:font-weight="normal" officeooo:rsid="00c77318" style:font-weight-asian="normal" style:font-weight-complex="normal"/>
    </style:style>
    <style:style style:name="T112" style:family="text">
      <style:text-properties fo:font-weight="normal" officeooo:rsid="00be2561" style:font-weight-asian="normal" style:font-weight-complex="normal"/>
    </style:style>
    <style:style style:name="T113" style:family="text">
      <style:text-properties fo:font-weight="normal" officeooo:rsid="00bedf0e" style:font-weight-asian="normal" style:font-weight-complex="normal"/>
    </style:style>
    <style:style style:name="T114" style:family="text">
      <style:text-properties fo:font-weight="normal" officeooo:rsid="00d71db1" style:font-weight-asian="normal" style:font-weight-complex="normal"/>
    </style:style>
    <style:style style:name="T115" style:family="text">
      <style:text-properties officeooo:rsid="002fd1c6"/>
    </style:style>
    <style:style style:name="T116" style:family="text">
      <style:text-properties officeooo:rsid="0031e94c"/>
    </style:style>
    <style:style style:name="T117" style:family="text">
      <style:text-properties officeooo:rsid="00323b9c"/>
    </style:style>
    <style:style style:name="T118" style:family="text">
      <style:text-properties officeooo:rsid="00358ae6"/>
    </style:style>
    <style:style style:name="T119" style:family="text">
      <style:text-properties officeooo:rsid="0036e4d3"/>
    </style:style>
    <style:style style:name="T120" style:family="text">
      <style:text-properties officeooo:rsid="003745d2"/>
    </style:style>
    <style:style style:name="T121" style:family="text">
      <style:text-properties officeooo:rsid="0037c06a"/>
    </style:style>
    <style:style style:name="T122" style:family="text">
      <style:text-properties officeooo:rsid="003c5d44"/>
    </style:style>
    <style:style style:name="T123" style:family="text">
      <style:text-properties officeooo:rsid="003e473f"/>
    </style:style>
    <style:style style:name="T124" style:family="text">
      <style:text-properties officeooo:rsid="0042a544"/>
    </style:style>
    <style:style style:name="T125" style:family="text">
      <style:text-properties officeooo:rsid="00440b45"/>
    </style:style>
    <style:style style:name="T126" style:family="text">
      <style:text-properties officeooo:rsid="00175049"/>
    </style:style>
    <style:style style:name="T127" style:family="text">
      <style:text-properties officeooo:rsid="0021e6b2"/>
    </style:style>
    <style:style style:name="T128" style:family="text">
      <style:text-properties officeooo:rsid="0025848f"/>
    </style:style>
    <style:style style:name="T129" style:family="text">
      <style:text-properties officeooo:rsid="00484918"/>
    </style:style>
    <style:style style:name="T130" style:family="text">
      <style:text-properties officeooo:rsid="0049ad5a"/>
    </style:style>
    <style:style style:name="T131" style:family="text">
      <style:text-properties officeooo:rsid="00439856"/>
    </style:style>
    <style:style style:name="T132" style:family="text">
      <style:text-properties officeooo:rsid="00405ac9"/>
    </style:style>
    <style:style style:name="T133" style:family="text">
      <style:text-properties officeooo:rsid="003725af"/>
    </style:style>
    <style:style style:name="T134" style:family="text">
      <style:text-properties officeooo:rsid="00207c05"/>
    </style:style>
    <style:style style:name="T135" style:family="text">
      <style:text-properties officeooo:rsid="002e9686"/>
    </style:style>
    <style:style style:name="T136" style:family="text">
      <style:text-properties officeooo:rsid="002faddb"/>
    </style:style>
    <style:style style:name="T137" style:family="text">
      <style:text-properties officeooo:rsid="0029b277"/>
    </style:style>
    <style:style style:name="T138" style:family="text">
      <style:text-properties style:text-underline-style="none" fo:font-weight="normal" officeooo:rsid="0021b8eb" style:font-weight-asian="normal" style:font-weight-complex="normal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officeooo:rsid="002b8129" style:font-weight-asian="bold" style:font-weight-complex="bold"/>
    </style:style>
    <style:style style:name="T141" style:family="text">
      <style:text-properties fo:font-weight="bold" officeooo:rsid="0031f4ac" style:font-weight-asian="bold" style:font-weight-complex="bold"/>
    </style:style>
    <style:style style:name="T142" style:family="text">
      <style:text-properties fo:font-weight="bold" officeooo:rsid="002ca065" style:font-weight-asian="bold" style:font-weight-complex="bold"/>
    </style:style>
    <style:style style:name="T143" style:family="text">
      <style:text-properties fo:font-weight="bold" officeooo:rsid="003725af" style:font-weight-asian="bold" style:font-weight-complex="bold"/>
    </style:style>
    <style:style style:name="T144" style:family="text">
      <style:text-properties fo:font-weight="bold" officeooo:rsid="00385218" style:font-weight-asian="bold" style:font-weight-complex="bold"/>
    </style:style>
    <style:style style:name="T145" style:family="text">
      <style:text-properties fo:font-weight="bold" officeooo:rsid="0043723c" style:font-weight-asian="bold" style:font-weight-complex="bold"/>
    </style:style>
    <style:style style:name="T146" style:family="text">
      <style:text-properties fo:font-weight="bold" officeooo:rsid="001e8879" style:font-weight-asian="bold" style:font-weight-complex="bold"/>
    </style:style>
    <style:style style:name="T147" style:family="text">
      <style:text-properties fo:font-weight="bold" officeooo:rsid="0006900d" style:font-weight-asian="bold" style:font-weight-complex="bold"/>
    </style:style>
    <style:style style:name="T148" style:family="text">
      <style:text-properties fo:font-weight="bold" officeooo:rsid="000d7333" style:font-weight-asian="bold" style:font-weight-complex="bold"/>
    </style:style>
    <style:style style:name="T149" style:family="text">
      <style:text-properties fo:font-weight="bold" officeooo:rsid="006cbffa" style:font-weight-asian="bold" style:font-weight-complex="bold"/>
    </style:style>
    <style:style style:name="T150" style:family="text">
      <style:text-properties fo:font-weight="bold" officeooo:rsid="00795b99" style:font-weight-asian="bold" style:font-weight-complex="bold"/>
    </style:style>
    <style:style style:name="T151" style:family="text">
      <style:text-properties fo:font-weight="bold" officeooo:rsid="008b02c2" style:font-weight-asian="bold" style:font-weight-complex="bold"/>
    </style:style>
    <style:style style:name="T152" style:family="text">
      <style:text-properties fo:font-weight="bold" officeooo:rsid="0092a36b" style:font-weight-asian="bold" style:font-weight-complex="bold"/>
    </style:style>
    <style:style style:name="T153" style:family="text">
      <style:text-properties fo:font-weight="bold" officeooo:rsid="002856eb" style:font-weight-asian="bold" style:font-weight-complex="bold"/>
    </style:style>
    <style:style style:name="T154" style:family="text">
      <style:text-properties fo:font-weight="bold" officeooo:rsid="00a6d38d" style:font-weight-asian="bold" style:font-weight-complex="bold"/>
    </style:style>
    <style:style style:name="T155" style:family="text">
      <style:text-properties fo:font-weight="bold" officeooo:rsid="00bf001a" style:font-weight-asian="bold" style:font-weight-complex="bold"/>
    </style:style>
    <style:style style:name="T156" style:family="text">
      <style:text-properties fo:font-weight="bold" officeooo:rsid="00bedf0e" style:font-weight-asian="bold" style:font-weight-complex="bold"/>
    </style:style>
    <style:style style:name="T157" style:family="text">
      <style:text-properties fo:font-weight="bold" officeooo:rsid="00d71db1" style:font-weight-asian="bold" style:font-weight-complex="bold"/>
    </style:style>
    <style:style style:name="T158" style:family="text">
      <style:text-properties officeooo:rsid="002ca065"/>
    </style:style>
    <style:style style:name="T159" style:family="text">
      <style:text-properties officeooo:rsid="0031f4ac"/>
    </style:style>
    <style:style style:name="T160" style:family="text">
      <style:text-properties officeooo:rsid="0032356d"/>
    </style:style>
    <style:style style:name="T161" style:family="text">
      <style:text-properties officeooo:rsid="00385218"/>
    </style:style>
    <style:style style:name="T162" style:family="text">
      <style:text-properties officeooo:rsid="0043723c"/>
    </style:style>
    <style:style style:name="T163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64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65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66" style:family="text">
      <style:text-properties fo:font-size="12pt" fo:font-weight="bold" style:font-size-asian="10.5pt" style:font-weight-asian="bold" style:font-size-complex="12pt" style:font-weight-complex="bold"/>
    </style:style>
    <style:style style:name="T167" style:family="text">
      <style:text-properties fo:font-size="12pt" fo:font-weight="bold" officeooo:rsid="001a7b5f" style:font-size-asian="10.5pt" style:font-weight-asian="bold" style:font-size-complex="12pt" style:font-weight-complex="bold"/>
    </style:style>
    <style:style style:name="T168" style:family="text">
      <style:text-properties fo:font-size="12pt" fo:font-weight="normal" style:font-size-asian="12pt" style:font-weight-asian="normal" style:font-size-complex="12pt" style:font-weight-complex="normal"/>
    </style:style>
    <style:style style:name="T169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70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71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72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73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74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75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76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77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78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79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80" style:family="text">
      <style:text-properties fo:font-size="12pt" fo:font-weight="normal" style:font-size-asian="10.5pt" style:font-weight-asian="normal" style:font-size-complex="12pt" style:font-weight-complex="normal"/>
    </style:style>
    <style:style style:name="T181" style:family="text"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T182" style:family="text">
      <style:text-properties fo:font-size="12pt" fo:font-weight="normal" officeooo:rsid="001bdea1" style:font-size-asian="10.5pt" style:font-weight-asian="normal" style:font-size-complex="12pt" style:font-weight-complex="normal"/>
    </style:style>
    <style:style style:name="T183" style:family="text">
      <style:text-properties fo:font-size="12pt" fo:font-weight="normal" officeooo:rsid="008838ab" style:font-size-asian="10.5pt" style:font-weight-asian="normal" style:font-size-complex="12pt" style:font-weight-complex="normal"/>
    </style:style>
    <style:style style:name="T184" style:family="text">
      <style:text-properties fo:font-size="12pt" fo:font-weight="normal" officeooo:rsid="0089ca29" style:font-size-asian="10.5pt" style:font-weight-asian="normal" style:font-size-complex="12pt" style:font-weight-complex="normal"/>
    </style:style>
    <style:style style:name="T185" style:family="text">
      <style:text-properties fo:font-size="12pt" fo:font-weight="normal" officeooo:rsid="008b02c2" style:font-size-asian="10.5pt" style:font-weight-asian="normal" style:font-size-complex="12pt" style:font-weight-complex="normal"/>
    </style:style>
    <style:style style:name="T186" style:family="text">
      <style:text-properties fo:font-size="12pt" fo:font-weight="normal" officeooo:rsid="008c8fa5" style:font-size-asian="10.5pt" style:font-weight-asian="normal" style:font-size-complex="12pt" style:font-weight-complex="normal"/>
    </style:style>
    <style:style style:name="T187" style:family="text">
      <style:text-properties fo:font-size="12pt" fo:font-weight="normal" officeooo:rsid="008e40da" style:font-size-asian="10.5pt" style:font-weight-asian="normal" style:font-size-complex="12pt" style:font-weight-complex="normal"/>
    </style:style>
    <style:style style:name="T188" style:family="text">
      <style:text-properties fo:font-size="12pt" style:font-size-asian="12pt" style:font-size-complex="12pt"/>
    </style:style>
    <style:style style:name="T189" style:family="text">
      <style:text-properties fo:font-size="12pt" style:font-size-asian="10.5pt" style:font-size-complex="12pt"/>
    </style:style>
    <style:style style:name="T190" style:family="text">
      <style:text-properties fo:font-size="12pt" fo:font-style="normal" style:font-size-asian="10.5pt" style:font-style-asian="normal" style:font-size-complex="12pt" style:font-style-complex="normal"/>
    </style:style>
    <style:style style:name="T191" style:family="text">
      <style:text-properties fo:font-size="12pt" fo:font-style="normal" officeooo:rsid="00235da3" style:font-size-asian="10.5pt" style:font-style-asian="normal" style:font-size-complex="12pt" style:font-style-complex="normal"/>
    </style:style>
    <style:style style:name="T192" style:family="text">
      <style:text-properties fo:font-size="12pt" fo:font-style="normal" officeooo:rsid="0026d79f" style:font-size-asian="10.5pt" style:font-style-asian="normal" style:font-size-complex="12pt" style:font-style-complex="normal"/>
    </style:style>
    <style:style style:name="T193" style:family="text">
      <style:text-properties fo:font-size="12pt" fo:font-style="normal" officeooo:rsid="002b6944" style:font-size-asian="10.5pt" style:font-style-asian="normal" style:font-size-complex="12pt" style:font-style-complex="normal"/>
    </style:style>
    <style:style style:name="T194" style:family="text">
      <style:text-properties fo:font-size="12pt" fo:font-style="normal" officeooo:rsid="00316e19" style:font-size-asian="10.5pt" style:font-style-asian="normal" style:font-size-complex="12pt" style:font-style-complex="normal"/>
    </style:style>
    <style:style style:name="T195" style:family="text">
      <style:text-properties fo:font-size="12pt" fo:font-style="normal" officeooo:rsid="008e8183" style:font-size-asian="10.5pt" style:font-style-asian="normal" style:font-size-complex="12pt" style:font-style-complex="normal"/>
    </style:style>
    <style:style style:name="T19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97" style:family="text">
      <style:text-properties fo:font-size="12pt" fo:font-style="normal" fo:font-weight="normal" officeooo:rsid="00235da3" style:font-size-asian="10.5pt" style:font-style-asian="normal" style:font-weight-asian="normal" style:font-size-complex="12pt" style:font-style-complex="normal" style:font-weight-complex="normal"/>
    </style:style>
    <style:style style:name="T198" style:family="text">
      <style:text-properties fo:font-size="12pt" fo:font-style="normal" fo:font-weight="normal" officeooo:rsid="0024fc11" style:font-size-asian="10.5pt" style:font-style-asian="normal" style:font-weight-asian="normal" style:font-size-complex="12pt" style:font-style-complex="normal" style:font-weight-complex="normal"/>
    </style:style>
    <style:style style:name="T199" style:family="text">
      <style:text-properties fo:font-size="12pt" fo:font-style="normal" fo:font-weight="normal" officeooo:rsid="002c193a" style:font-size-asian="10.5pt" style:font-style-asian="normal" style:font-weight-asian="normal" style:font-size-complex="12pt" style:font-style-complex="normal" style:font-weight-complex="normal"/>
    </style:style>
    <style:style style:name="T200" style:family="text">
      <style:text-properties fo:font-size="12pt" fo:font-style="normal" fo:font-weight="normal" officeooo:rsid="002b6944" style:font-size-asian="10.5pt" style:font-style-asian="normal" style:font-weight-asian="normal" style:font-size-complex="12pt" style:font-style-complex="normal" style:font-weight-complex="normal"/>
    </style:style>
    <style:style style:name="T201" style:family="text">
      <style:text-properties fo:font-size="12pt" fo:font-style="normal" fo:font-weight="normal" officeooo:rsid="002add1a" style:font-size-asian="10.5pt" style:font-style-asian="normal" style:font-weight-asian="normal" style:font-size-complex="12pt" style:font-style-complex="normal" style:font-weight-complex="normal"/>
    </style:style>
    <style:style style:name="T202" style:family="text">
      <style:text-properties fo:font-size="12pt" fo:font-style="normal" fo:font-weight="normal" officeooo:rsid="002bfa84" style:font-size-asian="10.5pt" style:font-style-asian="normal" style:font-weight-asian="normal" style:font-size-complex="12pt" style:font-style-complex="normal" style:font-weight-complex="normal"/>
    </style:style>
    <style:style style:name="T203" style:family="text">
      <style:text-properties fo:font-size="12pt" fo:font-style="normal" fo:font-weight="normal" officeooo:rsid="002e3bd1" style:font-size-asian="10.5pt" style:font-style-asian="normal" style:font-weight-asian="normal" style:font-size-complex="12pt" style:font-style-complex="normal" style:font-weight-complex="normal"/>
    </style:style>
    <style:style style:name="T204" style:family="text">
      <style:text-properties fo:font-size="12pt" fo:font-style="normal" fo:font-weight="normal" officeooo:rsid="002fd2da" style:font-size-asian="10.5pt" style:font-style-asian="normal" style:font-weight-asian="normal" style:font-size-complex="12pt" style:font-style-complex="normal" style:font-weight-complex="normal"/>
    </style:style>
    <style:style style:name="T205" style:family="text">
      <style:text-properties fo:font-size="12pt" fo:font-style="normal" fo:font-weight="normal" officeooo:rsid="00316e19" style:font-size-asian="10.5pt" style:font-style-asian="normal" style:font-weight-asian="normal" style:font-size-complex="12pt" style:font-style-complex="normal" style:font-weight-complex="normal"/>
    </style:style>
    <style:style style:name="T206" style:family="text">
      <style:text-properties fo:font-size="12pt" fo:font-style="normal" fo:font-weight="normal" officeooo:rsid="008e8183" style:font-size-asian="10.5pt" style:font-style-asian="normal" style:font-weight-asian="normal" style:font-size-complex="12pt" style:font-style-complex="normal" style:font-weight-complex="normal"/>
    </style:style>
    <style:style style:name="T207" style:family="text">
      <style:text-properties fo:font-size="12pt" fo:font-style="normal" fo:font-weight="normal" officeooo:rsid="008eddfc" style:font-size-asian="10.5pt" style:font-style-asian="normal" style:font-weight-asian="normal" style:font-size-complex="12pt" style:font-style-complex="normal" style:font-weight-complex="normal"/>
    </style:style>
    <style:style style:name="T208" style:family="text">
      <style:text-properties fo:font-size="12pt" fo:font-style="normal" fo:font-weight="normal" officeooo:rsid="008f4f91" style:font-size-asian="10.5pt" style:font-style-asian="normal" style:font-weight-asian="normal" style:font-size-complex="12pt" style:font-style-complex="normal" style:font-weight-complex="normal"/>
    </style:style>
    <style:style style:name="T209" style:family="text">
      <style:text-properties fo:font-size="12pt" fo:font-style="normal" fo:font-weight="normal" officeooo:rsid="00904e52" style:font-size-asian="10.5pt" style:font-style-asian="normal" style:font-weight-asian="normal" style:font-size-complex="12pt" style:font-style-complex="normal" style:font-weight-complex="normal"/>
    </style:style>
    <style:style style:name="T210" style:family="text">
      <style:text-properties officeooo:rsid="0020a436"/>
    </style:style>
    <style:style style:name="T211" style:family="text">
      <style:text-properties officeooo:rsid="0021ca44"/>
    </style:style>
    <style:style style:name="T212" style:family="text">
      <style:text-properties officeooo:rsid="0054e76c"/>
    </style:style>
    <style:style style:name="T213" style:family="text">
      <style:text-properties officeooo:rsid="0055e25d"/>
    </style:style>
    <style:style style:name="T214" style:family="text">
      <style:text-properties officeooo:rsid="005756c4"/>
    </style:style>
    <style:style style:name="T215" style:family="text">
      <style:text-properties officeooo:rsid="0059e2e1"/>
    </style:style>
    <style:style style:name="T216" style:family="text">
      <style:text-properties officeooo:rsid="005ce3eb"/>
    </style:style>
    <style:style style:name="T217" style:family="text">
      <style:text-properties officeooo:rsid="005d9eba"/>
    </style:style>
    <style:style style:name="T218" style:family="text">
      <style:text-properties officeooo:rsid="005f4e5e"/>
    </style:style>
    <style:style style:name="T219" style:family="text">
      <style:text-properties officeooo:rsid="000b868a"/>
    </style:style>
    <style:style style:name="T220" style:family="text">
      <style:text-properties officeooo:rsid="00665d5a"/>
    </style:style>
    <style:style style:name="T221" style:family="text">
      <style:text-properties officeooo:rsid="006ad1da"/>
    </style:style>
    <style:style style:name="T222" style:family="text">
      <style:text-properties officeooo:rsid="006cde39"/>
    </style:style>
    <style:style style:name="T223" style:family="text">
      <style:text-properties officeooo:rsid="0072315d"/>
    </style:style>
    <style:style style:name="T224" style:family="text">
      <style:text-properties officeooo:rsid="00235da3"/>
    </style:style>
    <style:style style:name="T225" style:family="text">
      <style:text-properties fo:font-size="13pt" fo:font-style="italic" officeooo:rsid="001fba20" style:font-size-asian="13pt" style:font-style-asian="italic" style:font-size-complex="13pt" style:font-style-complex="italic"/>
    </style:style>
    <style:style style:name="T226" style:family="text">
      <style:text-properties fo:font-size="13pt" fo:font-style="italic" officeooo:rsid="00235da3" style:font-size-asian="13pt" style:font-style-asian="italic" style:font-size-complex="13pt" style:font-style-complex="italic"/>
    </style:style>
    <style:style style:name="T227" style:family="text">
      <style:text-properties fo:font-size="13pt" fo:font-style="italic" officeooo:rsid="002b6944" style:font-size-asian="13pt" style:font-style-asian="italic" style:font-size-complex="13pt" style:font-style-complex="italic"/>
    </style:style>
    <style:style style:name="T228" style:family="text">
      <style:text-properties fo:font-size="13pt" fo:font-style="normal" officeooo:rsid="0021688b" style:font-size-asian="13pt" style:font-style-asian="normal" style:font-size-complex="13pt" style:font-style-complex="normal"/>
    </style:style>
    <style:style style:name="T229" style:family="text">
      <style:text-properties fo:font-size="13pt" fo:font-style="normal" officeooo:rsid="008e8183" style:font-size-asian="13pt" style:font-style-asian="normal" style:font-size-complex="13pt" style:font-style-complex="normal"/>
    </style:style>
    <style:style style:name="T230" style:family="text">
      <style:text-properties fo:font-size="13pt" fo:font-style="normal" officeooo:rsid="008eddfc" style:font-size-asian="13pt" style:font-style-asian="normal" style:font-size-complex="13pt" style:font-style-complex="normal"/>
    </style:style>
    <style:style style:name="T231" style:family="text">
      <style:text-properties officeooo:rsid="00776922"/>
    </style:style>
    <style:style style:name="T232" style:family="text">
      <style:text-properties fo:color="#800000" fo:font-size="18pt" style:text-underline-style="solid" style:text-underline-width="auto" style:text-underline-color="font-color" fo:font-weight="bold" officeooo:rsid="00694136" style:font-size-asian="18pt" style:font-weight-asian="bold" style:font-size-complex="18pt" style:font-weight-complex="bold"/>
    </style:style>
    <style:style style:name="T233" style:family="text">
      <style:text-properties fo:color="#800000" fo:font-size="18pt" style:text-underline-style="solid" style:text-underline-width="auto" style:text-underline-color="font-color" fo:font-weight="bold" officeooo:rsid="007f6dde" style:font-size-asian="18pt" style:font-weight-asian="bold" style:font-size-complex="18pt" style:font-weight-complex="bold"/>
    </style:style>
    <style:style style:name="T234" style:family="text">
      <style:text-properties officeooo:rsid="00795b99"/>
    </style:style>
    <style:style style:name="T235" style:family="text">
      <style:text-properties officeooo:rsid="007c16ff"/>
    </style:style>
    <style:style style:name="T236" style:family="text">
      <style:text-properties officeooo:rsid="007f6dde"/>
    </style:style>
    <style:style style:name="T237" style:family="text">
      <style:text-properties officeooo:rsid="00860933"/>
    </style:style>
    <style:style style:name="T238" style:family="text">
      <style:text-properties officeooo:rsid="008b02c2"/>
    </style:style>
    <style:style style:name="T239" style:family="text">
      <style:text-properties officeooo:rsid="008c8fa5"/>
    </style:style>
    <style:style style:name="T240" style:family="text">
      <style:text-properties officeooo:rsid="008e8183"/>
    </style:style>
    <style:style style:name="T241" style:family="text">
      <style:text-properties officeooo:rsid="008eddfc"/>
    </style:style>
    <style:style style:name="T242" style:family="text">
      <style:text-properties officeooo:rsid="008f4f91"/>
    </style:style>
    <style:style style:name="T243" style:family="text">
      <style:text-properties officeooo:rsid="0092a36b"/>
    </style:style>
    <style:style style:name="T244" style:family="text">
      <style:text-properties officeooo:rsid="00a409ad"/>
    </style:style>
    <style:style style:name="T245" style:family="text">
      <style:text-properties officeooo:rsid="00a6d38d"/>
    </style:style>
    <style:style style:name="T246" style:family="text">
      <style:text-properties officeooo:rsid="00a7cb83"/>
    </style:style>
    <style:style style:name="T247" style:family="text">
      <style:text-properties officeooo:rsid="00a82af0"/>
    </style:style>
    <style:style style:name="T248" style:family="text">
      <style:text-properties officeooo:rsid="00ac3270"/>
    </style:style>
    <style:style style:name="T249" style:family="text">
      <style:text-properties officeooo:rsid="00b00472"/>
    </style:style>
    <style:style style:name="T250" style:family="text">
      <style:text-properties officeooo:rsid="00b3fade"/>
    </style:style>
    <style:style style:name="T251" style:family="text">
      <style:text-properties officeooo:rsid="00b93398"/>
    </style:style>
    <style:style style:name="T252" style:family="text">
      <style:text-properties officeooo:rsid="00bc4d59"/>
    </style:style>
    <style:style style:name="T253" style:family="text">
      <style:text-properties officeooo:rsid="00bdf755"/>
    </style:style>
    <style:style style:name="T254" style:family="text">
      <style:text-properties officeooo:rsid="00c48cf3"/>
    </style:style>
    <style:style style:name="T255" style:family="text">
      <style:text-properties officeooo:rsid="00c58a1c"/>
    </style:style>
    <style:style style:name="T256" style:family="text">
      <style:text-properties officeooo:rsid="00c7514a"/>
    </style:style>
    <style:style style:name="T257" style:family="text">
      <style:text-properties officeooo:rsid="00c77318"/>
    </style:style>
    <style:style style:name="T258" style:family="text">
      <style:text-properties officeooo:rsid="00cac26b"/>
    </style:style>
    <style:style style:name="T259" style:family="text">
      <style:text-properties officeooo:rsid="00cc59e9"/>
    </style:style>
    <style:style style:name="T260" style:family="text">
      <style:text-properties officeooo:rsid="00cf5f79"/>
    </style:style>
    <style:style style:name="T261" style:family="text">
      <style:text-properties officeooo:rsid="00d232d2"/>
    </style:style>
    <style:style style:name="T262" style:family="text">
      <style:text-properties officeooo:rsid="00d52f33"/>
    </style:style>
    <style:style style:name="T263" style:family="text">
      <style:text-properties officeooo:rsid="00d71db1"/>
    </style:style>
    <style:style style:name="T264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265" style:family="text">
      <style:text-properties fo:color="#000000" fo:font-size="12pt" style:text-underline-style="none" fo:font-weight="normal" officeooo:rsid="00d71db1" style:font-size-asian="12pt" style:font-weight-asian="normal" style:font-size-complex="12pt" style:font-weight-complex="normal"/>
    </style:style>
    <style:style style:name="T266" style:family="text">
      <style:text-properties fo:color="#000000" fo:font-size="12pt" style:text-underline-style="none" fo:font-weight="normal" officeooo:rsid="00c0b477" style:font-size-asian="12pt" style:font-weight-asian="normal" style:font-size-complex="12pt" style:font-weight-complex="normal"/>
    </style:style>
    <style:style style:name="T267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268" style:family="text">
      <style:text-properties fo:color="#000000" fo:font-size="12pt" style:text-underline-style="none" fo:font-weight="bold" officeooo:rsid="00d71db1" style:font-size-asian="12pt" style:font-weight-asian="bold" style:font-size-complex="12pt" style:font-weight-complex="bold"/>
    </style:style>
    <style:style style:name="T269" style:family="text">
      <style:text-properties fo:color="#000000" fo:font-size="12pt" style:text-underline-style="none" fo:font-weight="bold" officeooo:rsid="00d81457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252in" fo:margin-right="0.252in" fo:margin-top="0.252in" fo:margin-bottom="0.25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6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</text:list-style>
    <text:list-style style:name="L6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4">Univerzitet u Beogradu</text:p>
      <text:p text:style-name="P27">Matematički fakultet</text:p>
      <text:p text:style-name="P26"/>
      <text:p text:style-name="Caption"/>
      <text:p text:style-name="P26"/>
      <text:p text:style-name="P26"/>
      <text:p text:style-name="P26"/>
      <text:p text:style-name="P26"/>
      <text:p text:style-name="P27"/>
      <text:p text:style-name="Title">Informacioni sistem za firmu <text:line-break/><text:span text:style-name="T1">Ramix Čačak</text:span></text:p>
      <text:p text:style-name="Subtitle">-grupni projekat-</text:p>
      <text:p text:style-name="P29"/>
      <text:p text:style-name="P29"/>
      <text:p text:style-name="P29"/>
      <text:p text:style-name="P29"/>
      <text:p text:style-name="P28">Studenti:</text:p>
      <text:p text:style-name="P28">Petar Kulezić</text:p>
      <text:p text:style-name="P28">Miloš Lončarević</text:p>
      <text:p text:style-name="P28">Filip Miljaković</text:p>
      <text:p text:style-name="P28">Pavle Gavrilović</text:p>
      <text:h text:style-name="P316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4">Sadržaj</text:p>
          </text:index-title>
          <text:p text:style-name="P82"><text:a xlink:type="simple" xlink:href="#__RefHeading___Toc112_949689110" text:style-name="Index_20_Link" text:visited-style-name="Index_20_Link">Uvod<text:tab/>2</text:a></text:p>
          <text:p text:style-name="P82"><text:a xlink:type="simple" xlink:href="#__RefHeading___Toc114_949689110" text:style-name="Index_20_Link" text:visited-style-name="Index_20_Link">Analza sistema<text:tab/>2</text:a></text:p>
          <text:p text:style-name="P83"><text:a xlink:type="simple" xlink:href="#__RefHeading___Toc266_535156845" text:style-name="Index_20_Link" text:visited-style-name="Index_20_Link">Zaduženja aktera u sistemu<text:tab/>3</text:a></text:p>
          <text:p text:style-name="P84"><text:a xlink:type="simple" xlink:href="#__RefHeading___Toc326_1563461035" text:style-name="Index_20_Link" text:visited-style-name="Index_20_Link">Menadžer prodaje<text:tab/>3</text:a></text:p>
          <text:p text:style-name="P84"><text:a xlink:type="simple" xlink:href="#__RefHeading___Toc328_1563461035" text:style-name="Index_20_Link" text:visited-style-name="Index_20_Link">Menadžer nabavke<text:tab/>4</text:a></text:p>
          <text:p text:style-name="P84"><text:a xlink:type="simple" xlink:href="#__RefHeading___Toc330_1563461035" text:style-name="Index_20_Link" text:visited-style-name="Index_20_Link">Referent prodaje<text:tab/>4</text:a></text:p>
          <text:p text:style-name="P84"><text:a xlink:type="simple" xlink:href="#__RefHeading___Toc332_1563461035" text:style-name="Index_20_Link" text:visited-style-name="Index_20_Link">Magacioner<text:tab/>4</text:a></text:p>
          <text:p text:style-name="P84"><text:a xlink:type="simple" xlink:href="#__RefHeading___Toc346_1563461035" text:style-name="Index_20_Link" text:visited-style-name="Index_20_Link">Šef proizvodnje<text:tab/>4</text:a></text:p>
          <text:p text:style-name="P84"><text:a xlink:type="simple" xlink:href="#__RefHeading___Toc577_1261946861" text:style-name="Index_20_Link" text:visited-style-name="Index_20_Link">Knjigovođa<text:tab/>5</text:a></text:p>
          <text:p text:style-name="P84"><text:a xlink:type="simple" xlink:href="#__RefHeading___Toc348_1563461035" text:style-name="Index_20_Link" text:visited-style-name="Index_20_Link">Radnik u proizvodnji<text:tab/>5</text:a></text:p>
          <text:p text:style-name="P84"><text:a xlink:type="simple" xlink:href="#__RefHeading___Toc350_1563461035" text:style-name="Index_20_Link" text:visited-style-name="Index_20_Link">Vozač<text:tab/>5</text:a></text:p>
          <text:p text:style-name="P83"><text:a xlink:type="simple" xlink:href="#__RefHeading___Toc579_1261946861" text:style-name="Index_20_Link" text:visited-style-name="Index_20_Link"><text:span text:style-name="T16">U</text:span></text:a><text:a xlink:type="simple" xlink:href="#__RefHeading___Toc579_1261946861" text:style-name="Index_20_Link" text:visited-style-name="Index_20_Link"><text:span text:style-name="T16">napređenja sistema</text:span></text:a><text:a xlink:type="simple" xlink:href="#__RefHeading___Toc579_1261946861" text:style-name="Index_20_Link" text:visited-style-name="Index_20_Link"><text:tab/>5</text:a></text:p>
          <text:p text:style-name="P82"><text:a xlink:type="simple" xlink:href="#__RefHeading___Toc591_1261946861" text:style-name="Index_20_Link" text:visited-style-name="Index_20_Link">Slučajevi upotrebe<text:tab/>7</text:a></text:p>
          <text:p text:style-name="P83"><text:a xlink:type="simple" xlink:href="#__RefHeading___Toc589_1261946861" text:style-name="Index_20_Link" text:visited-style-name="Index_20_Link">Poručivanje<text:tab/>7</text:a></text:p>
          <text:p text:style-name="P84"><text:a xlink:type="simple" xlink:href="#__RefHeading___Toc1105_710511344" text:style-name="Index_20_Link" text:visited-style-name="Index_20_Link"><text:span text:style-name="T1">Slučaj upotrebe:</text:span></text:a><text:a xlink:type="simple" xlink:href="#__RefHeading___Toc1105_710511344" text:style-name="Index_20_Link" text:visited-style-name="Index_20_Link"> Porudžbina koja nije preko veb stranice<text:tab/>7</text:a></text:p>
          <text:p text:style-name="P84"><text:a xlink:type="simple" xlink:href="#__RefHeading___Toc1107_710511344" text:style-name="Index_20_Link" text:visited-style-name="Index_20_Link"><text:span text:style-name="T1">Slu</text:span></text:a><text:a xlink:type="simple" xlink:href="#__RefHeading___Toc1107_710511344" text:style-name="Index_20_Link" text:visited-style-name="Index_20_Link"><text:span text:style-name="T1">č</text:span></text:a><text:a xlink:type="simple" xlink:href="#__RefHeading___Toc1107_710511344" text:style-name="Index_20_Link" text:visited-style-name="Index_20_Link"><text:span text:style-name="T1">aj upotrebe:</text:span></text:a><text:a xlink:type="simple" xlink:href="#__RefHeading___Toc1107_710511344" text:style-name="Index_20_Link" text:visited-style-name="Index_20_Link"> Porudžbina preko veb stranice<text:tab/>8</text:a></text:p>
          <text:p text:style-name="P83"><text:a xlink:type="simple" xlink:href="#__RefHeading___Toc1113_710511344" text:style-name="Index_20_Link" text:visited-style-name="Index_20_Link">Proizvodnja<text:tab/>8</text:a></text:p>
          <text:p text:style-name="P84"><text:a xlink:type="simple" xlink:href="#__RefHeading___Toc1347_1804989510" text:style-name="Index_20_Link" text:visited-style-name="Index_20_Link"><text:span text:style-name="T1">Slučaj upotrebe:</text:span></text:a><text:a xlink:type="simple" xlink:href="#__RefHeading___Toc1347_1804989510" text:style-name="Index_20_Link" text:visited-style-name="Index_20_Link"> Izdavanje radnog naloga<text:tab/>9</text:a></text:p>
          <text:p text:style-name="P84"><text:a xlink:type="simple" xlink:href="#__RefHeading___Toc1115_710511344" text:style-name="Index_20_Link" text:visited-style-name="Index_20_Link"><text:span text:style-name="T1">Slučaj upotrebe:</text:span></text:a><text:a xlink:type="simple" xlink:href="#__RefHeading___Toc1115_710511344" text:style-name="Index_20_Link" text:visited-style-name="Index_20_Link"> Pravljenje proizvoda<text:tab/>10</text:a></text:p>
          <text:p text:style-name="P84"><text:a xlink:type="simple" xlink:href="#__RefHeading___Toc1874_637917885" text:style-name="Index_20_Link" text:visited-style-name="Index_20_Link"><text:span text:style-name="T1">Slučaj upotrebe:</text:span></text:a><text:a xlink:type="simple" xlink:href="#__RefHeading___Toc1874_637917885" text:style-name="Index_20_Link" text:visited-style-name="Index_20_Link"> Upravljanje podacima o proizvodima (CRUD)<text:tab/>11</text:a></text:p>
          <text:p text:style-name="P83"><text:a xlink:type="simple" xlink:href="#__RefHeading___Toc1374_1804989510" text:style-name="Index_20_Link" text:visited-style-name="Index_20_Link">Prodaja<text:tab/>12</text:a></text:p>
          <text:p text:style-name="P84"><text:a xlink:type="simple" xlink:href="#__RefHeading___Toc1376_1804989510" text:style-name="Index_20_Link" text:visited-style-name="Index_20_Link"><text:span text:style-name="T1">Slučaj upotrebe: </text:span></text:a><text:a xlink:type="simple" xlink:href="#__RefHeading___Toc1376_1804989510" text:style-name="Index_20_Link" text:visited-style-name="Index_20_Link"><text:span text:style-name="T16">Formiranje</text:span></text:a><text:a xlink:type="simple" xlink:href="#__RefHeading___Toc1376_1804989510" text:style-name="Index_20_Link" text:visited-style-name="Index_20_Link"><text:span text:style-name="T16"> otpremnica</text:span></text:a><text:a xlink:type="simple" xlink:href="#__RefHeading___Toc1376_1804989510" text:style-name="Index_20_Link" text:visited-style-name="Index_20_Link"><text:tab/>13</text:a></text:p>
          <text:p text:style-name="P84"><text:a xlink:type="simple" xlink:href="#__RefHeading___Toc1378_1804989510" text:style-name="Index_20_Link" text:visited-style-name="Index_20_Link"><text:span text:style-name="T1">Slučaj upotrebe:</text:span></text:a><text:a xlink:type="simple" xlink:href="#__RefHeading___Toc1378_1804989510" text:style-name="Index_20_Link" text:visited-style-name="Index_20_Link"> Isporuka gotovog proizvoda<text:tab/>13</text:a></text:p>
          <text:p text:style-name="P84"><text:a xlink:type="simple" xlink:href="#__RefHeading___Toc1876_637917885" text:style-name="Index_20_Link" text:visited-style-name="Index_20_Link"><text:span text:style-name="T1">Slučaj upotrebe:</text:span></text:a><text:a xlink:type="simple" xlink:href="#__RefHeading___Toc1876_637917885" text:style-name="Index_20_Link" text:visited-style-name="Index_20_Link"> Preuzimanje robe<text:tab/>14</text:a></text:p>
          <text:p text:style-name="P84"><text:a xlink:type="simple" xlink:href="#__RefHeading___Toc3232_1923651595" text:style-name="Index_20_Link" text:visited-style-name="Index_20_Link"><text:span text:style-name="T1">Slučaj upotrebe:</text:span></text:a><text:a xlink:type="simple" xlink:href="#__RefHeading___Toc3232_1923651595" text:style-name="Index_20_Link" text:visited-style-name="Index_20_Link"> Registracija novih kupaca<text:tab/>14</text:a></text:p>
          <text:p text:style-name="P84"><text:a xlink:type="simple" xlink:href="#__RefHeading___Toc2497_637917885" text:style-name="Index_20_Link" text:visited-style-name="Index_20_Link"><text:span text:style-name="T1">Slučaj upotrebe:</text:span></text:a><text:a xlink:type="simple" xlink:href="#__RefHeading___Toc2497_637917885" text:style-name="Index_20_Link" text:visited-style-name="Index_20_Link"> Upravljanje podacima o kupcima (RUD)<text:tab/>15</text:a></text:p>
          <text:p text:style-name="P84"><text:a xlink:type="simple" xlink:href="#__RefHeading___Toc1111_710511344" text:style-name="Index_20_Link" text:visited-style-name="Index_20_Link"><text:span text:style-name="T1">Slučaj upotrebe:</text:span></text:a><text:a xlink:type="simple" xlink:href="#__RefHeading___Toc1111_710511344" text:style-name="Index_20_Link" text:visited-style-name="Index_20_Link"> Zaboravljena lozinka i (ili) korisničko ime<text:tab/>16</text:a></text:p>
          <text:p text:style-name="P84"><text:a xlink:type="simple" xlink:href="#__RefHeading___Toc3291_1923651595" text:style-name="Index_20_Link" text:visited-style-name="Index_20_Link"><text:span text:style-name="T1">Slučaj upotrebe:</text:span></text:a><text:a xlink:type="simple" xlink:href="#__RefHeading___Toc3291_1923651595" text:style-name="Index_20_Link" text:visited-style-name="Index_20_Link"> Upravljanje podacima o otpremnicama (RUD)<text:tab/>17</text:a></text:p>
          <text:p text:style-name="P83"><text:a xlink:type="simple" xlink:href="#__RefHeading___Toc1890_637917885" text:style-name="Index_20_Link" text:visited-style-name="Index_20_Link">Nabavka<text:tab/>18</text:a></text:p>
          <text:p text:style-name="P84"><text:a xlink:type="simple" xlink:href="#__RefHeading___Toc1904_637917885" text:style-name="Index_20_Link" text:visited-style-name="Index_20_Link"><text:span text:style-name="T1">Slučaj upotrebe:</text:span></text:a><text:a xlink:type="simple" xlink:href="#__RefHeading___Toc1904_637917885" text:style-name="Index_20_Link" text:visited-style-name="Index_20_Link"> Nabavka sirovina<text:tab/>18</text:a></text:p>
          <text:p text:style-name="P84"><text:a xlink:type="simple" xlink:href="#__RefHeading___Toc1906_637917885" text:style-name="Index_20_Link" text:visited-style-name="Index_20_Link"><text:span text:style-name="T1">Slučaj upotrebe:</text:span></text:a><text:a xlink:type="simple" xlink:href="#__RefHeading___Toc1906_637917885" text:style-name="Index_20_Link" text:visited-style-name="Index_20_Link"> Unos sirovina u magacin<text:tab/>19</text:a></text:p>
          <text:p text:style-name="P84"><text:a xlink:type="simple" xlink:href="#__RefHeading___Toc1908_637917885" text:style-name="Index_20_Link" text:visited-style-name="Index_20_Link"><text:span text:style-name="T1">Slučaj upotrebe:</text:span></text:a><text:a xlink:type="simple" xlink:href="#__RefHeading___Toc1908_637917885" text:style-name="Index_20_Link" text:visited-style-name="Index_20_Link"> Upravljanje podacima o sirovinama (CRUD)<text:tab/>19</text:a></text:p>
          <text:p text:style-name="P84"><text:a xlink:type="simple" xlink:href="#__RefHeading___Toc2499_637917885" text:style-name="Index_20_Link" text:visited-style-name="Index_20_Link"><text:span text:style-name="T1">Slučaj upotrebe:</text:span></text:a><text:a xlink:type="simple" xlink:href="#__RefHeading___Toc2499_637917885" text:style-name="Index_20_Link" text:visited-style-name="Index_20_Link"> Upravljanje podacima o dobavljačima (CRUD)<text:tab/>20</text:a></text:p>
          <text:p text:style-name="P83"><text:a xlink:type="simple" xlink:href="#__RefHeading___Toc1910_637917885" text:style-name="Index_20_Link" text:visited-style-name="Index_20_Link">Računovodstvo<text:tab/>21</text:a></text:p>
          <text:p text:style-name="P84"><text:a xlink:type="simple" xlink:href="#__RefHeading___Toc2447_637917885" text:style-name="Index_20_Link" text:visited-style-name="Index_20_Link"><text:span text:style-name="T1">Slučaj upotrebe:</text:span></text:a><text:a xlink:type="simple" xlink:href="#__RefHeading___Toc2447_637917885" text:style-name="Index_20_Link" text:visited-style-name="Index_20_Link"> </text:a><text:a xlink:type="simple" xlink:href="#__RefHeading___Toc2447_637917885" text:style-name="Index_20_Link" text:visited-style-name="Index_20_Link"><text:span text:style-name="T16">Kreiranje izlazne fakture</text:span></text:a><text:a xlink:type="simple" xlink:href="#__RefHeading___Toc2447_637917885" text:style-name="Index_20_Link" text:visited-style-name="Index_20_Link"><text:tab/>21</text:a></text:p>
          <text:p text:style-name="P84"><text:a xlink:type="simple" xlink:href="#__RefHeading___Toc2601_637917885" text:style-name="Index_20_Link" text:visited-style-name="Index_20_Link"><text:span text:style-name="T1">Slučaj upotrebe:</text:span></text:a><text:a xlink:type="simple" xlink:href="#__RefHeading___Toc2601_637917885" text:style-name="Index_20_Link" text:visited-style-name="Index_20_Link"> Uplata od strane kupca<text:tab/>21</text:a></text:p>
          <text:p text:style-name="P84"><text:a xlink:type="simple" xlink:href="#__RefHeading___Toc2603_637917885" text:style-name="Index_20_Link" text:visited-style-name="Index_20_Link"><text:span text:style-name="T1">Slučaj upotrebe</text:span></text:a><text:a xlink:type="simple" xlink:href="#__RefHeading___Toc2603_637917885" text:style-name="Index_20_Link" text:visited-style-name="Index_20_Link">: Kašnjenje sa uplatom od strane kupca<text:tab/>22</text:a></text:p>
          <text:p text:style-name="P84"><text:a xlink:type="simple" xlink:href="#__RefHeading___Toc2449_637917885" text:style-name="Index_20_Link" text:visited-style-name="Index_20_Link"><text:span text:style-name="T1">Slučaj upotrebe:</text:span></text:a><text:a xlink:type="simple" xlink:href="#__RefHeading___Toc2449_637917885" text:style-name="Index_20_Link" text:visited-style-name="Index_20_Link"><text:span text:style-name="T1"> </text:span></text:a><text:a xlink:type="simple" xlink:href="#__RefHeading___Toc2449_637917885" text:style-name="Index_20_Link" text:visited-style-name="Index_20_Link"><text:span text:style-name="T16">Unos </text:span></text:a><text:a xlink:type="simple" xlink:href="#__RefHeading___Toc2449_637917885" text:style-name="Index_20_Link" text:visited-style-name="Index_20_Link"><text:span text:style-name="T16">ulaznih faktura</text:span></text:a><text:a xlink:type="simple" xlink:href="#__RefHeading___Toc2449_637917885" text:style-name="Index_20_Link" text:visited-style-name="Index_20_Link"><text:tab/>22</text:a></text:p>
          <text:p text:style-name="P84"><text:a xlink:type="simple" xlink:href="#__RefHeading___Toc2605_637917885" text:style-name="Index_20_Link" text:visited-style-name="Index_20_Link"><text:span text:style-name="T1">Slučaj upotrebe:</text:span></text:a><text:a xlink:type="simple" xlink:href="#__RefHeading___Toc2605_637917885" text:style-name="Index_20_Link" text:visited-style-name="Index_20_Link"> Plaćanje računa<text:tab/>23</text:a></text:p>
          <text:p text:style-name="P84"><text:a xlink:type="simple" xlink:href="#__RefHeading___Toc2619_637917885" text:style-name="Index_20_Link" text:visited-style-name="Index_20_Link"><text:span text:style-name="T1">Slučaj upotrebe:</text:span></text:a><text:a xlink:type="simple" xlink:href="#__RefHeading___Toc2619_637917885" text:style-name="Index_20_Link" text:visited-style-name="Index_20_Link"> Kašnjenje sa plaćanjem računa<text:tab/>23</text:a></text:p>
          <text:p text:style-name="P84"><text:a xlink:type="simple" xlink:href="#__RefHeading___Toc2451_637917885" text:style-name="Index_20_Link" text:visited-style-name="Index_20_Link"><text:span text:style-name="T1">Slučaj upotrebe:</text:span></text:a><text:a xlink:type="simple" xlink:href="#__RefHeading___Toc2451_637917885" text:style-name="Index_20_Link" text:visited-style-name="Index_20_Link"> Izdavanje izveštaja<text:tab/>24</text:a></text:p>
          <text:p text:style-name="P83"><text:a xlink:type="simple" xlink:href="#__RefHeading___Toc2473_637917885" text:style-name="Index_20_Link" text:visited-style-name="Index_20_Link">Evidentiranje stanja u magacinima<text:tab/>24</text:a></text:p>
          <text:p text:style-name="P84"><text:a xlink:type="simple" xlink:href="#__RefHeading___Toc2475_637917885" text:style-name="Index_20_Link" text:visited-style-name="Index_20_Link"><text:span text:style-name="T1">Slučaj upotrebe:</text:span></text:a><text:a xlink:type="simple" xlink:href="#__RefHeading___Toc2475_637917885" text:style-name="Index_20_Link" text:visited-style-name="Index_20_Link"> Popis<text:tab/>24</text:a></text:p>
          <text:p text:style-name="P83"><text:a xlink:type="simple" xlink:href="#__RefHeading___Toc2477_637917885" text:style-name="Index_20_Link" text:visited-style-name="Index_20_Link">Upravljanje resursima<text:tab/>24</text:a></text:p>
          <text:p text:style-name="P84"><text:a xlink:type="simple" xlink:href="#__RefHeading___Toc2479_637917885" text:style-name="Index_20_Link" text:visited-style-name="Index_20_Link"><text:span text:style-name="T1">Slučaj upotrebe:</text:span></text:a><text:a xlink:type="simple" xlink:href="#__RefHeading___Toc2479_637917885" text:style-name="Index_20_Link" text:visited-style-name="Index_20_Link"> Upravljanje podacima o zaposlenima<text:tab/>24</text:a></text:p>
          <text:p text:style-name="P84"><text:a xlink:type="simple" xlink:href="#__RefHeading___Toc2481_637917885" text:style-name="Index_20_Link" text:visited-style-name="Index_20_Link"><text:span text:style-name="T1">Slučaj upotrebe:</text:span></text:a><text:a xlink:type="simple" xlink:href="#__RefHeading___Toc2481_637917885" text:style-name="Index_20_Link" text:visited-style-name="Index_20_Link"> Upravljanje podacima o vozilima<text:tab/>26</text:a></text:p>
        </text:index-body>
      </text:table-of-content>
      <text:p text:style-name="P9"/>
      <text:h text:style-name="P317" text:outline-level="1"><text:bookmark-start text:name="__RefHeading___Toc112_949689110"/>Uvod<text:bookmark-end text:name="__RefHeading___Toc112_949689110"/></text:h>
      <text:p text:style-name="P2"><text:tab/><text:span text:style-name="T14">Predmet ovog projekta je razvijanje informacionog sistema za firmu </text:span><text:span text:style-name="T2">Ramix</text:span><text:span text:style-name="T14"> iz Čačka. </text:span>Firma <text:span text:style-name="T1">Ramix</text:span> se bavi proizvodnjom boja i lepokova. <text:span text:style-name="T15">Od budućeg informacionog sistema se zahteva da:</text:span></text:p>
      <text:list xml:id="list2700524714853171041" text:style-name="L1">
        <text:list-item>
          <text:p text:style-name="P231">nadgleda stanj<text:span text:style-name="T62">e</text:span> u magacinima sirovina i gotovih proizvoda,</text:p>
        </text:list-item>
        <text:list-item>
          <text:p text:style-name="P231">daje precizine informacije menadžemntu o trenutnim dešavanjima u firmi (šta je poručeno, šta se proizvodi, šta je otpremljeno…) i tako pomogne u donošenju daljih odluka,</text:p>
        </text:list-item>
        <text:list-item>
          <text:p text:style-name="P232">ima <text:span text:style-name="T220">osnovne </text:span>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63">Firma </text:span><text:span text:style-name="T3">Ramix </text:span><text:span text:style-name="T17">trenutno ima knjigovodstveni program instaliran na jednom od svojih računara i pomoću njega se kreiraju svi dokumenti</text:span><text:span text:style-name="T22"> </text:span><text:span text:style-name="T17">potrebni za rad firme </text:span><text:span text:style-name="T22">(radni nalozi, otpremnice, računi…)</text:span><text:span text:style-name="T17">. Takođe, u okviru programa postoji i baza podataka sa </text:span><text:span text:style-name="T18">podacima o stanju sirovina i gotovih proizvoda; kupcima i dobavljačima; izlaznim i ulaznim fakturama…</text:span></text:p>
      <text:p text:style-name="P3"><text:span text:style-name="T18"><text:tab/>Osnovni nedostatak ovog programa jeste što nije prilagođen konkretnim potrebama firme, v</text:span><text:span text:style-name="T19">eć je knjigovodstveni program opšteg tipa.</text:span><text:span text:style-name="T18"> </text:span><text:span text:style-name="T19">Kao takav</text:span><text:span text:style-name="T18"> je, u nekim delovima, suviše obiman (prilikom rada se prolazi kroz neke korake koji nisu svojstveni konkretnom tipu </text:span><text:span text:style-name="T19">preduzeća</text:span><text:span text:style-name="T18">) ili ima nejasan interfejs što otežava njegovo korišćenje, dok mu, sa druge strane, </text:span><text:span text:style-name="T31">nedostaju</text:span><text:span text:style-name="T18"> neke mogućnosti koje bi </text:span><text:span text:style-name="T31">konkretnoj </text:span><text:span text:style-name="T18">firm</text:span><text:span text:style-name="T31">i bile od koristi</text:span><text:span text:style-name="T18">.</text:span></text:p>
      <text:p text:style-name="P3"><text:span text:style-name="T18"><text:tab/></text:span><text:span text:style-name="T20">Radi lakšeg sagledavanja rada cele firme, podelili smo je na nekoliko celina: primanje porudžbina, proizvodnja, prodaja, nabavka </text:span><text:span text:style-name="T41">i</text:span><text:span text:style-name="T20"> knjigovodstvo.</text:span></text:p>
      <text:p text:style-name="P10"><text:tab/>Primanje porudžbina se trenutno odvija na nekoliko načina: telefonom, SMS porukama ili elektronskom poštom. Porudžbine se ne unose u računar, <text:span text:style-name="T118">već se zapisane prosleđuju rukovodećim strukturama (menadžmentu) firme.</text:span></text:p>
      <text:p text:style-name="P6"><text:span text:style-name="T20"><text:tab/>Proces proizvodnje počinje kreiranjem </text:span><text:span text:style-name="T46">radnog naloga</text:span><text:span text:style-name="T20"> </text:span><text:span text:style-name="T21">(specifikacija šta je potrebno proizvesti i u kojoj količini) </text:span><text:span text:style-name="T20">od strane menadžera pr</text:span><text:span text:style-name="T31">odaje</text:span><text:span text:style-name="T20">. </text:span><text:span text:style-name="T21">Radni nalog se potom predaje šefu proizvodnje koji zatim </text:span><text:span text:style-name="T31">sastavlja spisak potrebnih sirovina za izvršavanje radnog naloga, na osnovu </text:span><text:span text:style-name="T50">normativa </text:span><text:span text:style-name="T56">(spisak sirovina koje ulaze u proizvod i njihova količina; nalazi se u bazi podataka)</text:span><text:span text:style-name="T47"> </text:span><text:span text:style-name="T55">proizvoda</text:span><text:span text:style-name="T31">. Potom se vrši</text:span><text:span text:style-name="T21"> </text:span><text:span text:style-name="T8">treb</text:span><text:span text:style-name="T9">ovanje</text:span><text:span text:style-name="T21"> </text:span><text:span text:style-name="T31">(preuzimanje) </text:span><text:span text:style-name="T21">sirovin</text:span><text:span text:style-name="T31">a</text:span><text:span text:style-name="T21"> iz magacina </text:span><text:span text:style-name="T22">sirovina </text:span><text:span text:style-name="T31">uz nadzor magacionera</text:span><text:span text:style-name="T21">. </text:span><text:span text:style-name="T22">Nakon završetka samog pravljenja proizvoda, </text:span><text:span text:style-name="T31">sastavlja se spisak onoga što je proizvedeno (</text:span><text:span text:style-name="T50">predajnica</text:span><text:span text:style-name="T31">)</text:span><text:span text:style-name="T22"> </text:span><text:span text:style-name="T31">i zajedno sa gotovim proizvodom </text:span><text:span text:style-name="T22">on se odlaže u magacin gotovih proizvoda. </text:span><text:span text:style-name="T31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32">(upozorenja, kazne, otkazi) </text:span><text:span text:style-name="T31">u skladu sa svojim saznanjima.</text:span></text:p>
      <text:p text:style-name="P4"><text:span text:style-name="T22"><text:tab/>Prodaja započinje planiranjem rute od strane menadžera prodaje na osnovu primljenih porudžbina i stanja u magacinu gotovih proizvoda. Potom on kreira i štampa </text:span><text:span text:style-name="T48">otpremnicu</text:span><text:span text:style-name="T22"> </text:span><text:soft-page-break/><text:span text:style-name="T22">(dok</text:span><text:span text:style-name="T32">u</text:span><text:span text:style-name="T22">ment koji </text:span><text:span text:style-name="T23">sadrži informacije o robi koja je poslata na put; putuje zajedno sa robom</text:span><text:span text:style-name="T22">) </text:span><text:span text:style-name="T23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32">o</text:span><text:span text:style-name="T23"> d</text:span><text:span text:style-name="T32">a</text:span><text:span text:style-name="T23"> je reč o firminom vozaču ili nekom ko vrši uslugu transporta. Kupac, kad mu stigne roba, potvrđuje da je sve u redu svojim potpisom na otpremnicama i jedna otpremnica se vraća u firmu </text:span><text:span text:style-name="T24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32">Formirani račun se unosi u knjigovodstveni program. Postoji i dokument koji predstavlja i otpremnicu i račun (</text:span><text:span text:style-name="T51">račun – otpremnica</text:span><text:span text:style-name="T32">), tretira se kao otpremnica sve do potpisivanja od strane kupca kada se može smatrati računom (ušteda je u tome što se kupcu ne šalje novi papir koji predstavlja račun, </text:span><text:span text:style-name="T41">ukoliko nema korekcija</text:span><text:span text:style-name="T32">).</text:span></text:p>
      <text:p text:style-name="P11"><text:tab/>Prilikom nabavke je firma u ulozi kupca i sve se odvija po prethodno opisanom postupku prodaje.</text:p>
      <text:p text:style-name="P7"><text:span text:style-name="T16"><text:tab/></text:span><text:span text:style-name="T25">U okviru knjigovodstva se, koristeći postojeći program, unose svi računi u bazu podataka. Dakle, </text:span><text:span text:style-name="T49">izlazne fakture</text:span><text:span text:style-name="T25"> (potraživanja </text:span><text:span text:style-name="T28">prema</text:span><text:span text:style-name="T25"> kupc</text:span><text:span text:style-name="T28">ima</text:span><text:span text:style-name="T25">), </text:span><text:span text:style-name="T49">ulazne fakture</text:span><text:span text:style-name="T25"> (</text:span><text:span text:style-name="T26">dugovanja prema dobavljačima</text:span><text:span text:style-name="T25">), </text:span><text:span text:style-name="T26">kao i razni troškovi firme </text:span><text:span text:style-name="T27">(</text:span><text:span text:style-name="T26">poput komunalija, goriva, </text:span><text:span text:style-name="T27">usluga transporta, </text:span><text:span text:style-name="T28">bankarske provizije</text:span><text:span text:style-name="T27">…) </text:span><text:span text:style-name="T28">se unose u <text:s/>sistem. </text:span><text:span text:style-name="T29">Na osnovu toga, moguće je od postojećeg programa dobiti podatke o ukupnim potraživanjima, dugovanjima, kao i pojedinačnim. </text:span><text:span text:style-name="T30">Knjigovodstvo se dalje stara o plaćanju računa i plaćanju poreza, vodi računa o postojanju svih dokumenata i poštova</text:span><text:span text:style-name="T42">n</text:span><text:span text:style-name="T30">ju republičkih zakona.</text:span></text:p>
      <text:p text:style-name="P12"/>
      <text:h text:style-name="P318" text:outline-level="2"><text:bookmark-start text:name="__RefHeading___Toc266_535156845"/>Zaduženja aktera u sistemu<text:bookmark-end text:name="__RefHeading___Toc266_535156845"/></text:h>
      <text:p text:style-name="P15"><text:span text:style-name="T29"><text:tab/>Sledi spisak </text:span><text:span text:style-name="T35">funkcija</text:span><text:span text:style-name="T29"> koje zaposleni u firmi imaju. Kako je </text:span><text:span text:style-name="T35">firma </text:span><text:span text:style-name="T4">Ramix</text:span><text:span text:style-name="T29"> relativno mal</text:span><text:span text:style-name="T35">a,</text:span><text:span text:style-name="T29"> </text:span><text:span text:style-name="T35">u smislu godišnjeg prometa i obavljanja posla</text:span><text:span text:style-name="T29">, jedna osoba može </text:span><text:span text:style-name="T35">stići da obavlja više funkcija</text:span><text:span text:style-name="T29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115">Menadžer prodaje je zadužen za vođenje procesa proizvodnje i prodaje. Dodatno zadužen je za:</text:span></text:p>
      <text:list xml:id="list9028925890800186381" text:style-name="L2">
        <text:list-item>
          <text:p text:style-name="P233">analiziranje stanja na tržištu</text:p>
        </text:list-item>
        <text:list-item>
          <text:p text:style-name="P233">analiziranje pristiglih porudžbina i stanja u magacinu gotovih proizvoda</text:p>
        </text:list-item>
        <text:list-item>
          <text:p text:style-name="P234">unapređivanje procesa proizvodnje</text:p>
        </text:list-item>
        <text:list-item>
          <text:p text:style-name="P236">izdavanje radnih naloga (pokretanje procesa proizvodnje)</text:p>
        </text:list-item>
        <text:list-item>
          <text:p text:style-name="P236">donošenje odluka u vezi grešaka prilikom procesa proizvodnje</text:p>
        </text:list-item>
        <text:list-item>
          <text:p text:style-name="P236">organizovanje transporta robe do kupaca</text:p>
        </text:list-item>
        <text:list-item>
          <text:p text:style-name="P236">kreiranje otpremnica</text:p>
        </text:list-item>
        <text:list-item>
          <text:p text:style-name="P236"><text:soft-page-break/>donošenje odluka u vezi problema prilikom transporta robe <text:span text:style-name="T116">do kupaca</text:span></text:p>
        </text:list-item>
        <text:list-item>
          <text:p text:style-name="P234">rešavanje problema koje kupci imaju</text:p>
        </text:list-item>
        <text:list-item>
          <text:p text:style-name="P237">analiziranje potraživanja firme</text:p>
        </text:list-item>
        <text:list-item>
          <text:p text:style-name="P237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117">Menadžer nabavke ima sledeća zaduženja:</text:span></text:p>
      <text:list xml:id="list2030001804533510390" text:style-name="L3">
        <text:list-item>
          <text:p text:style-name="P238">anailizanje stanja u magacinu sirovina</text:p>
        </text:list-item>
        <text:list-item>
          <text:p text:style-name="P238">nabavlja sirovine od dobavljača</text:p>
        </text:list-item>
        <text:list-item>
          <text:p text:style-name="P238">komunicira sa dobavljačima</text:p>
        </text:list-item>
        <text:list-item>
          <text:p text:style-name="P235">analiziranje tržišta sirovina</text:p>
        </text:list-item>
        <text:list-item>
          <text:p text:style-name="P238">planiranje transporta sirovina</text:p>
        </text:list-item>
        <text:list-item>
          <text:p text:style-name="P238">rešavanje problema nastalih prilikom transporta sirovina</text:p>
        </text:list-item>
        <text:list-item>
          <text:p text:style-name="P238">rešavanje problema nastalih prilikom istovara sirovina</text:p>
        </text:list-item>
        <text:list-item>
          <text:p text:style-name="P238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3"><text:tab/><text:span text:style-name="T65">Referent prodaje je zadužen za kancelarijske poslove. Mora biti obučen za elementaran rad na računaru. Ima sledeća zaduženja:</text:span></text:p>
      <text:list xml:id="list6642505305158852593" text:style-name="L4">
        <text:list-item>
          <text:p text:style-name="P175">prima porudžbine od strane kupaca</text:p>
        </text:list-item>
        <text:list-item>
          <text:p text:style-name="P176">unosi u knjigovodstveni program račune firme <text:span text:style-name="T241">(ima i funkciju referenta knjigovodstva)</text:span></text:p>
        </text:list-item>
        <text:list-item>
          <text:p text:style-name="P177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119">Magacioner je zadužan za sve poslove vezane za magacine firme. Magacionera može imati više u zavisnosti od broja magacina i veličine tih magacina. Njegova zaduženja su:</text:span></text:p>
      <text:list xml:id="list4910904907675530553" text:style-name="L5">
        <text:list-item>
          <text:p text:style-name="P178">nadgledanje unošenja i iznošenja robe iz magacina</text:p>
        </text:list-item>
        <text:list-item>
          <text:p text:style-name="P178">ažuriranje baza podataka o stanj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120">Određuje i deli zaduženja radnicima u proizvodnji. Dakle, ima sledeća zaduženja:</text:span></text:p>
      <text:list xml:id="list8810495497659225059" text:style-name="L6">
        <text:list-item>
          <text:p text:style-name="P179">vrši podelu posla u procesu proizvodnje</text:p>
        </text:list-item>
        <text:list-item>
          <text:p text:style-name="P179">sastavlja spisak potrebnih sirovina za proizvodnju</text:p>
        </text:list-item>
        <text:list-item>
          <text:p text:style-name="P180"><text:soft-page-break/>nadgleda proces proizvodnje i rešava probleme nastale u toku procesa</text:p>
        </text:list-item>
        <text:list-item>
          <text:p text:style-name="P180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124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121">Radnik u proizvodnji obavlja sve poslove koje dobije od šefa proizvodnje.</text:span></text:p>
      <text:h text:style-name="P323" text:outline-level="3"><text:bookmark-start text:name="__RefHeading___Toc350_1563461035"/>Vozač<text:bookmark-end text:name="__RefHeading___Toc350_1563461035"/></text:h>
      <text:p text:style-name="Text_20_body"><text:span text:style-name="T29"><text:tab/></text:span><text:span text:style-name="T33">Vozač prevozi robu koja je navedena u otpremnici do kupaca.</text:span></text:p>
      <text:h text:style-name="Heading_20_2" text:outline-level="2"><text:bookmark-start text:name="__RefHeading___Toc579_1261946861"/><text:span text:style-name="T33">U</text:span><text:span text:style-name="T16">napređenja sistema</text:span><text:bookmark-end text:name="__RefHeading___Toc579_1261946861"/></text:h>
      <text:p text:style-name="P30"><text:span text:style-name="T16"><text:tab/></text:span><text:span text:style-name="T34">Kako bi budući sistem pomogao menadžem</text:span><text:span text:style-name="T36">e</text:span><text:span text:style-name="T34">ntu u donošenju odluka, smatramo da je osnov</text:span><text:span text:style-name="T39">no</text:span><text:span text:style-name="T34"> un</text:span><text:span text:style-name="T39">eti</text:span><text:span text:style-name="T34"> porudžbin</text:span><text:span text:style-name="T39">e</text:span><text:span text:style-name="T34"> u računar. </text:span><text:span text:style-name="T38">To bi bilo novo zaduženje referenta prodaje. Ovaj korak</text:span><text:span text:style-name="T34"> će olakšati pregled svih porudžbina i ubrzati donošenje odluka </text:span><text:span text:style-name="T36">vezanih za prodaju, proizvodnju i nabavku. </text:span></text:p>
      <text:p text:style-name="P30"><text:span text:style-name="T36"><text:tab/></text:span><text:span text:style-name="T38">Još jedan od načina za unos porudžbina jeste da registrovani kupci poručuju robu preko Interneta. Ovim se izbacuje potreba da referent prodaje unosi porudžbine u sistem.</text:span></text:p>
      <text:p text:style-name="P30"><text:span text:style-name="T36"><text:tab/>Ideja ja da se menadžeru prodaje pruži jasan uvid u stanje magacina gotovih proizvoda kao i uvid u ukupnu količinu poručene robe. Zatim da on lako može da </text:span><text:span text:style-name="T37">kreira radni nalog, uz kontrolu stanja sirovina od strane sistema. Dakle, sistem je taj koji će davati upozorenja o manjku sirovina i automatski obavestiti menadžera nabavke. </text:span><text:span text:style-name="T39">Tada</text:span><text:span text:style-name="T37"> sirovine </text:span><text:span text:style-name="T39">koje su potrebne za pravljenje proizvoda iz radnog naloga </text:span><text:span text:style-name="T37">prelaze u ,,rezervisano” stanje. </text:span><text:span text:style-name="T39">To je moguće, jer na osnovu radnog naloga i normativa svih proizvoda, sistem može da izračuna koliko i kojih sirovina je potrebno.</text:span></text:p>
      <text:p text:style-name="P30"><text:span text:style-name="T37"><text:tab/>Menadžer prodaje, takođe, bi trebalo da ima jednostavan način za kreiranje otpremnica i sistem će po kreiranju otpremnice označiti robu sa otpremnice kao ,,rezervisanu”. </text:span><text:span text:style-name="T40">Ovde od značaja mogu biti informacije o težini robe koja je na otpremnici, težini robe iz porudžbina grupisanih po naručiocima ili gradovima iz kojih su kupci.</text:span></text:p>
      <text:p text:style-name="P31"><text:tab/><text:span text:style-name="T122">Magacionerima će na njihovim računarima odmah biti vidljivo da je došlo do rezervacije robe i onu mogu očekivati uskoro preuzimanje robe od strane radnika (za sirovine) ili vozača (za gotove proizvode).</text:span></text:p>
      <text:p text:style-name="P31"><text:tab/><text:span text:style-name="T123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31"><text:tab/><text:span text:style-name="T123">Pošto već imamo otpremnicu u sistemu, može se lako formirati račun, nakon što u firmu stigne potpisana otpremnica od strane kupca. Dakle, račun se može automatski generisati i prebaciti </text:span><text:soft-page-break/><text:span text:style-name="T123">u knjigovodstveni deo sistema, gde čeka na rasknjižavanje (potvrda od strane banke da je plaćen). Takođe račun se može automatski poslati elektronskom poštom kupcu.</text:span></text:p>
      <text:p text:style-name="P31"><text:tab/><text:span text:style-name="T125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31"/>
      <text:p text:style-name="P31"><draw:frame draw:style-name="fr1" draw:name="Image2" text:anchor-type="paragraph" svg:width="6.6929in" svg:height="4.7701in" draw:z-index="1"><draw:image xlink:href="Pictures/10000000000003F5000002D25E16729DD8AF7417.jpg" xlink:type="simple" xlink:show="embed" xlink:actuate="onLoad"/></draw:frame></text:p>
      <text:p text:style-name="P31"/>
      <text:h text:style-name="P315" text:outline-level="1"/>
      <text:h text:style-name="P315" text:outline-level="1"/>
      <text:h text:style-name="P315" text:outline-level="1"/>
      <text:p text:style-name="P8"/>
      <text:p text:style-name="P8"/>
      <text:h text:style-name="P315" text:outline-level="1"><text:bookmark-start text:name="__RefHeading___Toc591_1261946861"/><text:soft-page-break/>Slučajevi upotrebe<text:bookmark-end text:name="__RefHeading___Toc591_1261946861"/></text:h>
      <text:p text:style-name="P31"><text:tab/></text:p>
      <text:p text:style-name="P14"><text:tab/>Slučajevi upotrebe su podeljeni u skladu sa već naznačenom podelom radi lakšeg pregleda svih slučajeva.</text:p>
      <text:h text:style-name="P319" text:outline-level="2"><text:bookmark-start text:name="__RefHeading___Toc589_1261946861"/>Poručivanje<text:bookmark-end text:name="__RefHeading___Toc589_1261946861"/></text:h>
      <text:p text:style-name="P22"/>
      <text:p text:style-name="P21"><draw:frame draw:style-name="fr2" draw:name="Image5" text:anchor-type="paragraph" svg:width="5.25in" svg:height="2.4583in" draw:z-index="2"><draw:image xlink:href="Pictures/10000000000001F8000000EC3AE0943CE10B7AC1.jpg" xlink:type="simple" xlink:show="embed" xlink:actuate="onLoad"/></draw:frame></text:p>
      <text:h text:style-name="Heading_20_3" text:outline-level="3"><text:bookmark-start text:name="__RefHeading___Toc1105_710511344"/><text:span text:style-name="T7">Slučaj upotrebe:</text:span> Porudžbina koja nije preko veb stranice<text:bookmark-end text:name="__RefHeading___Toc1105_710511344"/></text:h>
      <text:list xml:id="list4629581606861429079" text:style-name="L7">
        <text:list-item>
          <text:p text:style-name="P85">Kratak opis: <text:span text:style-name="T66">Kupac poručuje robu </text:span><text:span text:style-name="T64">putem poziva, </text:span><text:span text:style-name="T70">SMS</text:span><text:span text:style-name="T64"> poruke ili </text:span><text:span text:style-name="T70">imejla</text:span><text:span text:style-name="T64">.</text:span></text:p>
          <text:p text:style-name="P115"><text:s/></text:p>
        </text:list-item>
        <text:list-item>
          <text:p text:style-name="P85">Učesnici:</text:p>
          <text:list>
            <text:list-header>
              <text:p text:style-name="P115">Kupac - kreira porudžbinu i kontaktira <text:span text:style-name="T129">referenta prodaje</text:span></text:p>
              <text:p text:style-name="P115"><text:span text:style-name="T129">Referent prodaje</text:span> - prima porudžbinu i unosi je u bazu porudžbina</text:p>
              <text:p text:style-name="P115"><text:s/></text:p>
            </text:list-header>
          </text:list>
        </text:list-item>
        <text:list-item>
          <text:p text:style-name="P86">Preduslovi: <text:span text:style-name="T64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116"/>
        </text:list-item>
        <text:list-item>
          <text:p text:style-name="P87">Postuslovi: <text:span text:style-name="T64">porudžbina je uneta u bazu porudžbina i </text:span><text:span text:style-name="T70">kupcu je potvrđeno da je primljena porudžbina</text:span></text:p>
          <text:p text:style-name="P117"/>
        </text:list-item>
        <text:list-item>
          <text:p text:style-name="P87">Osnovni tok:</text:p>
          <text:list>
            <text:list-item>
              <text:p text:style-name="P117">Kupac odlučuje šta želi da poruči</text:p>
            </text:list-item>
            <text:list-item>
              <text:p text:style-name="P117">Kupac kontaktira <text:span text:style-name="T249">referenta prodaje</text:span> putem poziva, <text:span text:style-name="T129">SMS</text:span> poruke ili <text:span text:style-name="T129">imejla</text:span></text:p>
            </text:list-item>
            <text:list-item>
              <text:p text:style-name="P117"><text:span text:style-name="T249">Referent prodaje</text:span> potvrđuje porudžbinu putem poziva, <text:span text:style-name="T129">SMS</text:span> poruke ili <text:span text:style-name="T129">imejla</text:span></text:p>
            </text:list-item>
            <text:list-item>
              <text:p text:style-name="P118"><text:span text:style-name="T249">Referent prodaje</text:span> na osnovu želja kupca kreira porudžbinu</text:p>
            </text:list-item>
            <text:list-item>
              <text:p text:style-name="P118"><text:span text:style-name="T249">Referent prodaje</text:span> unosi porudžbinu u bazu porudžbina</text:p>
            </text:list-item>
          </text:list>
        </text:list-item>
      </text:list>
      <text:p text:style-name="P32"/>
      <text:list xml:id="list171440479711284" text:continue-numbering="true" text:style-name="L7">
        <text:list-item>
          <text:p text:style-name="P88">Alternativni tok:</text:p>
          <text:list>
            <text:list-header>
              <text:p text:style-name="P89">3: Izostanak potvrde:</text:p>
            </text:list-header>
          </text:list>
        </text:list-item>
      </text:list>
      <text:list xml:id="list1877023082493072906" text:style-name="L8">
        <text:list-item>
          <text:list>
            <text:list-item>
              <text:p text:style-name="P160"><text:span text:style-name="T101">slučaj upotrebe se nastavlja od koraka 2.</text:span><text:span text:style-name="T153"> </text:span></text:p>
            </text:list-item>
          </text:list>
        </text:list-item>
      </text:list>
      <text:list xml:id="list171440934557705" text:continue-list="list171440479711284" text:style-name="L7">
        <text:list-item>
          <text:p text:style-name="P90"><text:soft-page-break/>Dodatne napomene: </text:p>
        </text:list-item>
      </text:list>
      <text:list xml:id="list5774771940963364283" text:style-name="L9">
        <text:list-item>
          <text:p text:style-name="P119">Kupac prilikom kontakriranja navodi sledeće podatke: ime, prezime, broj telefona, imejl adresu i adresu dostave</text:p>
        </text:list-item>
      </text:list>
      <text:list xml:id="list171441532663480" text:continue-list="list171440934557705" text:style-name="L7">
        <text:list-item>
          <text:list>
            <text:list-header>
              <text:p text:style-name="P121"/>
            </text:list-header>
          </text:list>
        </text:list-item>
      </text:list>
      <text:p text:style-name="P40"/>
      <text:h text:style-name="Heading_20_3" text:outline-level="3"><text:bookmark-start text:name="__RefHeading___Toc1107_710511344"/><text:span text:style-name="T7">Slu</text:span><text:span text:style-name="T11">č</text:span><text:span text:style-name="T7">aj upotrebe:</text:span> Porud<text:span text:style-name="T126">ž</text:span>bina preko veb stranice<text:bookmark-end text:name="__RefHeading___Toc1107_710511344"/></text:h>
      <text:list xml:id="list33475007097959139" text:style-name="L10">
        <text:list-item>
          <text:p text:style-name="P91">Kratak opis: <text:span text:style-name="T66">Kupac poručuje robu</text:span><text:span text:style-name="T64"> preko veb stranice</text:span><text:span text:style-name="T66">.</text:span></text:p>
          <text:p text:style-name="P122"/>
        </text:list-item>
        <text:list-item>
          <text:p text:style-name="P91">Ucesnici: </text:p>
          <text:list>
            <text:list-header>
              <text:p text:style-name="P122">Kupac - kreira svoju porud<text:span text:style-name="T127">ž</text:span>binu stavljanjem zeljenih artikala u virtuelnu korpu </text:p>
              <text:p text:style-name="P122"/>
            </text:list-header>
          </text:list>
        </text:list-item>
        <text:list-item>
          <text:p text:style-name="P91">Preduslovi: <text:span text:style-name="T64">veb stranica je ispravna, internet konekcija je stabilna na obe strane, baz</text:span><text:span text:style-name="T67">a</text:span><text:span text:style-name="T64"> porud</text:span><text:span text:style-name="T68">ž</text:span><text:span text:style-name="T64">bina je ispravna</text:span></text:p>
          <text:p text:style-name="P122"/>
        </text:list-item>
        <text:list-item>
          <text:p text:style-name="P91">Postuslovi: <text:span text:style-name="T67">porud</text:span><text:span text:style-name="T68">ž</text:span><text:span text:style-name="T67">bina je uneta u bazu porud</text:span><text:span text:style-name="T68">ž</text:span><text:span text:style-name="T67">bina </text:span><text:span text:style-name="T68">i</text:span><text:span text:style-name="T67"> posalta je potvrda </text:span><text:span text:style-name="T68">porudžbine kupcu</text:span></text:p>
          <text:p text:style-name="P123"/>
        </text:list-item>
        <text:list-item>
          <text:p text:style-name="P91">Osnovni tok: </text:p>
          <text:list>
            <text:list-item>
              <text:p text:style-name="P164"><text:span text:style-name="T67">K</text:span><text:span text:style-name="T64">upac na veb stranci unosi svoje korisničko ime i lozinku u polja predviđena za to</text:span><text:span text:style-name="T69"> i loguje se</text:span></text:p>
            </text:list-item>
            <text:list-item>
              <text:p text:style-name="P161"><text:span text:style-name="T69">S</text:span><text:span text:style-name="T102">istem prikazuje kupcu proizvode koji su trenutno na raspolaganju</text:span></text:p>
            </text:list-item>
            <text:list-item>
              <text:p text:style-name="P123">Kupac <text:span text:style-name="T249">bira željene proizvode i količinu</text:span></text:p>
            </text:list-item>
            <text:list-item>
              <text:p text:style-name="P124">Kupac<text:span text:style-name="T250"> potvrđuje kupovinu klikom na opciju "poruči"</text:span></text:p>
            </text:list-item>
            <text:list-item>
              <text:p text:style-name="P120">Sistem pamti porudžbinu</text:p>
            </text:list-item>
            <text:list-item>
              <text:p text:style-name="P120">Sistem obaveštava kupca da je porudžbina uspešno sačuvana</text:p>
            </text:list-item>
          </text:list>
        </text:list-item>
      </text:list>
      <text:p text:style-name="P33"/>
      <text:list xml:id="list171440107203948" text:continue-numbering="true" text:style-name="L10">
        <text:list-item>
          <text:p text:style-name="P91">Alternativni tok:</text:p>
          <text:p text:style-name="P92">1<text:span text:style-name="T128">a</text:span>: Kupac nije registrovan korisnik:</text:p>
        </text:list-item>
      </text:list>
      <text:list xml:id="list7976763528536441528" text:style-name="L11">
        <text:list-item>
          <text:p text:style-name="P125">Kupac prelazi na slučaj upotrebe: "<text:span text:style-name="T1">Registracija novih korisnika</text:span>"</text:p>
        </text:list-item>
        <text:list-item>
          <text:p text:style-name="P125">Nakon uspešne registracije pokušava ponovo sa korakom 1.</text:p>
        </text:list-item>
      </text:list>
      <text:p text:style-name="P55">1b: Kupac je zaboravio korisničko ime i (ili) lozinku</text:p>
      <text:list xml:id="list3475785037559289169" text:style-name="L12">
        <text:list-item>
          <text:p text:style-name="P126">Kupac prelazi na slučaj upotrebe: "<text:span text:style-name="T1">Zaboravljena lozinka i (ili) korisničko ime</text:span>"</text:p>
        </text:list-item>
        <text:list-item>
          <text:p text:style-name="P127">Nakon uspešnog oporavka pokušava ponovo sa korakom 1.</text:p>
        </text:list-item>
      </text:list>
      <text:h text:style-name="P320" text:outline-level="2"><text:bookmark-start text:name="__RefHeading___Toc1113_710511344"/>Proizvodnja<text:bookmark-end text:name="__RefHeading___Toc1113_710511344"/></text:h>
      <text:p text:style-name="Text_20_body"/>
      <text:p text:style-name="Text_20_body"><draw:frame draw:style-name="fr3" draw:name="Image6" text:anchor-type="paragraph" svg:width="5.552in" svg:height="3.5209in" draw:z-index="4"><draw:image xlink:href="Pictures/100000000000021500000152E8594CD104F8FACB.jpg" xlink:type="simple" xlink:show="embed" xlink:actuate="onLoad"/></draw:frame><text:soft-page-break/></text:p>
      <text:h text:style-name="P324" text:outline-level="3"><text:bookmark-start text:name="__RefHeading___Toc1347_1804989510"/><text:span text:style-name="T7">Slučaj upotrebe:</text:span> <text:span text:style-name="T212">Izdavanje</text:span> radnog nalo<text:span text:style-name="T212">ga</text:span><text:bookmark-end text:name="__RefHeading___Toc1347_1804989510"/></text:h>
      <text:p text:style-name="P44"><text:span text:style-name="T188">1. Kratak opis: </text:span><text:span text:style-name="T168">Procedura izdavanja radnog naloga od strane menadžera pro</text:span><text:span text:style-name="T178">daje</text:span><text:span text:style-name="T168"> </text:span><text:span text:style-name="T171">šefu </text:span><text:span text:style-name="T172">proizvodnje</text:span><text:span text:style-name="T168"> na osnovu porudžbina, kao i trenutnog stanja </text:span><text:span text:style-name="T172">gotovih proizvoda</text:span><text:span text:style-name="T168"> u magacinu.</text:span></text:p>
      <text:p text:style-name="P46"/>
      <text:p text:style-name="P50">2. Učesnici:</text:p>
      <text:p text:style-name="P44"><text:span text:style-name="T168"><text:tab/>Menadžer pro</text:span><text:span text:style-name="T178">daje</text:span><text:span text:style-name="T168"> – želi </text:span><text:span text:style-name="T171">brz pristup bazama porudžbina i </text:span><text:span text:style-name="T179">gotovih proizvoda</text:span><text:span text:style-name="T171"> na osnovu kojih <text:tab/>određuje šta će se sledeće proizvoditi</text:span></text:p>
      <text:p text:style-name="P47"><text:tab/>Šef <text:span text:style-name="T210">proizvodnje</text:span> – <text:span text:style-name="T213">preuzima</text:span> radn<text:span text:style-name="T213">i </text:span>nalog</text:p>
      <text:p text:style-name="P47"/>
      <text:p text:style-name="P45"><text:span text:style-name="T188">3. Preduslovi: </text:span><text:span text:style-name="T168">baze podataka su ažurne i omogućen im je pristup, </text:span><text:span text:style-name="T173">štampač je u funkcionalnom stanju</text:span></text:p>
      <text:p text:style-name="P47"/>
      <text:p text:style-name="P45"><text:span text:style-name="T188">4. Postuslovi: </text:span><text:span text:style-name="T174">izdat</text:span><text:span text:style-name="T168"> je radni nalog</text:span></text:p>
      <text:p text:style-name="P47"/>
      <text:p text:style-name="P51">5. Osnovni tok:</text:p>
      <text:list xml:id="list906944241117739489" text:style-name="L13">
        <text:list-item>
          <text:p text:style-name="P165"><text:span text:style-name="T175">Menadžer pro</text:span><text:span text:style-name="T179">daje</text:span><text:span text:style-name="T175"> pristupa baz</text:span><text:span text:style-name="T170">ama porudžbina i </text:span><text:span text:style-name="T176">gotovih proizvoda</text:span></text:p>
        </text:list-item>
        <text:list-item>
          <text:p text:style-name="P166"><text:span text:style-name="T175">M</text:span><text:span text:style-name="T168">enadžer </text:span><text:span text:style-name="T170">pro</text:span><text:span text:style-name="T179">daje</text:span><text:span text:style-name="T168"> </text:span><text:span text:style-name="T170">na osnovu stanja </text:span><text:span text:style-name="T172">gotovih proizvoda</text:span><text:span text:style-name="T170"> u magacinu i porudžbina odlučuje o vrstama i količinama porizvoda koji će se proizvoditi i to unosi u sistem</text:span></text:p>
        </text:list-item>
        <text:list-item>
          <text:p text:style-name="P167"><text:span text:style-name="T177">Sistem </text:span><text:span text:style-name="T170">pamti </text:span><text:span text:style-name="T176">i štampa</text:span><text:span text:style-name="T170"> radni nalog</text:span></text:p>
        </text:list-item>
        <text:list-item>
          <text:p text:style-name="P168">Menadžer pro<text:span text:style-name="T214">daje</text:span> <text:span text:style-name="T211">predaje</text:span> radni nalog šefu <text:span text:style-name="T210">proizvodnje</text:span></text:p>
        </text:list-item>
      </text:list>
      <text:p text:style-name="P48"/>
      <text:p text:style-name="P52">6. Alternativni tok:</text:p>
      <text:list xml:id="list3209619790843072056" text:style-name="L14">
        <text:list-header>
          <text:p text:style-name="P169"><text:span text:style-name="T163">2</text:span><text:span text:style-name="T164">: Nedovoljna količina sirovina u bazi </text:span><text:span text:style-name="T163">(sistem automatski računa potrebne sirovine na osnovu </text:span><text:span text:style-name="T165">normativa</text:span><text:span text:style-name="T163"> proizvod</text:span><text:span text:style-name="T165">a</text:span><text:span text:style-name="T163">)</text:span><text:span text:style-name="T164">: </text:span><text:span text:style-name="T169">Sistem i</text:span><text:span text:style-name="T168">zdaje upozorenje korisniku. </text:span><text:span text:style-name="T169">Slučaj upotrebe</text:span><text:span text:style-name="T168"> se </text:span><text:span text:style-name="T169">nastavlja na</text:span><text:span text:style-name="T168"> korak</text:span><text:span text:style-name="T169">u</text:span><text:span text:style-name="T168"> </text:span><text:span text:style-name="T170">2</text:span><text:span text:style-name="T168">.</text:span></text:p>
        </text:list-header>
      </text:list>
      <text:p text:style-name="P49"/>
      <text:h text:style-name="Heading_20_3" text:outline-level="3"><text:bookmark-start text:name="__RefHeading___Toc1115_710511344"/><text:soft-page-break/><text:span text:style-name="T10">Slučaj upotrebe:</text:span><text:span text:style-name="T130"> </text:span>P<text:span text:style-name="T131">ravljenje proizvoda</text:span><text:bookmark-end text:name="__RefHeading___Toc1115_710511344"/></text:h>
      <text:list xml:id="list3061123134075819632" text:style-name="L15">
        <text:list-item>
          <text:p text:style-name="P93">Kratak opis: <text:span text:style-name="T64">Proces proizvodnje gotovog proizvoda od sirovina uzetih iz magacina </text:span><text:span text:style-name="T71">i</text:span><text:span text:style-name="T64"> vraćanje gotovog proizvoda u magacin, kao </text:span><text:span text:style-name="T71">i</text:span><text:span text:style-name="T64"> beleženje promen</text:span><text:span text:style-name="T72">e</text:span><text:span text:style-name="T64"> stanja sistema.</text:span></text:p>
        </text:list-item>
        <text:list-item>
          <text:p text:style-name="P94">Učesnici:</text:p>
          <text:list>
            <text:list-header>
              <text:p text:style-name="P94"><text:span text:style-name="T64">Šef </text:span><text:span text:style-name="T73">proizvodnje</text:span><text:span text:style-name="T64"> – Želi da završi posao </text:span><text:span text:style-name="T71">i</text:span><text:span text:style-name="T64"> dobije gotov proizvod spreman za prodaju.</text:span></text:p>
              <text:p text:style-name="P128">Radnici – Žele što pre kvalitetno da odrade posao, bez grešaka, jer bi to povlačilo kazne od strane poslodavca.</text:p>
              <text:p text:style-name="P94"><text:span text:style-name="T64">Magacioner </text:span><text:span text:style-name="T111">magacina sirovina</text:span><text:span text:style-name="T64"> – Izdaje sirovine.</text:span></text:p>
              <text:p text:style-name="P130">Magacioner magacina gotovog proizvoda – Skladišti gotov proizvod u magacin.</text:p>
            </text:list-header>
          </text:list>
          <text:p text:style-name="P129"/>
        </text:list-item>
        <text:list-item>
          <text:p text:style-name="P93">Preduslovi: <text:span text:style-name="T75">M</text:span><text:span text:style-name="T76">enadžer </text:span><text:span text:style-name="T73">proizvodnje</text:span><text:span text:style-name="T76"> je izdao radni nalog šefu </text:span><text:span text:style-name="T73">proizvodnje</text:span><text:span text:style-name="T76">, radnici su obučeni za rad na mašinama za proizvodnju datog proizvoda, mašine su u funkcionalnom stanju.</text:span></text:p>
        </text:list-item>
        <text:list-item>
          <text:p text:style-name="P170"><text:span text:style-name="T146">Postuslovi: </text:span><text:span text:style-name="T76">Gotov proizvod je u magacinu, ažurirano je stanje sirovina </text:span><text:span text:style-name="T71">i</text:span><text:span text:style-name="T76"> gotovih proizvoda </text:span><text:span text:style-name="T71">u sistemu</text:span><text:span text:style-name="T76">.</text:span></text:p>
        </text:list-item>
        <text:list-item>
          <text:p text:style-name="P95">Osnovni tok:</text:p>
        </text:list-item>
      </text:list>
      <text:list xml:id="list8739517476855791688" text:style-name="L16">
        <text:list-item>
          <text:p text:style-name="P171"><text:span text:style-name="T76">Šef </text:span><text:span text:style-name="T73">proizvodnje</text:span><text:span text:style-name="T76"> dobija radni nalog od menadžera </text:span><text:span text:style-name="T74">prodaje</text:span><text:span text:style-name="T76">.</text:span></text:p>
        </text:list-item>
        <text:list-item>
          <text:p text:style-name="P131">Šef <text:span text:style-name="T132">proizvodnje</text:span> traži potrebne sirovine od magacionera <text:span text:style-name="T133">i predaje mu prethodno kopiran radnog naloga</text:span>. </text:p>
        </text:list-item>
        <text:list-item>
          <text:p text:style-name="P132">Šef <text:span text:style-name="T132">proizvodnje</text:span> deli zadatke radnicima u pogonu. </text:p>
        </text:list-item>
        <text:list-item>
          <text:p text:style-name="P132">Radnici <text:span text:style-name="T134">dolaze kod magacionera da preuzmu sirovine.</text:span></text:p>
        </text:list-item>
        <text:list-item>
          <text:p text:style-name="P131">Magacioner <text:span text:style-name="T257">magacina sirovina </text:span>izdaje sirovine radnicima <text:span text:style-name="T133">i</text:span> ažurira stanje u bazi sirovina.</text:p>
        </text:list-item>
        <text:list-item>
          <text:p text:style-name="P131">Radnici prave <text:span text:style-name="T133">i</text:span> pakuju dati proizvod.</text:p>
        </text:list-item>
        <text:list-item>
          <text:p text:style-name="P133">Šef <text:span text:style-name="T132">proizvodnje</text:span> piše predajnicu <text:span text:style-name="T133">na osnovu onoga što je proizvedeno</text:span>.</text:p>
        </text:list-item>
        <text:list-item>
          <text:p text:style-name="P131">Radnici odnose gotov proizvod magacioneru <text:span text:style-name="T135">uz predajnicu.</text:span></text:p>
        </text:list-item>
        <text:list-item>
          <text:p text:style-name="P131">Magacioner <text:span text:style-name="T257">magacina gotovog proizvoda </text:span>prima gotov proizvod. </text:p>
        </text:list-item>
        <text:list-item>
          <text:p text:style-name="P131"><text:span text:style-name="T135">Magacioner magacina gotovog proizvoda proverava predajnicu i </text:span>ažurira stanje u bazi gotovih proizvoda.</text:p>
        </text:list-item>
        <text:list-item>
          <text:p text:style-name="P133">Sistem <text:span text:style-name="T136">proverava I evidentira procenat odstupanja količine proizvoda iz radnog naloga i predajnice.</text:span></text:p>
        </text:list-item>
        <text:list-item>
          <text:p text:style-name="P134">Magacioner <text:span text:style-name="T257">magacina gotovog proizvoda </text:span>zavodi predajnicu.</text:p>
        </text:list-item>
        <text:list-item>
          <text:p text:style-name="P135"><text:span text:style-name="T248">Šef proizvodnje z</text:span>atvara radni nalog <text:span text:style-name="T257">(sistem obeležava da je izvršen radni nalog).</text:span></text:p>
        </text:list-item>
      </text:list>
      <text:p text:style-name="P34"/>
      <text:p text:style-name="P34"/>
      <text:list xml:id="list171441592408204" text:continue-list="list3061123134075819632" text:style-name="L15">
        <text:list-item>
          <text:p text:style-name="P96">Alternativni tok:</text:p>
          <text:p text:style-name="P96"><text:span text:style-name="T137">5, 10: Nemogućnost pristupa bazi: </text:span><text:span text:style-name="T77">M</text:span><text:span text:style-name="T64">agacioner</text:span><text:span text:style-name="T7"> </text:span><text:span text:style-name="T60">odlaže radni nalog u registrator namenjen <text:tab/>nalozima koji nisu uneti u siste</text:span><text:span text:style-name="T61">m. M</text:span><text:span text:style-name="T138">agacioner</text:span><text:span text:style-name="T78"> zove tehničara da </text:span><text:span text:style-name="T79">osposobi </text:span><text:span text:style-name="T78">bazu. </text:span><text:span text:style-name="T77">Slučaj <text:tab/>upotrebe se nastavlja na koraku 6.</text:span></text:p>
          <text:p text:style-name="P97"/>
          <text:p text:style-name="P136"><text:span text:style-name="T140">1-</text:span><text:span text:style-name="T141">13</text:span><text:span text:style-name="T140">: </text:span><text:span text:style-name="T142">Nestanak struje: </text:span><text:span text:style-name="T158">O</text:span>baveštava se šef <text:span text:style-name="T132">proizvodnje</text:span>. <text:span text:style-name="T159">Ako se nestanak desio pri radu sa <text:tab/>bazom, papiri se samo odlazu u predviđene registatore radi kasnijeg unošenja u bazu i</text:span> <text:tab/><text:span text:style-name="T159">p</text:span>rekida se slučaj upotrebe, <text:span text:style-name="T159">a u ostalim slučajevima se samo prekida slučaj upotrebe</text:span>.</text:p>
          <text:p text:style-name="P136"/>
          <text:p text:style-name="P98"><text:span text:style-name="T160">8: Oštećenje gotovog proizvoda: </text:span><text:span text:style-name="T64">Ukoliko se neki od proizvoda ošteti u toku prenosa do <text:tab/>magacina. </text:span><text:span text:style-name="T80">Šef </text:span><text:span text:style-name="T73">proizvodnje</text:span><text:span text:style-name="T80"> pravi </text:span><text:span text:style-name="T64">zapisnik o količini oštećene robe, </text:span><text:span text:style-name="T80">predaje se menadžeru <text:tab/></text:span><text:span text:style-name="T74">prodaje</text:span><text:span text:style-name="T64">. </text:span><text:span text:style-name="T81">Slučaj upotrebe se nastavlja na koraku 9.</text:span></text:p>
          <text:p text:style-name="P137"><text:tab/></text:p>
          <text:p text:style-name="P138"><text:span text:style-name="T143">5: </text:span><text:span text:style-name="T144">Sirovine neodgovarajućeg kvaliteta: </text:span><text:span text:style-name="T161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/text:span><text:soft-page-break/><text:span text:style-name="T161"><text:tab/>u magacinu posle bacanja nema dovoljna količina te sirovine, obaveštava se <text:tab/>menadžment da je to potrebno nabaviti, a slučaj upotrebe se prekida.</text:span></text:p>
          <text:p text:style-name="P137"><text:span text:style-name="T145">11: Procenat odstupanja je veći od dozvoljenog: </text:span><text:span text:style-name="T162">Obaveštava se menadžment o <text:tab/>nepravilnostima koji kasnije sprovodi odgovarajuće akcije. Slučaj upotrebe se nastavlja <text:tab/>na koraku 12.</text:span></text:p>
        </text:list-item>
      </text:list>
      <text:p text:style-name="P54"><draw:frame draw:style-name="fr4" draw:name="Image1" text:anchor-type="paragraph" svg:x="0.1945in" svg:y="0.4425in" svg:width="6.3043in" svg:height="3.4228in" draw:z-index="3"><draw:image xlink:href="Pictures/1000000000000572000002F57CA40A0D3A97D7F6.jpg" xlink:type="simple" xlink:show="embed" xlink:actuate="onLoad"/></draw:frame></text:p>
      <text:h text:style-name="P325" text:outline-level="3"><text:bookmark-start text:name="__RefHeading___Toc1874_637917885"/><text:span text:style-name="T7">Slučaj upotrebe:</text:span> Upravljanje <text:span text:style-name="T231">podacima o</text:span> proizvodima <text:span text:style-name="T255">(CRUD)</text:span><text:bookmark-end text:name="__RefHeading___Toc1874_637917885"/></text:h>
      <text:p text:style-name="P53"/>
      <text:list xml:id="list2507826486083374847" text:style-name="L17">
        <text:list-item>
          <text:p text:style-name="P239">Kratak opis: <text:span text:style-name="T64">Izvršavanje osnovnih operacija (kreiranje, čitanje, ažuriranje, brisanje) nad podacima o </text:span><text:span text:style-name="T110">gotovim proizvodima</text:span><text:span text:style-name="T64"> u bazi podataka.</text:span></text:p>
        </text:list-item>
        <text:list-item>
          <text:p text:style-name="P239">Učesnici:</text:p>
          <text:list>
            <text:list-item>
              <text:list>
                <text:list-item>
                  <text:p text:style-name="P263">Šef proizvodnje</text:p>
                </text:list-item>
              </text:list>
            </text:list-item>
          </text:list>
        </text:list-item>
        <text:list-item>
          <text:p text:style-name="P264"><text:span text:style-name="T139">Preduslovi: </text:span>Sistem je u ispravnom stanju.</text:p>
        </text:list-item>
        <text:list-item>
          <text:p text:style-name="P264"><text:span text:style-name="T139">Postulovi: </text:span><text:span text:style-name="T255">Šef proizvodnje</text:span> je uspešno izvršio željenu operaciju.</text:p>
        </text:list-item>
        <text:list-item>
          <text:p text:style-name="P243">Osnovni tok:</text:p>
          <text:list>
            <text:list-item>
              <text:p text:style-name="P264"><text:span text:style-name="T255">Šefu proizvodnje</text:span> se prikazuje lista postojećih <text:span text:style-name="T255">gotovih proizvoda</text:span> u bazi podataka</text:p>
            </text:list-item>
            <text:list-item>
              <text:p text:style-name="P264"><text:span text:style-name="T255">Šef proizvodnje</text:span> se <text:span text:style-name="T245">odlučuje za jednu od sledećih akcija:</text:span></text:p>
              <text:list>
                <text:list-item>
                  <text:p text:style-name="P243">Kreiranje:</text:p>
                  <text:list>
                    <text:list-item>
                      <text:p text:style-name="P264"><text:span text:style-name="T255">Šef proizvodnje</text:span> bira opciju da doda nov <text:span text:style-name="T255">gotovi proizvod</text:span> u bazu</text:p>
                    </text:list-item>
                    <text:list-item>
                      <text:p text:style-name="P268">Sistem prikazuje formu za unos <text:span text:style-name="T255">podataka o novom gotovom proizvodu</text:span></text:p>
                    </text:list-item>
                    <text:list-item>
                      <text:p text:style-name="P264"><text:span text:style-name="T255">Šef proizvodnje</text:span> popunjava formu za nov<text:span text:style-name="T255">i gotovi proizvod</text:span></text:p>
                    </text:list-item>
                    <text:list-item>
                      <text:p text:style-name="P264"><text:span text:style-name="T255">Šef proizvodnje</text:span> potvrđuje svoj unos</text:p>
                    </text:list-item>
                    <text:list-item>
                      <text:p text:style-name="P264">Sistem unosi podatke o <text:span text:style-name="T255">novom gotovom proizvodu</text:span> u bazu podataka</text:p>
                    </text:list-item>
                  </text:list>
                </text:list-item>
                <text:list-item>
                  <text:p text:style-name="P243"><text:soft-page-break/>Čitanje:</text:p>
                  <text:list>
                    <text:list-item>
                      <text:p text:style-name="P268"><text:span text:style-name="T255">Šef proizvodnje</text:span> označava željen<text:span text:style-name="T255">i gotovi proizvod</text:span></text:p>
                    </text:list-item>
                    <text:list-item>
                      <text:p text:style-name="P264"><text:span text:style-name="T256">Šef proizvodnje</text:span> bira opciju da pogleda podatke o <text:span text:style-name="T245">izabranom gotovom proizvodu</text:span></text:p>
                    </text:list-item>
                    <text:list-item>
                      <text:p text:style-name="P264"><text:span text:style-name="T245">Sistem</text:span> prikazuj<text:span text:style-name="T245">e</text:span> poda<text:span text:style-name="T245">tke</text:span> <text:span text:style-name="T245">o izabranom gotovom proizvodu u odgovarajućoj formi</text:span></text:p>
                    </text:list-item>
                  </text:list>
                </text:list-item>
                <text:list-item>
                  <text:p text:style-name="P247">Ažuriranje:</text:p>
                  <text:list>
                    <text:list-item>
                      <text:p text:style-name="P268">Šef proizvodnje označava željen<text:span text:style-name="T256">i gotovi proizvod</text:span></text:p>
                    </text:list-item>
                    <text:list-item>
                      <text:p text:style-name="P268">Šef proizvodnje bira opciju da izmeni podatke o izabrano<text:span text:style-name="T256">m gotovom proizvodu</text:span></text:p>
                    </text:list-item>
                    <text:list-item>
                      <text:p text:style-name="P268">Sistem prikazuje formu koja dozvoljava menjanje podataka</text:p>
                    </text:list-item>
                    <text:list-item>
                      <text:p text:style-name="P268">Šef proizvodnje vrši izmenu željenih podataka</text:p>
                    </text:list-item>
                    <text:list-item>
                      <text:p text:style-name="P268">Šef proizvodnje potvrđuje načinjene izmene</text:p>
                    </text:list-item>
                    <text:list-item>
                      <text:p text:style-name="P268">Sistem pamti izmene u bazi podataka</text:p>
                    </text:list-item>
                  </text:list>
                </text:list-item>
                <text:list-item>
                  <text:p text:style-name="P247">Brisanje:</text:p>
                  <text:list>
                    <text:list-item>
                      <text:p text:style-name="P268">Šef proizvodnje označava željen<text:span text:style-name="T256">i gotovi proizvod</text:span></text:p>
                    </text:list-item>
                    <text:list-item>
                      <text:p text:style-name="P268">Šef proizvodnje bira opciju da izbriše izabran<text:span text:style-name="T256">i</text:span> <text:span text:style-name="T256">gotovi proizvod</text:span> iz baze podataka</text:p>
                    </text:list-item>
                    <text:list-item>
                      <text:p text:style-name="P268">Šef proizvodnje potvrđuje svoju nameru o brisanju</text:p>
                    </text:list-item>
                    <text:list-item>
                      <text:p text:style-name="P285">Sistem briše podatke o izabrano<text:span text:style-name="T256">m</text:span> <text:span text:style-name="T256">gotovom proizvod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h text:style-name="Heading_20_2" text:outline-level="2"><text:bookmark-start text:name="__RefHeading___Toc1374_1804989510"/>Prodaja<text:bookmark-end text:name="__RefHeading___Toc1374_1804989510"/></text:h>
      <text:p text:style-name="Text_20_body"><draw:frame draw:style-name="fr1" draw:name="Image3" text:anchor-type="paragraph" svg:width="6.6929in" svg:height="4.7681in" draw:z-index="5"><draw:image xlink:href="Pictures/10000000000002A6000001E373B95BBF9996504E.jpg" xlink:type="simple" xlink:show="embed" xlink:actuate="onLoad"/></draw:frame></text:p>
      <text:p text:style-name="P20"><text:soft-page-break/></text:p>
      <text:h text:style-name="Heading_20_3" text:outline-level="3"><text:bookmark-start text:name="__RefHeading___Toc1376_1804989510"/><text:span text:style-name="T7">Slučaj upotrebe: </text:span><text:span text:style-name="T53">Formiranje</text:span><text:span text:style-name="T52"> otpremnica</text:span><text:bookmark-end text:name="__RefHeading___Toc1376_1804989510"/></text:h>
      <text:list xml:id="list1963791123462639141" text:style-name="L18">
        <text:list-item>
          <text:p text:style-name="P99"><text:span text:style-name="T215">Kratak o</text:span>pis:<text:span text:style-name="T64"> Menadžer prodaje u skladu sa porudžbinama </text:span><text:span text:style-name="T82">i satnja u magacinu gotovih proizvoda kreira otpremnice</text:span></text:p>
        </text:list-item>
        <text:list-item>
          <text:p text:style-name="P99">Učesnici: </text:p>
          <text:list>
            <text:list-item>
              <text:list>
                <text:list-item>
                  <text:p text:style-name="P100"><text:span text:style-name="T64">Menadžer prodaje – </text:span><text:span text:style-name="T82">ima uvid u poručenu robu i stanje u magacinu gotovih proizvoda</text:span></text:p>
                </text:list-item>
              </text:list>
            </text:list-item>
          </text:list>
        </text:list-item>
      </text:list>
      <text:list xml:id="list5842244117219537626" text:style-name="L19">
        <text:list-item>
          <text:list>
            <text:list-item>
              <text:list>
                <text:list-item>
                  <text:p text:style-name="P101"><text:span text:style-name="T64">Vozač – </text:span><text:span text:style-name="T84">vrši transport do kupca</text:span></text:p>
                </text:list-item>
              </text:list>
            </text:list-item>
          </text:list>
        </text:list-item>
      </text:list>
      <text:list xml:id="list171439995032919" text:continue-list="list1963791123462639141" text:style-name="L18">
        <text:list-item>
          <text:p text:style-name="P99">Preduslovi: <text:span text:style-name="T64">Roba je poru</text:span><text:span text:style-name="T89">č</text:span><text:span text:style-name="T64">ena</text:span></text:p>
        </text:list-item>
        <text:list-item>
          <text:p text:style-name="P99">Postuslovi:<text:span text:style-name="T64"> </text:span><text:span text:style-name="T82">Otpremnice su predate vozaču</text:span></text:p>
        </text:list-item>
        <text:list-item>
          <text:p text:style-name="P99">Osnovni tok:</text:p>
          <text:list>
            <text:list-item>
              <text:p text:style-name="P139">Menadžer prodaje analizira pristigle porudžbine i stanje u magacinu gotovih proizvoda</text:p>
            </text:list-item>
            <text:list-item>
              <text:p text:style-name="P140">Menadžer prodaje <text:span text:style-name="T217">planira putanju transporta</text:span></text:p>
            </text:list-item>
            <text:list-item>
              <text:p text:style-name="P139">Menadžer prodaje kreira otpremnice i štampa ih u tri primerka</text:p>
            </text:list-item>
            <text:list-item>
              <text:p text:style-name="P140">Sistem rezerviše proizvode koje je menadžer prodaje stavio na otpremnice</text:p>
            </text:list-item>
            <text:list-item>
              <text:p text:style-name="P139">Menadžer prodaje predaje otpremnice <text:span text:style-name="T216">vozaču</text:span></text:p>
            </text:list-item>
          </text:list>
        </text:list-item>
        <text:list-item>
          <text:p text:style-name="P102">Alternativni tok:</text:p>
          <text:list>
            <text:list-item>
              <text:list>
                <text:list-item>
                  <text:p text:style-name="P102"><text:span text:style-name="T83">1a: </text:span><text:span text:style-name="T218">Nedovoljno proizvoda u magacinu</text:span></text:p>
                  <text:list>
                    <text:list-item>
                      <text:p text:style-name="P141">Menadžer prodaje kontaktira kupca i pita da li bi mu odogvaralo da pošalje deo poručene robe</text:p>
                    </text:list-item>
                    <text:list-item>
                      <text:p text:style-name="P141">Ako kupcu odgovara, šalje mu se deo roba, porudžbina se umanjuje za poslatu količinu i tako korigovana ostaje zapamćena u sistemu. Slučaj upotrebe se nastavlja od tačke 2</text:p>
                    </text:list-item>
                    <text:list-item>
                      <text:p text:style-name="P172"><text:span text:style-name="T83">Ako kupcu ne odgovara, neizmenjena porudžbina ostaje u sistemu. Menadžer prodaje prelazi na naredne porudžbine. Slučaj upotrebe se </text:span><text:span text:style-name="T87">ostaje na koraku</text:span><text:span text:style-name="T83"> 1</text:span></text:p>
                    </text:list-item>
                  </text:list>
                </text:list-item>
                <text:list-item>
                  <text:p text:style-name="P141">1b: <text:span text:style-name="T139">Nemogućnost prevoza firminim vozilom</text:span></text:p>
                  <text:list>
                    <text:list-item>
                      <text:p text:style-name="P142">Menadžer prodaje angažuje nekoga ko vrši usluge transporta. Slučaj upotrebe se nastavlja od tačke 3</text:p>
                    </text:list-item>
                  </text:list>
                </text:list-item>
                <text:list-item>
                  <text:p text:style-name="P142">3: <text:span text:style-name="T139">Nije moguće pristupiti sistemu (kvar, nestanak struje)</text:span></text:p>
                  <text:list>
                    <text:list-item>
                      <text:p text:style-name="P142">Menadžer piše otpremnice i kada bude u mogućnosti da pristupi sistemu, dovodi sistem u ažurno stanje. Slučaj upotrebe se nastavlja od tačke 5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h text:style-name="P326" text:outline-level="3"><text:bookmark-start text:name="__RefHeading___Toc1378_1804989510"/><text:span text:style-name="T7">Slučaj upotrebe:</text:span> <text:span text:style-name="T221">Isporuka gotovog proizvoda</text:span><text:bookmark-end text:name="__RefHeading___Toc1378_1804989510"/></text:h>
      <text:list xml:id="list7611231379329167235" text:style-name="L20">
        <text:list-item>
          <text:p text:style-name="P103">Kratak opis: <text:span text:style-name="T64">Vozač predaje otpremnicu magacioneru i preuzima robu koju je potrebno transportovati</text:span></text:p>
        </text:list-item>
        <text:list-item>
          <text:p text:style-name="P103">Učesnici:</text:p>
          <text:list>
            <text:list-item>
              <text:list>
                <text:list-item>
                  <text:p text:style-name="P143">Magacioner magacina gotovih proizvoda – vodi računa o stanju u magacinu i ažurira bazu podataka o svom magacinu</text:p>
                </text:list-item>
                <text:list-item>
                  <text:p text:style-name="P143">Vozač – vrši transport do kupca</text:p>
                </text:list-item>
                <text:list-item>
                  <text:p text:style-name="P144">Pomoćni radnici – za potrebe utovara</text:p>
                </text:list-item>
              </text:list>
            </text:list-item>
          </text:list>
        </text:list-item>
        <text:list-item>
          <text:p text:style-name="P104">Preduslovi: <text:span text:style-name="T64">Vozač je dobio otpremnice </text:span><text:span text:style-name="T96">(po 3 primerka od svake otpremnice)</text:span></text:p>
        </text:list-item>
        <text:list-item>
          <text:p text:style-name="P104">Postuslovi: <text:span text:style-name="T64">Roba je utovarena i vozač je krenuo na put</text:span></text:p>
        </text:list-item>
        <text:list-item>
          <text:p text:style-name="P104">Osnovni tok:</text:p>
          <text:list>
            <text:list-item>
              <text:p text:style-name="P144"><text:soft-page-break/>Vozač predaje otpremnice magacioneru</text:p>
            </text:list-item>
            <text:list-item>
              <text:p text:style-name="P144">Magacioner izdaje robu vozaču i potpisuje otpremnice</text:p>
            </text:list-item>
            <text:list-item>
              <text:p text:style-name="P144">Magacioner zadržava po jedan primerak od svake otpremnice</text:p>
            </text:list-item>
            <text:list-item>
              <text:p text:style-name="P144">Magacioner ažurira stanje u bazi gotovih proizvoda</text:p>
            </text:list-item>
            <text:list-item>
              <text:p text:style-name="P144">Sistem rezervisanu robu prevodi u otpremljenu</text:p>
            </text:list-item>
            <text:list-item>
              <text:p text:style-name="P144">Pomoćni radnici vrše utovar u vozilo</text:p>
            </text:list-item>
            <text:list-item>
              <text:p text:style-name="P144">Vozač kreće prema kupcima</text:p>
            </text:list-item>
          </text:list>
        </text:list-item>
        <text:list-item>
          <text:p text:style-name="P105">Alternativni tok:</text:p>
          <text:list>
            <text:list-item>
              <text:list>
                <text:list-item>
                  <text:p text:style-name="P145">4: <text:span text:style-name="T139">Nije moguće pristupiti sistemu</text:span></text:p>
                  <text:list>
                    <text:list-item>
                      <text:p text:style-name="P145">Magacioner će, kada bude u mogućnosti da pristupi sistemu, dovesti sistem u ažurno stanje. Slučaj upotrebe se nastavlja od tačke 6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h text:style-name="Heading_20_3" text:outline-level="3"><text:bookmark-start text:name="__RefHeading___Toc1876_637917885"/><text:span text:style-name="T7">Slučaj upotrebe:</text:span> <text:span text:style-name="T258">P</text:span>reuzima<text:span text:style-name="T258">nje</text:span> rob<text:span text:style-name="T258">e</text:span><text:bookmark-end text:name="__RefHeading___Toc1876_637917885"/></text:h>
      <text:list xml:id="list6245692640805975488" text:style-name="L21">
        <text:list-item>
          <text:p text:style-name="P251">Kratak opis: <text:span text:style-name="T64">Kupac vrši istovar i proveru pristigle robe</text:span></text:p>
        </text:list-item>
        <text:list-item>
          <text:p text:style-name="P251">Učesnici: </text:p>
          <text:list>
            <text:list-item>
              <text:list>
                <text:list-item>
                  <text:p text:style-name="P272">Vozač – vrši transport do kupca</text:p>
                </text:list-item>
                <text:list-item>
                  <text:p text:style-name="P272">Kupac – preuzima robu koju je poručio</text:p>
                </text:list-item>
              </text:list>
            </text:list-item>
          </text:list>
        </text:list-item>
        <text:list-item>
          <text:p text:style-name="P272"><text:span text:style-name="T139">Preduslovi:</text:span> Vozač je stigao do kupca</text:p>
        </text:list-item>
        <text:list-item>
          <text:p text:style-name="P272"><text:span text:style-name="T139">Postuslovi:</text:span> Roba je istovarena i vozač nastavlja prema utvrđenoj ruti</text:p>
        </text:list-item>
        <text:list-item>
          <text:p text:style-name="P251">Osnovni tok:</text:p>
          <text:list>
            <text:list-item>
              <text:p text:style-name="P272">Vozač predaje otprmnice kupcu (2 otpremnice)</text:p>
            </text:list-item>
            <text:list-item>
              <text:p text:style-name="P272">Kupac vrši istovar robe</text:p>
            </text:list-item>
            <text:list-item>
              <text:p text:style-name="P272">Kupac vrši proveru robe</text:p>
            </text:list-item>
            <text:list-item>
              <text:p text:style-name="P272">Kupac potpisuje otpremnice i predaje jednu vozaču</text:p>
            </text:list-item>
            <text:list-item>
              <text:p text:style-name="P272">Vozač nastavlja put</text:p>
            </text:list-item>
          </text:list>
        </text:list-item>
        <text:list-item>
          <text:p text:style-name="P251">Alteranivni tok:</text:p>
          <text:list>
            <text:list-item>
              <text:list>
                <text:list-item>
                  <text:p text:style-name="P272">3: <text:span text:style-name="T149">Kupac nije dobio robu koja je navedena u otpremnici</text:span></text:p>
                  <text:list>
                    <text:list-item>
                      <text:p text:style-name="P273">Obaveštava se menadžment firme. <text:span text:style-name="T237">Prepravlja se</text:span> otpremnica <text:span text:style-name="T237">(sistem mora da omoguci ispravljanje otpremnica)</text:span> <text:span text:style-name="T237">tako da</text:span> je u skladu sa primljenom robom i šalje se kupcu, <text:span text:style-name="T222">putem imejla ili poštom. Kupac potpisuje jedan primerak otpremnice i šalje natrag u firmu. Slučaj upotrebe se nastavlja od tačke 6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h text:style-name="P339" text:outline-level="3"><text:bookmark-start text:name="__RefHeading___Toc3232_1923651595"/><text:span text:style-name="T1">Slučaj upotrebe:</text:span> <text:span text:style-name="T139">Registracija novih kupaca</text:span><text:bookmark-end text:name="__RefHeading___Toc3232_1923651595"/></text:h>
      <text:list xml:id="list4277183399449965522" text:style-name="L22">
        <text:list-item>
          <text:p text:style-name="P287"><text:span text:style-name="T139">Kratak opis: </text:span><text:span text:style-name="T64">Izvršavanje operacije kreiranje novog kupca za poručivanje preko veb stranice</text:span></text:p>
          <text:p text:style-name="P274"/>
        </text:list-item>
        <text:list-item>
          <text:p text:style-name="P252">Učesnicic:</text:p>
          <text:list>
            <text:list-header>
              <text:p text:style-name="P274">Kupac - popunjava formu potrebnu za registraciju</text:p>
              <text:p text:style-name="P274">Menadžer prodaje - pregleda formu i unosi je u bazu</text:p>
            </text:list-header>
          </text:list>
        </text:list-item>
      </text:list>
      <text:p text:style-name="P58"/>
      <text:list xml:id="list171440070137243" text:continue-numbering="true" text:style-name="L22">
        <text:list-item>
          <text:p text:style-name="P252">Preduslovi: <text:span text:style-name="T64">Internet konekcija je stabilna na obe strane, baza je ispravna</text:span></text:p>
        </text:list-item>
      </text:list>
      <text:p text:style-name="P58"/>
      <text:list xml:id="list171440446572949" text:continue-numbering="true" text:style-name="L22">
        <text:list-item>
          <text:p text:style-name="P253"><text:soft-page-break/>Postuslovi: <text:span text:style-name="T64">Nov kupac je unet u bazu kupaca</text:span></text:p>
        </text:list-item>
      </text:list>
      <text:p text:style-name="P59"/>
      <text:list xml:id="list171441288477899" text:continue-numbering="true" text:style-name="L22">
        <text:list-item>
          <text:p text:style-name="P253">Osnovni tok:</text:p>
          <text:list>
            <text:list-item>
              <text:p text:style-name="P275">Kupac na veb strani <text:s/>bira opciju "registruj se"</text:p>
            </text:list-item>
            <text:list-item>
              <text:p text:style-name="P275">Kupac popunjava formu koja sadrži osnovne podatke</text:p>
            </text:list-item>
            <text:list-item>
              <text:p text:style-name="P275">Kupac šalje svoju registraciju klikom na opciju "pošalji"</text:p>
            </text:list-item>
            <text:list-item>
              <text:p text:style-name="P275">Podaci stižu na računar menadžera prodaje</text:p>
            </text:list-item>
            <text:list-item>
              <text:p text:style-name="P275">Menadžer prodaje pregleda dobijene podatke</text:p>
            </text:list-item>
            <text:list-item>
              <text:p text:style-name="P275">Menadžer prodaje klikom na opciju "unesi" unosi datog kupca u bazu</text:p>
            </text:list-item>
            <text:list-item>
              <text:p text:style-name="P275">Sistem šalje imejl potvrdu kupcu o uspešnosti registracije</text:p>
            </text:list-item>
          </text:list>
        </text:list-item>
      </text:list>
      <text:p text:style-name="P59"/>
      <text:list xml:id="list171441535843790" text:continue-numbering="true" text:style-name="L22">
        <text:list-item>
          <text:p text:style-name="P253">Alternativni tok:</text:p>
          <text:list>
            <text:list-header>
              <text:p text:style-name="P254">5: Neispravni podaci:</text:p>
            </text:list-header>
          </text:list>
        </text:list-item>
      </text:list>
      <text:list xml:id="list7756539868524390855" text:style-name="L23">
        <text:list-item>
          <text:list>
            <text:list-item>
              <text:p text:style-name="P276">Menadžer prodaje bira opciju odbaci</text:p>
            </text:list-item>
            <text:list-item>
              <text:p text:style-name="P276">Sistem šalje imejl koji kaže da je registracija odbijena</text:p>
            </text:list-item>
            <text:list-item>
              <text:p text:style-name="P276">Slučaj upotrebe se nastavlja na koraku 1</text:p>
            </text:list-item>
          </text:list>
        </text:list-item>
      </text:list>
      <text:p text:style-name="P60"/>
      <text:list xml:id="list171441487542754" text:continue-list="list171441535843790" text:style-name="L22">
        <text:list-item>
          <text:p text:style-name="P255">Dodatne napomene:</text:p>
        </text:list-item>
      </text:list>
      <text:list xml:id="list1725207550993676482" text:style-name="L24">
        <text:list-item>
          <text:p text:style-name="P277">forma koja sadrži osnovne podatke sastoji se od sledećih podataka: ime firme (korisničko ime), lozinku, ime, prezime, kontakt telefon, imejl adresa, adresa dostave</text:p>
        </text:list-item>
      </text:list>
      <text:h text:style-name="P327" text:outline-level="3"/>
      <text:h text:style-name="P329" text:outline-level="3"><text:bookmark-start text:name="__RefHeading___Toc2497_637917885"/><text:span text:style-name="T7">Slučaj upotrebe:</text:span> <text:span text:style-name="T231">Upravljanje podacima o kupcima (RUD)</text:span><text:bookmark-end text:name="__RefHeading___Toc2497_637917885"/></text:h>
      <text:list xml:id="list5551102209681759992" text:style-name="L25">
        <text:list-item>
          <text:p text:style-name="P162"><text:span text:style-name="T147">Kratak opis: </text:span><text:span text:style-name="T98">Izvršavanje osnovnih operacija (čitanje, ažuriranje, brisanje) nad podacima o kupcima iz baze podataka</text:span></text:p>
          <text:p text:style-name="P146"/>
        </text:list-item>
        <text:list-item>
          <text:p text:style-name="P106">Učesnici:</text:p>
          <text:list>
            <text:list-header>
              <text:p text:style-name="P146"><text:span text:style-name="T219">Kupac</text:span> - <text:span text:style-name="T251">vrši osnovne operacije</text:span></text:p>
              <text:p text:style-name="P146"><text:span text:style-name="T251">Menadžer prodaje</text:span> - <text:span text:style-name="T253">pregleda i proverava ispravnost dobijenih podataka</text:span></text:p>
            </text:list-header>
          </text:list>
        </text:list-item>
      </text:list>
      <text:p text:style-name="P37"/>
      <text:list xml:id="list171440911262785" text:continue-numbering="true" text:style-name="L25">
        <text:list-item>
          <text:p text:style-name="P106">Preduslovi:<text:span text:style-name="T251"> </text:span><text:span text:style-name="T104">I</text:span><text:span text:style-name="T86">nternet konekcija je stabilna</text:span><text:span text:style-name="T64">, baza </text:span><text:span text:style-name="T104">je </text:span><text:span text:style-name="T64">ispravna</text:span></text:p>
          <text:p text:style-name="P147"/>
        </text:list-item>
        <text:list-item>
          <text:p text:style-name="P107">Postuslovi: <text:span text:style-name="T104">Kupac čita, ažurira ili briše svoj nalog</text:span></text:p>
        </text:list-item>
      </text:list>
      <text:p text:style-name="P38"/>
      <text:list xml:id="list171440785848083" text:continue-numbering="true" text:style-name="L25">
        <text:list-item>
          <text:p text:style-name="P107">Osnovni tok:</text:p>
          <text:list>
            <text:list-item>
              <text:p text:style-name="P173"><text:span text:style-name="T85">K</text:span><text:span text:style-name="T64">upac klikom unosi svoje korisničko ime i lozinku u polja predvidjena za to i klikom na opciju "uloguj se" se loguje</text:span></text:p>
            </text:list-item>
            <text:list-item>
              <text:p text:style-name="P148">Kupac se odlučuje za jednu od sledećih opcija</text:p>
              <text:p text:style-name="P108">Čitanje:</text:p>
              <text:list>
                <text:list-item>
                  <text:list>
                    <text:list-item>
                      <text:p text:style-name="P149">Kupac klikom na opciju "pročitaj podatke" otvara novu stranicu </text:p>
                    </text:list-item>
                    <text:list-item>
                      <text:p text:style-name="P151">Sistem prikazuje formu koja sadrži osnovne podatke Kupca koji se nalaze u bazi</text:p>
                    </text:list-item>
                  </text:list>
                </text:list-item>
              </text:list>
            </text:list-item>
          </text:list>
        </text:list-item>
      </text:list>
      <text:p text:style-name="P78">Ažuriranje:</text:p>
      <text:list xml:id="list7017529585041561812" text:style-name="L26">
        <text:list-item>
          <text:p text:style-name="P150">Kupac klikom na opciju "ažuriraj podatke" otvara novu stranicu</text:p>
        </text:list-item>
        <text:list-item>
          <text:p text:style-name="P152"><text:soft-page-break/>Sistem prikazuje formu koja sadrži osnovne podatke kupca koji se nalaze poljima koja mogu da se menjaju</text:p>
        </text:list-item>
        <text:list-item>
          <text:p text:style-name="P152">Kupac može da izbriše postojeće podatke i da unese nove</text:p>
        </text:list-item>
        <text:list-item>
          <text:p text:style-name="P152">Kupac klikom na opciju "ažuriraj" menja svoje podatke</text:p>
        </text:list-item>
        <text:list-item>
          <text:p text:style-name="P152">Sistem šalje izmenjene podatke na računar menadžera prodaje</text:p>
        </text:list-item>
        <text:list-item>
          <text:p text:style-name="P152">Menadžer prodaje pregleda dobijene podatke</text:p>
        </text:list-item>
        <text:list-item>
          <text:p text:style-name="P152">Menadžer prodaje klikom na opciju "ažuriraj" ažurira bazu podataka</text:p>
        </text:list-item>
        <text:list-item>
          <text:p text:style-name="P152">Sistem šalje potvrdu <text:span text:style-name="T252">k</text:span>upcu da su podaci uspešno ažurirani</text:p>
        </text:list-item>
      </text:list>
      <text:p text:style-name="P79">Brisanje:</text:p>
      <text:list xml:id="list7056483007253024711" text:style-name="L27">
        <text:list-item>
          <text:p text:style-name="P153">Kupac bira opciju "obriši nalog"</text:p>
        </text:list-item>
        <text:list-item>
          <text:p text:style-name="P153">Sistem izbacuje novi prozor koji sadrži tekst "Da li sigurno želite da obrišete svoj nalog" ispod kojeg se nalaze opcije "da" i "ne" </text:p>
        </text:list-item>
        <text:list-item>
          <text:p text:style-name="P154">Kupac klikom na opciju "da" briše svoj nalog</text:p>
        </text:list-item>
        <text:list-item>
          <text:p text:style-name="P154">Sistem briše nalog iz baze i šalje potvrdu kupcu da je nalog uspešno obrisan</text:p>
        </text:list-item>
        <text:list-item>
          <text:p text:style-name="P154">Sistem vraća kupca na početnu stranu </text:p>
        </text:list-item>
      </text:list>
      <text:p text:style-name="P41"/>
      <text:list xml:id="list171441419205493" text:continue-list="list171440785848083" text:style-name="L25">
        <text:list-item>
          <text:p text:style-name="P109">Alternativni tok:</text:p>
          <text:list>
            <text:list-header>
              <text:p text:style-name="P110">1: Kupac je zaboravio svoju lozinku:</text:p>
            </text:list-header>
          </text:list>
        </text:list-item>
      </text:list>
      <text:list xml:id="list5695579653153993778" text:style-name="L28">
        <text:list-item>
          <text:list>
            <text:list-item>
              <text:p text:style-name="P155">Kupac prelazi na slučj upotrebe: "<text:span text:style-name="T1">Zaboravljena lozinka</text:span><text:span text:style-name="T6"> i (ili) korisničko ime</text:span>"</text:p>
            </text:list-item>
          </text:list>
          <text:p text:style-name="P111">Ažuriranje 6, 7: Neispravni podaci:</text:p>
          <text:list text:continue-numbering="true">
            <text:list-item>
              <text:p text:style-name="P155">Menadžer prodaje bira opciju "odbaci"</text:p>
            </text:list-item>
            <text:list-item>
              <text:p text:style-name="P155">Sistem šalje imejl kupcu koji kaže da podaci nisu ispravni</text:p>
            </text:list-item>
            <text:list-item>
              <text:p text:style-name="P155">Slucaj upotrebe se nastavlja na koraku Azurianje 1</text:p>
            </text:list-item>
          </text:list>
        </text:list-item>
      </text:list>
      <text:p text:style-name="P80">Brisanje 3: Kupac bira drugu opciju:</text:p>
      <text:list xml:id="list1637345887283440914" text:style-name="L29">
        <text:list-item>
          <text:p text:style-name="P156">Kupac bira opciju "ne"</text:p>
        </text:list-item>
        <text:list-item>
          <text:p text:style-name="P156">Sistem zatvara novi prozor</text:p>
        </text:list-item>
        <text:list-item>
          <text:p text:style-name="P156">Slučaj upotrebe se nastavlja na koraku Brisanje 1</text:p>
        </text:list-item>
      </text:list>
      <text:p text:style-name="P42"/>
      <text:list xml:id="list8655744042900046971" text:style-name="L30">
        <text:list-item>
          <text:p text:style-name="P112">Dodatne napomene:</text:p>
        </text:list-item>
      </text:list>
      <text:list xml:id="list6107697119654382691" text:style-name="L31">
        <text:list-item>
          <text:p text:style-name="P288"><text:span text:style-name="T103">forma koja sadrži osnovne podatke sastoji se od sledećih podataka: ime firme (korisničko ime), lozink</text:span><text:span text:style-name="T109">a</text:span><text:span text:style-name="T103">, ime, prezime, kontakt telefon, imejl adresa, adresa dostave</text:span></text:p>
          <text:p text:style-name="P291"/>
        </text:list-item>
      </text:list>
      <text:h text:style-name="P329" text:outline-level="3"><text:bookmark-start text:name="__RefHeading___Toc1111_710511344"/><text:span text:style-name="T7">Slučaj upotrebe:</text:span> Zaboravljena lozinka<text:span text:style-name="T252"> i (ili) korisničko ime</text:span><text:bookmark-end text:name="__RefHeading___Toc1111_710511344"/></text:h>
      <text:list xml:id="list3644266907335462546" text:style-name="L32">
        <text:list-item>
          <text:p text:style-name="P113">Kratak opis: <text:span text:style-name="T64">Procedura koju kupac obavlja u slučaju zaboravljene lozinke i (ili) korisničkog imena</text:span></text:p>
        </text:list-item>
      </text:list>
      <text:p text:style-name="P39"/>
      <text:list xml:id="list171440886692781" text:continue-numbering="true" text:style-name="L32">
        <text:list-item>
          <text:p text:style-name="P113">Učesnici:</text:p>
          <text:list>
            <text:list-header>
              <text:p text:style-name="P157">Kupac - <text:span text:style-name="T252">vrši oporavak svog naloga</text:span></text:p>
              <text:p text:style-name="P157"/>
            </text:list-header>
          </text:list>
        </text:list-item>
        <text:list-item>
          <text:p text:style-name="P163"><text:span text:style-name="T148">Preduslovi: </text:span><text:span text:style-name="T105">I</text:span><text:span text:style-name="T86">nternet konekcija je stabilna</text:span><text:span text:style-name="T105">, </text:span><text:span text:style-name="T106">sistem je u ispravnom stanju</text:span></text:p>
        </text:list-item>
      </text:list>
      <text:p text:style-name="P39"/>
      <text:list xml:id="list171441905801352" text:continue-numbering="true" text:style-name="L32">
        <text:list-item>
          <text:p text:style-name="P113">Postulovi: <text:span text:style-name="T64">Poslat je imejl kupcu koji sadrži lozinku i korisničko ime</text:span></text:p>
        </text:list-item>
      </text:list>
      <text:p text:style-name="P39"/>
      <text:list xml:id="list171440382948985" text:continue-numbering="true" text:style-name="L32">
        <text:list-item>
          <text:p text:style-name="P113">Osnovni tok:</text:p>
          <text:list>
            <text:list-item>
              <text:p text:style-name="P157">Kupac <text:span text:style-name="T253">bira opciju "zaboravljena lozinka i (ili) korisničko ime"</text:span></text:p>
            </text:list-item>
            <text:list-item>
              <text:p text:style-name="P158">Sistem otvara novu stranicu koja sadrži polja predvidjena za unos imejl adrese i broja telefona</text:p>
            </text:list-item>
            <text:list-item>
              <text:p text:style-name="P157"><text:soft-page-break/>Kupac <text:span text:style-name="T253">u polja predvidjena za to unosi</text:span> svoj broj telefona <text:span text:style-name="T253">i</text:span> imejl adresu<text:span text:style-name="T253"> i bira opciju "oporavi"</text:span></text:p>
            </text:list-item>
            <text:list-item>
              <text:p text:style-name="P158">Sistem na osnovu pretrage u bazi šalje imejl kupcu koji sadrži korisničko ime i lozinku</text:p>
            </text:list-item>
            <text:list-item>
              <text:p text:style-name="P158">Sistem vraća kupca na početnu stranicu</text:p>
              <text:p text:style-name="P157"/>
              <text:p text:style-name="P157"/>
            </text:list-item>
          </text:list>
        </text:list-item>
        <text:list-item>
          <text:p text:style-name="P113">Alternativni tok:</text:p>
          <text:list>
            <text:list-header>
              <text:p text:style-name="P114">4: Pretraga u bazi nije uspešna:</text:p>
            </text:list-header>
          </text:list>
        </text:list-item>
      </text:list>
      <text:list xml:id="list6966250578862501947" text:style-name="L33">
        <text:list-item>
          <text:list>
            <text:list-item>
              <text:p text:style-name="P159">Sistem šalje imejl koji kaže da kupac nije registrovan </text:p>
            </text:list-item>
            <text:list-item>
              <text:p text:style-name="P159">Kupac prelazi na slučaj upotrebe: "Registracija novih korisnika"</text:p>
            </text:list-item>
          </text:list>
        </text:list-item>
      </text:list>
      <text:p text:style-name="P43"/>
      <text:h text:style-name="Heading_20_3" text:outline-level="3"><text:bookmark-start text:name="__RefHeading___Toc3291_1923651595"/><text:span text:style-name="T7">Slučaj upotrebe:</text:span> Upravljanje podacima o otpremnicama <text:span text:style-name="T259">(RUD)</text:span><text:bookmark-end text:name="__RefHeading___Toc3291_1923651595"/></text:h>
      <text:list xml:id="list4991262731479966906" text:style-name="L34">
        <text:list-item>
          <text:p text:style-name="P241">Kratak opis: <text:span text:style-name="T64">Izvršavanje osnovnih operacija (čitanje, ažuriranje, brisanje) nad podacima o sirovinama u bazi podataka.</text:span></text:p>
        </text:list-item>
        <text:list-item>
          <text:p text:style-name="P241">Učesnici:</text:p>
          <text:list>
            <text:list-item>
              <text:list>
                <text:list-item>
                  <text:p text:style-name="P278">Menadžer <text:span text:style-name="T260">prodaje</text:span></text:p>
                </text:list-item>
              </text:list>
            </text:list-item>
          </text:list>
        </text:list-item>
        <text:list-item>
          <text:p text:style-name="P266"><text:span text:style-name="T139">Preduslovi: </text:span>Sistem je u ispravnom stanju.</text:p>
        </text:list-item>
        <text:list-item>
          <text:p text:style-name="P266"><text:span text:style-name="T139">Postulovi: </text:span>Menadžer je uspešno izvršio željenu operaciju.</text:p>
        </text:list-item>
        <text:list-item>
          <text:p text:style-name="P245">Osnovni tok:</text:p>
          <text:list>
            <text:list-item>
              <text:p text:style-name="P266">Menadžeru se prikazuje lista postojećih sirovina u bazi podataka</text:p>
            </text:list-item>
            <text:list-item>
              <text:p text:style-name="P266">Menadžer <text:span text:style-name="T260">označava željenu otpremnicu i</text:span> <text:span text:style-name="T245">odlučuje se za jednu od sledećih akcija:</text:span></text:p>
              <text:list>
                <text:list-item>
                  <text:p text:style-name="P245">Čitanje:</text:p>
                  <text:list>
                    <text:list-item>
                      <text:p text:style-name="P266">Menadžer bira opciju da pogleda podatke <text:span text:style-name="T260">u</text:span> <text:span text:style-name="T245">izabranoj</text:span> <text:span text:style-name="T260">otpremnici</text:span></text:p>
                    </text:list-item>
                    <text:list-item>
                      <text:p text:style-name="P266"><text:span text:style-name="T245">Sistem</text:span> prikazuj<text:span text:style-name="T245">e</text:span> poda<text:span text:style-name="T245">tke</text:span> <text:span text:style-name="T245">o izabranoj otprmnici u odgovarajućoj formi</text:span></text:p>
                    </text:list-item>
                  </text:list>
                </text:list-item>
                <text:list-item>
                  <text:p text:style-name="P249">Ažuriranje:</text:p>
                  <text:list>
                    <text:list-item>
                      <text:p text:style-name="P270">Menadžer bira opciju da izmeni podatke <text:span text:style-name="T260">u</text:span> izabranoj <text:span text:style-name="T260">otpremnici</text:span></text:p>
                    </text:list-item>
                    <text:list-item>
                      <text:p text:style-name="P270">Sistem prikazuje formu koja dozvoljava menjanje podataka</text:p>
                    </text:list-item>
                    <text:list-item>
                      <text:p text:style-name="P270">Menadžer vrši izmenu željenih podataka</text:p>
                    </text:list-item>
                    <text:list-item>
                      <text:p text:style-name="P270">Menadžer potvrđuje načinjene izmene</text:p>
                    </text:list-item>
                    <text:list-item>
                      <text:p text:style-name="P270">Sistem pamti izmene u bazi podataka</text:p>
                    </text:list-item>
                  </text:list>
                </text:list-item>
                <text:list-item>
                  <text:p text:style-name="P249">Brisanje:</text:p>
                  <text:list>
                    <text:list-item>
                      <text:p text:style-name="P270">Menadžer bira opciju da izbriše izabranu <text:span text:style-name="T260">otpremnicu</text:span> iz baze podataka</text:p>
                    </text:list-item>
                    <text:list-item>
                      <text:p text:style-name="P270">Menadžer potvrđuje svoju nameru o brisanju</text:p>
                    </text:list-item>
                    <text:list-item>
                      <text:p text:style-name="P270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1890_637917885"/><text:soft-page-break/>Nabavka<text:bookmark-end text:name="__RefHeading___Toc1890_637917885"/></text:h>
      <text:p text:style-name="Text_20_body"><draw:frame draw:style-name="fr5" draw:name="Image4" text:anchor-type="paragraph" svg:y="0.1047in" svg:width="4.6925in" svg:height="4.1327in" draw:z-index="0"><draw:image xlink:href="Pictures/10000000000001E6000001ACB8F4699535B1D9F9.jpg" xlink:type="simple" xlink:show="embed" xlink:actuate="onLoad"/></draw:frame></text:p>
      <text:p text:style-name="Text_20_body"/>
      <text:h text:style-name="P328" text:outline-level="3"/>
      <text:h text:style-name="P328" text:outline-level="3"/>
      <text:h text:style-name="P328" text:outline-level="3"/>
      <text:h text:style-name="P328" text:outline-level="3"/>
      <text:h text:style-name="P328" text:outline-level="3"/>
      <text:h text:style-name="P328" text:outline-level="3"/>
      <text:h text:style-name="P328" text:outline-level="3"/>
      <text:h text:style-name="P328" text:outline-level="3"/>
      <text:h text:style-name="P328" text:outline-level="3"/>
      <text:h text:style-name="P328" text:outline-level="3"/>
      <text:h text:style-name="P330" text:outline-level="3"><text:bookmark-start text:name="__RefHeading___Toc1904_637917885"/><text:span text:style-name="T7">Slučaj upotrebe:</text:span> Nabavka <text:span text:style-name="T235">sirovina</text:span><text:bookmark-end text:name="__RefHeading___Toc1904_637917885"/></text:h>
      <text:list xml:id="list9130874988096921607" text:style-name="L35">
        <text:list-item>
          <text:p text:style-name="P256"><text:span text:style-name="T234">Kratak opis: </text:span><text:span text:style-name="T90">Menadžer nabavke naručuje potrebne sirovine od dobavljača</text:span></text:p>
        </text:list-item>
        <text:list-item>
          <text:p text:style-name="P257">Učesnici:<text:span text:style-name="T64"> </text:span></text:p>
          <text:list>
            <text:list-item>
              <text:list>
                <text:list-item>
                  <text:p text:style-name="P281">Menadžer nabavke – poručuje sirovine</text:p>
                </text:list-item>
                <text:list-item>
                  <text:p text:style-name="P281">Dobavljač – prima porudžbinu</text:p>
                </text:list-item>
              </text:list>
            </text:list-item>
          </text:list>
        </text:list-item>
        <text:list-item>
          <text:p text:style-name="P257">Preduslovi:<text:span text:style-name="T64"> </text:span><text:span text:style-name="T91">Baza podataka je ažurirana i pokazuje tačno stanje u magacinu sirovinam</text:span></text:p>
        </text:list-item>
        <text:list-item>
          <text:p text:style-name="P259">Postuslovi:<text:span text:style-name="T64"> Sirovine su poručene</text:span></text:p>
        </text:list-item>
        <text:list-item>
          <text:p text:style-name="P259">Osnovni tok<text:span text:style-name="T64">:</text:span></text:p>
          <text:list>
            <text:list-item>
              <text:p text:style-name="P259"><text:span text:style-name="T64">Menadžer nabavke anali</text:span><text:span text:style-name="T92">zira stanje u magacinu sirovina i utvrđuje koje sirovine je neophodno poručiti</text:span></text:p>
            </text:list-item>
            <text:list-item>
              <text:p text:style-name="P282">Menadžer nabavke kontaktira dobavljača određenih sirovina</text:p>
            </text:list-item>
            <text:list-item>
              <text:p text:style-name="P282">Dobavljač prima porudžbinu</text:p>
            </text:list-item>
          </text:list>
        </text:list-item>
        <text:list-item>
          <text:p text:style-name="P261">Alteranivni tok:</text:p>
          <text:list>
            <text:list-item>
              <text:list>
                <text:list-item>
                  <text:p text:style-name="P282">3: <text:span text:style-name="T139">Dobavljač nije u stanju da prihvati porudžbinu</text:span></text:p>
                  <text:list>
                    <text:list-item>
                      <text:p text:style-name="P282">Menadžer odlaže nabavku određene sirovine. Slučaj upotrebe se završava</text:p>
                    </text:list-item>
                    <text:list-item>
                      <text:p text:style-name="P282">Menadžer nabavke pronalazi drugog dobavljača od koga može naručiti potrebnu sirovinu</text:p>
                    </text:list-item>
                  </text:list>
                </text:list-item>
              </text:list>
            </text:list-item>
          </text:list>
        </text:list-item>
      </text:list>
      <text:h text:style-name="P331" text:outline-level="3"><text:bookmark-start text:name="__RefHeading___Toc1906_637917885"/><text:soft-page-break/><text:span text:style-name="T12">Slučaj upotrebe:</text:span><text:span text:style-name="T223"> Unos sirovina u magacin</text:span><text:bookmark-end text:name="__RefHeading___Toc1906_637917885"/></text:h>
      <text:list xml:id="list7632589153941810477" text:style-name="L36">
        <text:list-item>
          <text:p text:style-name="P289"><text:span text:style-name="T150">Kratak opis: </text:span><text:span text:style-name="T93">Pristigle sirovine se ubacuju u magacin</text:span></text:p>
        </text:list-item>
        <text:list-item>
          <text:p text:style-name="P258">Učesnici:<text:span text:style-name="T64"> </text:span></text:p>
          <text:list>
            <text:list-item>
              <text:list>
                <text:list-item>
                  <text:p text:style-name="P289"><text:span text:style-name="T90">M</text:span><text:span text:style-name="T93">agacioner</text:span><text:span text:style-name="T90"> </text:span><text:span text:style-name="T97">magacina sirovina </text:span><text:span text:style-name="T90">– </text:span><text:span text:style-name="T93">nadgleda unos sirovina i ažurira bazu podataka</text:span></text:p>
                </text:list-item>
                <text:list-item>
                  <text:p text:style-name="P258"><text:span text:style-name="T93">Pomoćni radnici</text:span><text:span text:style-name="T64"> – </text:span><text:span text:style-name="T93">vrše unošenje sirovina</text:span></text:p>
                </text:list-item>
              </text:list>
            </text:list-item>
          </text:list>
        </text:list-item>
        <text:list-item>
          <text:p text:style-name="P258">Preduslovi:<text:span text:style-name="T64"> </text:span><text:span text:style-name="T93">Sirovine su transortovane do magacina </text:span><text:span text:style-name="T100">(kako god je to dogovoreno od strane menadžera nabavke i dobavljača)</text:span></text:p>
        </text:list-item>
        <text:list-item>
          <text:p text:style-name="P260">Postuslovi:<text:span text:style-name="T64"> Sirovine su </text:span><text:span text:style-name="T93">smeštene u magacin i baza podataka je ažurirana</text:span></text:p>
        </text:list-item>
        <text:list-item>
          <text:p text:style-name="P260">Osnovni tok<text:span text:style-name="T64">:</text:span><text:span text:style-name="T93"> </text:span></text:p>
          <text:list>
            <text:list-item>
              <text:p text:style-name="P290"><text:span text:style-name="T92">M</text:span><text:span text:style-name="T93">agacioner vrši proveru pristiglih sirovina i potpisuje dobavljačevu otpremnicu</text:span></text:p>
            </text:list-item>
            <text:list-item>
              <text:p text:style-name="P284">Radnici unose sirovine u magacin</text:p>
            </text:list-item>
            <text:list-item>
              <text:p text:style-name="P284">Magacioner ažurira stanje u bazi podataka</text:p>
            </text:list-item>
          </text:list>
        </text:list-item>
        <text:list-item>
          <text:p text:style-name="P262">Alteranivni tok:</text:p>
          <text:list>
            <text:list-item>
              <text:list>
                <text:list-item>
                  <text:p text:style-name="P262"><text:span text:style-name="T93">1</text:span><text:span text:style-name="T64">: </text:span><text:span text:style-name="T236">Pristigle sirovine nisu u skladu sa poručenim sirovinama</text:span></text:p>
                </text:list-item>
              </text:list>
            </text:list-item>
          </text:list>
        </text:list-item>
      </text:list>
      <text:list xml:id="list171440718370521" text:continue-list="list9130874988096921607" text:style-name="L35">
        <text:list-item>
          <text:list>
            <text:list-item>
              <text:list>
                <text:list-item>
                  <text:list>
                    <text:list-item>
                      <text:p text:style-name="P283">M<text:span text:style-name="T236">agacioner obaveštava menadžera nabavke. Menadžer nabavke kontaktira dobavljača radi korekcije pristigle otpremnice. Slučaj upotrebe</text:span> <text:span text:style-name="T236">se nastavlja od tačke 2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330" text:outline-level="3"><text:bookmark-start text:name="__RefHeading___Toc1908_637917885"/><text:span text:style-name="T7">Slučaj upotrebe:</text:span> Upravljanje podacima o sirovinama <text:span text:style-name="T244">(CRUD)</text:span><text:bookmark-end text:name="__RefHeading___Toc1908_637917885"/></text:h>
      <text:list xml:id="list171441534043128" text:continue-list="list2507826486083374847" text:style-name="L17">
        <text:list-item>
          <text:p text:style-name="P240">Kratak opis: <text:span text:style-name="T64">Izvršavanje osnovnih operacija (kreiranje, čitanje, ažuriranje, brisanje) nad podacima o sirovinama u bazi podataka</text:span></text:p>
        </text:list-item>
        <text:list-item>
          <text:p text:style-name="P240">Učesnici:</text:p>
          <text:list>
            <text:list-item>
              <text:list>
                <text:list-item>
                  <text:p text:style-name="P279">Menadžer nabavke</text:p>
                </text:list-item>
              </text:list>
            </text:list-item>
          </text:list>
        </text:list-item>
        <text:list-item>
          <text:p text:style-name="P265"><text:span text:style-name="T139">Preduslovi: </text:span>Sistem je u ispravnom stanju</text:p>
        </text:list-item>
        <text:list-item>
          <text:p text:style-name="P265"><text:span text:style-name="T139">Postulovi: </text:span>Menadžer je uspešno izvršio željenu operaciju</text:p>
        </text:list-item>
        <text:list-item>
          <text:p text:style-name="P244">Osnovni tok:</text:p>
          <text:list>
            <text:list-item>
              <text:p text:style-name="P265">Menadžeru se prikazuje lista postojećih sirovina u bazi podataka</text:p>
            </text:list-item>
            <text:list-item>
              <text:p text:style-name="P265">Menadžer se <text:span text:style-name="T245">odlučuje za jednu od sledećih akcija:</text:span></text:p>
              <text:list>
                <text:list-item>
                  <text:p text:style-name="P244">Kreiranje:</text:p>
                  <text:list>
                    <text:list-item>
                      <text:p text:style-name="P265">Menadžer bira opciju da doda novu sirovinu u bazu</text:p>
                    </text:list-item>
                    <text:list-item>
                      <text:p text:style-name="P269">Sistem prikazuje formu za unos novih sirovina</text:p>
                    </text:list-item>
                    <text:list-item>
                      <text:p text:style-name="P265">Menadžer popunjava formu za novu sirovinu</text:p>
                    </text:list-item>
                    <text:list-item>
                      <text:p text:style-name="P265">Menadžer potvrđuje svoj unos</text:p>
                    </text:list-item>
                    <text:list-item>
                      <text:p text:style-name="P265">Sistem unosi podatke o novoj sirovini u bazu podataka</text:p>
                    </text:list-item>
                  </text:list>
                </text:list-item>
                <text:list-item>
                  <text:p text:style-name="P244">Čitanje:</text:p>
                  <text:list>
                    <text:list-item>
                      <text:p text:style-name="P269">Menadžer označava željenu sirovinu</text:p>
                    </text:list-item>
                    <text:list-item>
                      <text:p text:style-name="P265">Menadžer bira opciju da pogleda podatke o <text:span text:style-name="T245">izabranoj</text:span> sirovini</text:p>
                    </text:list-item>
                    <text:list-item>
                      <text:p text:style-name="P265"><text:span text:style-name="T245">Sistem</text:span> prikazuj<text:span text:style-name="T245">e</text:span> poda<text:span text:style-name="T245">tke</text:span> <text:span text:style-name="T245">o izabranoj sirovini u odgovarajućoj formi</text:span></text:p>
                    </text:list-item>
                  </text:list>
                </text:list-item>
                <text:list-item>
                  <text:p text:style-name="P248">Ažuriranje:</text:p>
                  <text:list>
                    <text:list-item>
                      <text:p text:style-name="P269">Menadžer označava željenu sirovinu</text:p>
                    </text:list-item>
                    <text:list-item>
                      <text:p text:style-name="P269"><text:soft-page-break/>Menadžer bira opciju da izmeni podatke o izabranoj sirovini</text:p>
                    </text:list-item>
                    <text:list-item>
                      <text:p text:style-name="P269">Sistem prikazuje formu koja dozvoljava menjanje podataka</text:p>
                    </text:list-item>
                    <text:list-item>
                      <text:p text:style-name="P269">Menadžer vrši izmenu željenih podataka</text:p>
                    </text:list-item>
                    <text:list-item>
                      <text:p text:style-name="P269">Menadžer potvrđuje načinjene izmene</text:p>
                    </text:list-item>
                    <text:list-item>
                      <text:p text:style-name="P269">Sistem pamti izmene u bazi podataka</text:p>
                    </text:list-item>
                  </text:list>
                </text:list-item>
                <text:list-item>
                  <text:p text:style-name="P248">Brisanje:</text:p>
                  <text:list>
                    <text:list-item>
                      <text:p text:style-name="P269">Menadžer označava željenu sirovinu</text:p>
                    </text:list-item>
                    <text:list-item>
                      <text:p text:style-name="P269">Menadžer bira opciju da izbriše izabranu sirovinu iz baze podataka</text:p>
                    </text:list-item>
                    <text:list-item>
                      <text:p text:style-name="P269">Menadžer potvrđuje svoju nameru o brisanju</text:p>
                    </text:list-item>
                    <text:list-item>
                      <text:p text:style-name="P269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h text:style-name="P332" text:outline-level="3"><text:bookmark-start text:name="__RefHeading___Toc2499_637917885"/><text:span text:style-name="T7">Slučaj upotrebe:</text:span> Upravljanje podacima o dobavljačima <text:span text:style-name="T246">(CRUD)</text:span><text:bookmark-end text:name="__RefHeading___Toc2499_637917885"/></text:h>
      <text:list xml:id="list228477720403249763" text:style-name="L37">
        <text:list-item>
          <text:p text:style-name="P242">Kratak opis: <text:span text:style-name="T64">Izvršavanje osnovnih operacija (kreiranje, čitanje, ažuriranje, brisanje) nad podacima o </text:span><text:span text:style-name="T99">dobavljačima </text:span><text:span text:style-name="T64">u bazi podataka</text:span></text:p>
        </text:list-item>
        <text:list-item>
          <text:p text:style-name="P242">Učesnici:</text:p>
          <text:list>
            <text:list-item>
              <text:list>
                <text:list-item>
                  <text:p text:style-name="P280">Menadžer nabavke</text:p>
                </text:list-item>
              </text:list>
            </text:list-item>
          </text:list>
        </text:list-item>
        <text:list-item>
          <text:p text:style-name="P267"><text:span text:style-name="T139">Preduslovi:</text:span> Sistem je u ispravnom stanju</text:p>
        </text:list-item>
        <text:list-item>
          <text:p text:style-name="P267"><text:span text:style-name="T139">Postulovi: </text:span>Menadžer je uspešno izvršio željenu operaciju</text:p>
        </text:list-item>
        <text:list-item>
          <text:p text:style-name="P246">Osnovni tok:</text:p>
          <text:list>
            <text:list-item>
              <text:p text:style-name="P267">Menadžeru se prikazuje lista postojećih <text:span text:style-name="T247">dobavljača</text:span> u bazi podataka</text:p>
            </text:list-item>
            <text:list-item>
              <text:p text:style-name="P267">Menadžer se <text:span text:style-name="T245">odlučuje za jednu od sledećih akcija:</text:span></text:p>
              <text:list>
                <text:list-item>
                  <text:p text:style-name="P246">Kreiranje:</text:p>
                  <text:list>
                    <text:list-item>
                      <text:p text:style-name="P267">Menadžer bira opciju da doda n<text:span text:style-name="T247">ovog dobavljača </text:span>u bazu</text:p>
                    </text:list-item>
                    <text:list-item>
                      <text:p text:style-name="P271">Sistem prikazuje formu za unos novi<text:span text:style-name="T247">h dobavljača</text:span></text:p>
                    </text:list-item>
                    <text:list-item>
                      <text:p text:style-name="P267">Menadžer popunjava formu za nov<text:span text:style-name="T247">og dobavljača</text:span></text:p>
                    </text:list-item>
                    <text:list-item>
                      <text:p text:style-name="P267">Menadžer potvrđuje svoj unos</text:p>
                    </text:list-item>
                    <text:list-item>
                      <text:p text:style-name="P267">Sistem unosi podatke o novo<text:span text:style-name="T247">m dobavljaču</text:span> u bazu podataka</text:p>
                    </text:list-item>
                  </text:list>
                </text:list-item>
                <text:list-item>
                  <text:p text:style-name="P246">Čitanje:</text:p>
                  <text:list>
                    <text:list-item>
                      <text:p text:style-name="P271">Menadžer označava željen<text:span text:style-name="T247">og dobavljača</text:span></text:p>
                    </text:list-item>
                    <text:list-item>
                      <text:p text:style-name="P267">Menadžer bira opciju da pogleda podatke o <text:span text:style-name="T245">izabranom dobavljaču</text:span></text:p>
                    </text:list-item>
                    <text:list-item>
                      <text:p text:style-name="P267"><text:span text:style-name="T245">Sistem</text:span> prikazuj<text:span text:style-name="T245">e</text:span> poda<text:span text:style-name="T245">tke</text:span> <text:span text:style-name="T245">o izabranoj dobavljaču u odgovarajućoj formi</text:span></text:p>
                    </text:list-item>
                  </text:list>
                </text:list-item>
                <text:list-item>
                  <text:p text:style-name="P250">Ažuriranje:</text:p>
                  <text:list>
                    <text:list-item>
                      <text:p text:style-name="P271">Menadžer označava željen<text:span text:style-name="T247">og dobavljača</text:span></text:p>
                    </text:list-item>
                    <text:list-item>
                      <text:p text:style-name="P271">Menadžer bira opciju da izmeni podatke o izabrano<text:span text:style-name="T247">m dobavljaču</text:span></text:p>
                    </text:list-item>
                    <text:list-item>
                      <text:p text:style-name="P271">Sistem prikazuje formu koja dozvoljava menjanje podataka</text:p>
                    </text:list-item>
                    <text:list-item>
                      <text:p text:style-name="P271">Menadžer vrši izmenu željenih podataka</text:p>
                    </text:list-item>
                    <text:list-item>
                      <text:p text:style-name="P271">Menadžer potvrđuje načinjene izmene</text:p>
                    </text:list-item>
                    <text:list-item>
                      <text:p text:style-name="P271">Sistem pamti izmene u bazi podataka</text:p>
                    </text:list-item>
                  </text:list>
                </text:list-item>
                <text:list-item>
                  <text:p text:style-name="P250"><text:soft-page-break/>Brisanje:</text:p>
                  <text:list>
                    <text:list-item>
                      <text:p text:style-name="P271">Menadžer označava željen<text:span text:style-name="T247">og dobavljača</text:span></text:p>
                    </text:list-item>
                    <text:list-item>
                      <text:p text:style-name="P271">Menadžer bira opciju da izbriše izabran<text:span text:style-name="T247">og dobavljača</text:span> iz baze podataka</text:p>
                    </text:list-item>
                    <text:list-item>
                      <text:p text:style-name="P271">Menadžer potvrđuje svoju nameru o brisanju</text:p>
                    </text:list-item>
                    <text:list-item>
                      <text:p text:style-name="P286">Sistem briše podatke o izabrano<text:span text:style-name="T247">m dobavljač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P321" text:outline-level="2"><text:bookmark-start text:name="__RefHeading___Toc1910_637917885"/>Računovods<text:span text:style-name="T261">tvo</text:span><text:bookmark-end text:name="__RefHeading___Toc1910_637917885"/></text:h>
      <text:p text:style-name="P19">Ov<text:span text:style-name="T224">i</text:span> slučaj<text:span text:style-name="T224">evi</text:span> upotrebe odnos<text:span text:style-name="T224">e</text:span> se na poslove oko evidentiranja i plaćanja računa dospelih na adresu firme, odnosno izdavanje računa od strane firme I njihovo naplaćivanje. <text:span text:style-name="T224">Takođe, ovde spada I pravljenje I prikazivanje raznih statistika vezanih za prihode I troškove firme.</text:span></text:p>
      <text:h text:style-name="Heading_20_3" text:outline-level="3"><text:bookmark-start text:name="__RefHeading___Toc2447_637917885"/><text:span text:style-name="T7">Slučaj upotrebe:</text:span> <text:span text:style-name="T43">Kreiranje izlazne fakture</text:span><text:bookmark-end text:name="__RefHeading___Toc2447_637917885"/></text:h>
      <text:list xml:id="list1031676328476973981" text:style-name="L38">
        <text:list-item>
          <text:p text:style-name="P181">Kratak opis: <text:span text:style-name="T88">Izdavanje računa od strane firme </text:span><text:span text:style-name="T94">(izlazna faktura) </text:span><text:span text:style-name="T88">na osnovu otpremnice</text:span></text:p>
        </text:list-item>
        <text:list-item>
          <text:p text:style-name="P292">Učesnici:</text:p>
          <text:list>
            <text:list-item>
              <text:list>
                <text:list-item>
                  <text:p text:style-name="P303"><text:span text:style-name="T183">Referent </text:span><text:span text:style-name="T181">prodaje – </text:span><text:span text:style-name="T183">kreira račun i šalje kupcu</text:span></text:p>
                </text:list-item>
                <text:list-item>
                  <text:p text:style-name="P303"><text:span text:style-name="T181">Kupac – </text:span><text:span text:style-name="T183">prima račun</text:span></text:p>
                </text:list-item>
              </text:list>
            </text:list-item>
          </text:list>
        </text:list-item>
        <text:list-item>
          <text:p text:style-name="P305"><text:span text:style-name="T189">Preduslovi: </text:span><text:span text:style-name="T183">Otpremnica koja je potpisana od strane kupca je vraćena u firmu</text:span></text:p>
        </text:list-item>
        <text:list-item>
          <text:p text:style-name="P305"><text:span text:style-name="T189">Postuslovi: </text:span><text:span text:style-name="T183">Račun je poslat kupcu i zabeležen u bazi podataka</text:span></text:p>
        </text:list-item>
        <text:list-item>
          <text:p text:style-name="P293">Osnovni tok:</text:p>
          <text:list>
            <text:list-item>
              <text:p text:style-name="P295">Referent prodaje pronalazi pristiglu otpremnicu u sistemu i bira opciju ,,kreiraj račun”</text:p>
            </text:list-item>
            <text:list-item>
              <text:p text:style-name="P295">Sistem formira račun na osnovu otpremnice i <text:span text:style-name="T1">zatvara</text:span> otpremnicu</text:p>
            </text:list-item>
            <text:list-item>
              <text:p text:style-name="P295">Sistem dodaje račun u odogvarajuću tabelu baze podataka</text:p>
            </text:list-item>
            <text:list-item>
              <text:p text:style-name="P304"><text:span text:style-name="T183">Sistem šalje račun kupcu putem </text:span><text:span text:style-name="T184">imejla</text:span></text:p>
            </text:list-item>
          </text:list>
        </text:list-item>
        <text:list-item>
          <text:p text:style-name="P294"><text:s/>Alternativni tok:</text:p>
          <text:list>
            <text:list-item>
              <text:list>
                <text:list-item>
                  <text:p text:style-name="P306"><text:span text:style-name="T167">4: </text:span><text:span text:style-name="T166">Nije moguće poslati mejl</text:span></text:p>
                  <text:list>
                    <text:list-item>
                      <text:p text:style-name="P296">Račun se šalje poštom</text:p>
                    </text:list-item>
                  </text:list>
                </text:list-item>
              </text:list>
            </text:list-item>
          </text:list>
        </text:list-item>
      </text:list>
      <text:h text:style-name="P333" text:outline-level="3"><text:bookmark-start text:name="__RefHeading___Toc2601_637917885"/><text:span text:style-name="T7">Slučaj upotrebe:</text:span> <text:span text:style-name="T239">Uplata od strane kupca</text:span><text:bookmark-end text:name="__RefHeading___Toc2601_637917885"/></text:h>
      <text:list xml:id="list1345052241566929043" text:style-name="L39">
        <text:list-item>
          <text:p text:style-name="P189"><text:span text:style-name="T238">Kratak opis: </text:span><text:span text:style-name="T95">Evidentira se da je kupac uplatio novac na račun firme i umanjuju se potraživanja prema tom kupcu</text:span></text:p>
        </text:list-item>
        <text:list-item>
          <text:p text:style-name="P190">Učesnici:</text:p>
          <text:list>
            <text:list-item>
              <text:list>
                <text:list-item>
                  <text:p text:style-name="P199">Referent prodaje – unosi podatke o uplatama</text:p>
                </text:list-item>
              </text:list>
            </text:list-item>
          </text:list>
        </text:list-item>
        <text:list-item>
          <text:p text:style-name="P187"><text:span text:style-name="T151">Preduslovi</text:span><text:span text:style-name="T182">: </text:span><text:span text:style-name="T185">Preuzet izvod </text:span><text:span text:style-name="T186">iz banke </text:span><text:span text:style-name="T185">(lično u banci ili preko bankarske aplikacije)</text:span></text:p>
        </text:list-item>
        <text:list-item>
          <text:p text:style-name="P190"><text:span text:style-name="T189">Postulovi: </text:span><text:span text:style-name="T180">Baza podataka je ažurirana</text:span></text:p>
        </text:list-item>
        <text:list-item>
          <text:p text:style-name="P182">Osnovni tok:</text:p>
          <text:list>
            <text:list-item>
              <text:p text:style-name="P185">Referent unosi podatke o uplatama u sistem</text:p>
            </text:list-item>
            <text:list-item>
              <text:p text:style-name="P185">Sistem označava da su računi kupaca plaćeni (prevodi ih u stanje ,,naplaćen”)</text:p>
            </text:list-item>
            <text:list-item>
              <text:p text:style-name="P185">Sistem ažurira potraživanja prema kupcima</text:p>
            </text:list-item>
          </text:list>
        </text:list-item>
        <text:list-item>
          <text:p text:style-name="P183"><text:soft-page-break/>Dodatne informacije:</text:p>
          <text:list>
            <text:list-item>
              <text:list>
                <text:list-item>
                  <text:p text:style-name="P188"><text:span text:style-name="T186">Kupac ne mora da vrši plaćanje po računima. Može uplatiti određeni iznos, a sistem na osnovu veličine uplate prebacuje račune (što je više moguće računa) u stanje ,,naplaćen” počevši od najstarijih računa. </text:span><text:span text:style-name="T187">Dakle, račun može biti delimično plaćen.</text:span></text:p>
                </text:list-item>
              </text:list>
            </text:list-item>
          </text:list>
        </text:list-item>
      </text:list>
      <text:h text:style-name="P334" text:outline-level="3"><text:bookmark-start text:name="__RefHeading___Toc2603_637917885"/><text:span text:style-name="T7">Slučaj upotrebe</text:span>: Kašnjenje sa uplatom od strane kupca<text:bookmark-end text:name="__RefHeading___Toc2603_637917885"/></text:h>
      <text:list xml:id="list4775702350975621178" text:style-name="L40">
        <text:list-item>
          <text:p text:style-name="P184">Kratak opis: <text:span text:style-name="T64">Kupac nije platio račun u roku koji je predviđen</text:span></text:p>
        </text:list-item>
        <text:list-item>
          <text:p text:style-name="P184">Učesnici:</text:p>
          <text:list>
            <text:list-item>
              <text:p text:style-name="P186">Menadžer prodaje – konatktira kupca</text:p>
            </text:list-item>
          </text:list>
        </text:list-item>
        <text:list-item>
          <text:p text:style-name="P184">Preduslovi:<text:span text:style-name="T64"> Baza podataka je u ažurnom stanju</text:span></text:p>
        </text:list-item>
        <text:list-item>
          <text:p text:style-name="P184">Postulovi:<text:span text:style-name="T64"> Kupac je obavešten o kašnjenju uplate</text:span></text:p>
        </text:list-item>
        <text:list-item>
          <text:p text:style-name="P184">Osnovni tok:</text:p>
          <text:list>
            <text:list-item>
              <text:p text:style-name="P186">Sistem na osnovu podataka u bazi o računu i datuma izdaje obaveštenje menadžeru prodaje</text:p>
            </text:list-item>
            <text:list-item>
              <text:p text:style-name="P186">Menadžer prodaje kontaktira kupca</text:p>
            </text:list-item>
          </text:list>
        </text:list-item>
      </text:list>
      <text:h text:style-name="Heading_20_3" text:outline-level="3"><text:bookmark-start text:name="__RefHeading___Toc2449_637917885"/><text:span text:style-name="T13">Slučaj upotrebe:</text:span><text:span text:style-name="T5"> </text:span><text:span text:style-name="T45">Unos </text:span><text:span text:style-name="T44">ulaznih faktura</text:span><text:bookmark-end text:name="__RefHeading___Toc2449_637917885"/></text:h>
      <text:p text:style-name="P16"><text:span text:style-name="T225">Podslučaj </text:span><text:span text:style-name="T226">1</text:span><text:span text:style-name="T225">: </text:span><text:span text:style-name="T229">Unos</text:span><text:span text:style-name="T228"> računa za sirovine</text:span></text:p>
      <text:p text:style-name="P16"><text:span text:style-name="T191">1. Kratak opis: </text:span><text:span text:style-name="T197">Proces </text:span><text:span text:style-name="T206">unošenja</text:span><text:span text:style-name="T197"> računa za pristigle sirovine, zabeleženih u sistemu, </text:span><text:span text:style-name="T198">ranije generisanih na osnovu porudžbina</text:span><text:span text:style-name="T197">.</text:span></text:p>
      <text:p text:style-name="P65">2. Učesnici:</text:p>
      <text:p text:style-name="P72"><text:span text:style-name="T190"><text:tab/></text:span><text:span text:style-name="T206">Referent prodaje</text:span><text:span text:style-name="T196"> – </text:span><text:span text:style-name="T206">unosi račun u sistem</text:span></text:p>
      <text:p text:style-name="P77"><text:span text:style-name="T190"><text:tab/>Dobavljač – </text:span><text:span text:style-name="T195">šalje račun firmi</text:span></text:p>
      <text:p text:style-name="P72"><text:span text:style-name="T192">3. Preduslovi: </text:span><text:span text:style-name="T206">Poslata je potpisana otpremnica dobavljaču</text:span></text:p>
      <text:p text:style-name="P73"><text:span text:style-name="T192">4. </text:span><text:span text:style-name="T190">Postuslovi: </text:span><text:span text:style-name="T206">Račun je unet u bazu podataka</text:span></text:p>
      <text:p text:style-name="P66">5. Osnovni tok:</text:p>
      <text:list xml:id="list6777131065855357318" text:style-name="L41">
        <text:list-item>
          <text:p text:style-name="P297">Dobavljač <text:span text:style-name="T240">šalje račun firmi</text:span></text:p>
        </text:list-item>
        <text:list-item>
          <text:p text:style-name="P298"><text:span text:style-name="T242">Referent smešta r</text:span>ačun u registratoru ulaznih faktura</text:p>
        </text:list-item>
        <text:list-item>
          <text:p text:style-name="P299">Referent prodaje <text:span text:style-name="T241">pronalazi porudžbinu i bira opciju da napravi račun</text:span></text:p>
        </text:list-item>
        <text:list-item>
          <text:p text:style-name="P300">Sistem <text:span text:style-name="T241">pravi ulaznu fakturu na osnovu porudžbine</text:span></text:p>
        </text:list-item>
        <text:list-item>
          <text:p text:style-name="P298">Sistem ažurira baze podataka</text:p>
        </text:list-item>
      </text:list>
      <text:p text:style-name="P67">6. Alternativni tok:</text:p>
      <text:p text:style-name="P74"><text:span text:style-name="T196"><text:tab/></text:span><text:span text:style-name="T207">3:</text:span><text:span text:style-name="T190"> Ne</text:span><text:span text:style-name="T193">mogućnost pristupa sistemu</text:span><text:span text:style-name="T190"> </text:span><text:span text:style-name="T196"><text:s/></text:span></text:p>
      <text:p text:style-name="P74"><text:span text:style-name="T201"><text:tab/></text:span><text:span text:style-name="T207">Čuva se pristigli raču i kada to bude moguće sistem se dovodi u ažurno stanje.</text:span><text:span text:style-name="T201"> <text:s text:c="8"/></text:span></text:p>
      <text:p text:style-name="P63"/>
      <text:p text:style-name="P16"><text:span text:style-name="T225">Podslučaj </text:span><text:span text:style-name="T227">2</text:span><text:span text:style-name="T225">: </text:span><text:span text:style-name="T230">Unos ostalih računa</text:span></text:p>
      <text:p text:style-name="P16"><text:soft-page-break/><text:span text:style-name="T191">1. Kratak opis: </text:span><text:span text:style-name="T197">Proces </text:span><text:span text:style-name="T200">unošenja u sistem </text:span><text:span text:style-name="T207">računa koji se ne mogu generisati na osnovu postojećih podataka</text:span><text:span text:style-name="T200"> (</text:span><text:span text:style-name="T207">komunalni troškovi, gorivo</text:span><text:span text:style-name="T202">, </text:span><text:span text:style-name="T207">bankarske provizije </text:span><text:span text:style-name="T202">itd.)</text:span><text:span text:style-name="T197">.</text:span></text:p>
      <text:p text:style-name="P65">2. Učesnici:</text:p>
      <text:p text:style-name="P72"><text:span text:style-name="T190"><text:tab/></text:span><text:span text:style-name="T206">Referent prodaje</text:span><text:span text:style-name="T196"> – </text:span><text:span text:style-name="T198">želi brz</text:span><text:span text:style-name="T202">o pravljenje računa na osnovu unetih podataka</text:span></text:p>
      <text:p text:style-name="P72"><text:span text:style-name="T192">3. Preduslovi: </text:span><text:span text:style-name="T202">Račun je stigao u firmu</text:span></text:p>
      <text:p text:style-name="P73"><text:span text:style-name="T192">4. </text:span><text:span text:style-name="T190">Postuslovi: </text:span><text:span text:style-name="T199">R</text:span><text:span text:style-name="T196">ačun je </text:span><text:span text:style-name="T199">zabeležen u sistem</text:span></text:p>
      <text:p text:style-name="P66">5. Osnovni tok:</text:p>
      <text:list xml:id="list1403107583155292726" text:style-name="L42">
        <text:list-item>
          <text:p text:style-name="P307"><text:span text:style-name="T208">R</text:span><text:span text:style-name="T196">eferent smešta račun u registrator ulaznih faktura</text:span></text:p>
        </text:list-item>
        <text:list-item>
          <text:p text:style-name="P308"><text:span text:style-name="T208">Referent</text:span><text:span text:style-name="T202"> unosi podatke sa računa u sistem</text:span></text:p>
        </text:list-item>
        <text:list-item>
          <text:p text:style-name="P301">Sistem ažurira bazu podataka</text:p>
        </text:list-item>
      </text:list>
      <text:p text:style-name="P67">6. Alternativni tok:</text:p>
      <text:p text:style-name="P75"><text:span text:style-name="T196"><text:tab/></text:span><text:span text:style-name="T209">2</text:span><text:span text:style-name="T207">:</text:span><text:span text:style-name="T190"> Ne</text:span><text:span text:style-name="T193">mogućnost pristupa sistemu</text:span><text:span text:style-name="T190"> </text:span><text:span text:style-name="T196"><text:s/></text:span></text:p>
      <text:p text:style-name="P75"><text:span text:style-name="T201"><text:tab/></text:span><text:span text:style-name="T207">Čuva se pristigli raču i kada to bude moguće sistem se dovodi u ažurno stanje.</text:span><text:span text:style-name="T201"> </text:span></text:p>
      <text:p text:style-name="P64"/>
      <text:h text:style-name="P335" text:outline-level="3"><text:bookmark-start text:name="__RefHeading___Toc2605_637917885"/><text:span text:style-name="T7">Slučaj upotrebe:</text:span> Plaćanje računa<text:bookmark-end text:name="__RefHeading___Toc2605_637917885"/></text:h>
      <text:list xml:id="list2726636948103075567" text:style-name="L43">
        <text:list-item>
          <text:p text:style-name="P216"><text:span text:style-name="T152">Kratak opis:</text:span><text:span text:style-name="T243"> Firma vrši plaćanje svojih računa</text:span></text:p>
        </text:list-item>
        <text:list-item>
          <text:p text:style-name="P191">Učesnici:</text:p>
          <text:list>
            <text:list-item>
              <text:list>
                <text:list-item>
                  <text:p text:style-name="P217">Knjigovođa – vrši uplate</text:p>
                </text:list-item>
              </text:list>
            </text:list-item>
          </text:list>
        </text:list-item>
        <text:list-item>
          <text:p text:style-name="P216"><text:span text:style-name="T152">Preduslovi:</text:span><text:span text:style-name="T243"> Prikaz dugovanja je ažuran</text:span></text:p>
        </text:list-item>
        <text:list-item>
          <text:p text:style-name="P217"><text:span text:style-name="T139">Postuslovi:</text:span> Račun je obeležen kao ,,plaćen” i ažurirana je baza podataka</text:p>
        </text:list-item>
        <text:list-item>
          <text:p text:style-name="P191">Osnovni tok:</text:p>
          <text:list>
            <text:list-item>
              <text:p text:style-name="P200">Knjigovođa vrši uplatu preko banke</text:p>
            </text:list-item>
            <text:list-item>
              <text:p text:style-name="P200">Knjigovođa označava račun kao plaćeni</text:p>
            </text:list-item>
            <text:list-item>
              <text:p text:style-name="P200">Sistem ažurira bazu podataka</text:p>
            </text:list-item>
          </text:list>
        </text:list-item>
        <text:list-item>
          <text:p text:style-name="P191">Alteranivni tok:</text:p>
          <text:list>
            <text:list-item>
              <text:list>
                <text:list-item>
                  <text:p text:style-name="P200">2: <text:span text:style-name="T139">Uplata nije prošla (na osnovu izvoda iz banke)</text:span></text:p>
                  <text:list>
                    <text:list-item>
                      <text:p text:style-name="P200">Kontaktira se banka i ustanovljava problem. Poništava se da je račun plaćen. Ponavlja se slučaj upotrebe.</text:p>
                    </text:list-item>
                  </text:list>
                </text:list-item>
              </text:list>
            </text:list-item>
          </text:list>
        </text:list-item>
      </text:list>
      <text:h text:style-name="P336" text:outline-level="3"><text:bookmark-start text:name="__RefHeading___Toc2619_637917885"/><text:span text:style-name="T7">Slučaj upotrebe:</text:span> Kašnjenje sa plaćanjem računa<text:bookmark-end text:name="__RefHeading___Toc2619_637917885"/></text:h>
      <text:list xml:id="list5139553070114417961" text:style-name="L44">
        <text:list-item>
          <text:p text:style-name="P218"><text:span text:style-name="T139">Kratki opis:</text:span> Sistem upozorava na rok za plaćenje računa</text:p>
        </text:list-item>
        <text:list-item>
          <text:p text:style-name="P192">Učesnici:</text:p>
          <text:list>
            <text:list-item>
              <text:list>
                <text:list-item>
                  <text:p text:style-name="P201">Knjigovođa</text:p>
                </text:list-item>
              </text:list>
            </text:list-item>
          </text:list>
        </text:list-item>
        <text:list-item>
          <text:p text:style-name="P192">Preduslovi: <text:span text:style-name="T64">Sistem je u ažurnom stanju</text:span></text:p>
        </text:list-item>
        <text:list-item>
          <text:p text:style-name="P192"><text:soft-page-break/>Postuslovi:<text:span text:style-name="T64"> Knjigovođa je obavešten o roku za plaćanje računa</text:span></text:p>
        </text:list-item>
        <text:list-item>
          <text:p text:style-name="P192">Osnovni tok:</text:p>
          <text:list>
            <text:list-item>
              <text:p text:style-name="P201">Sistem utvrđuje da ističe rok ili da je istekao rok za plaćanje nekog računa</text:p>
            </text:list-item>
            <text:list-item>
              <text:p text:style-name="P201">Sistem izdaje obaveštenje knjigovođi</text:p>
            </text:list-item>
          </text:list>
        </text:list-item>
      </text:list>
      <text:h text:style-name="Heading_20_3" text:outline-level="3"><text:bookmark-start text:name="__RefHeading___Toc2451_637917885"/><text:span text:style-name="T7">Slučaj upotrebe:</text:span> <text:span text:style-name="T243">Izdavanje izveštaja</text:span><text:bookmark-end text:name="__RefHeading___Toc2451_637917885"/></text:h>
      <text:p text:style-name="P70"><text:span text:style-name="T16">1. Kratak opis: </text:span><text:span text:style-name="T57">Sistem </text:span><text:span text:style-name="T59">na zahtev korisnika izdaje izveštaje o potraživanjima, troškovima, ulaznim, izlaznim fakturama… Svim dokumentima koji se nalaze u bazi podataka</text:span></text:p>
      <text:p text:style-name="P68">2. Učesnici:</text:p>
      <text:p text:style-name="P71"><text:span text:style-name="T16"><text:tab/></text:span><text:span text:style-name="T54">Knjigovođa – želi efikasno računanje raznih statistika na osnovu podataka u sistemu</text:span></text:p>
      <text:p text:style-name="P71"><text:span text:style-name="T16">3. Preduslovi: </text:span><text:span text:style-name="T54">omogućen je pristup sistemu, podaci u sistemu su ažurni, omogućen pristup bazi računa.</text:span></text:p>
      <text:p text:style-name="P71"><text:span text:style-name="T16">4. Postuslovi: </text:span><text:span text:style-name="T54">Sistem je </text:span><text:span text:style-name="T58">izračunao</text:span><text:span text:style-name="T54"> odgovarajuću statistiku.</text:span></text:p>
      <text:p text:style-name="P68">5. Osnovni tok:</text:p>
      <text:list xml:id="list5828441347635973560" text:style-name="L45">
        <text:list-item>
          <text:p text:style-name="P302">Knjigovođa bira parametre i vrstu statistike koja treba da se prikaže.</text:p>
        </text:list-item>
        <text:list-item>
          <text:p text:style-name="P309"><text:span text:style-name="T203">Sistem izračunava statistiku </text:span><text:span text:style-name="T204">I čuva je u posebnom fajlu.</text:span></text:p>
        </text:list-item>
      </text:list>
      <text:p text:style-name="P69">6. Alternativni tok:</text:p>
      <text:p text:style-name="P76"><text:span text:style-name="T196"><text:tab/></text:span><text:span text:style-name="T190">1: Izabran</text:span><text:span text:style-name="T194">e </text:span><text:span text:style-name="T190">su neodgovarajuć</text:span><text:span text:style-name="T194">e vrednosti</text:span><text:span text:style-name="T190"> paramet</text:span><text:span text:style-name="T194">ara</text:span><text:span text:style-name="T190">: </text:span><text:span text:style-name="T196">Sistem upozorava korisnika </text:span><text:span text:style-name="T205">da <text:tab/>nije moguće izračunati statistiku za date vrednosti parametara. Slučaj upotrebe nastavlja se <text:tab/>na koraku 1.</text:span></text:p>
      <text:p text:style-name="P62"/>
      <text:h text:style-name="P322" text:outline-level="2"><text:bookmark-start text:name="__RefHeading___Toc2473_637917885"/>Evidentiranje stanja u magacinima<text:bookmark-end text:name="__RefHeading___Toc2473_637917885"/></text:h>
      <text:h text:style-name="P337" text:outline-level="3"><text:bookmark-start text:name="__RefHeading___Toc2475_637917885"/><text:span text:style-name="T7">Slučaj upotrebe:</text:span> Popis<text:bookmark-end text:name="__RefHeading___Toc2475_637917885"/></text:h>
      <text:p text:style-name="P17">URADITI</text:p>
      <text:h text:style-name="P322" text:outline-level="2"><text:bookmark-start text:name="__RefHeading___Toc2477_637917885"/>Upravljanje resursima<text:bookmark-end text:name="__RefHeading___Toc2477_637917885"/></text:h>
      <text:h text:style-name="P338" text:outline-level="3"><text:bookmark-start text:name="__RefHeading___Toc2479_637917885"/><text:span text:style-name="T7">Slučaj upotrebe:</text:span> Upravljanje podacima o zaposlenima<text:bookmark-end text:name="__RefHeading___Toc2479_637917885"/></text:h>
      <text:list xml:id="list3848968797946980626" text:style-name="L46">
        <text:list-item>
          <text:p text:style-name="P193">Kratak opis: <text:span text:style-name="T64">Izvršavanje osnovnih opeacija (kreiranje, čitanje, menjanje, brisanje) nad podacima o zaposlenima</text:span></text:p>
        </text:list-item>
        <text:list-item>
          <text:p text:style-name="P193">Učesnici: </text:p>
          <text:list>
            <text:list-header>
              <text:p text:style-name="P202">Menadžer prodaje - izvršava osnovne operacije</text:p>
            </text:list-header>
          </text:list>
        </text:list-item>
      </text:list>
      <text:list xml:id="list1373303621421802210" text:style-name="L47">
        <text:list-item>
          <text:p text:style-name="P195">Preduslovi: <text:span text:style-name="T64">Sistem je u ispravnom stanju</text:span></text:p>
        </text:list-item>
        <text:list-item>
          <text:p text:style-name="P195">Postuslovi: <text:span text:style-name="T64">Izvršena je neka od osnovnih operacija</text:span></text:p>
        </text:list-item>
        <text:list-item>
          <text:p text:style-name="P195">Osnovni tok:</text:p>
          <text:list>
            <text:list-item>
              <text:p text:style-name="P204">Menadžeru se prikazuje lista zaposlenih</text:p>
            </text:list-item>
            <text:list-item>
              <text:p text:style-name="P204"><text:soft-page-break/>Menadžer se odlučuje za neku od sledećih akcija</text:p>
            </text:list-item>
          </text:list>
        </text:list-item>
      </text:list>
      <text:p text:style-name="P23"><text:tab/><text:span text:style-name="T139">Kreiranje:</text:span></text:p>
      <text:list xml:id="list3940439009982226811" text:style-name="L48">
        <text:list-item>
          <text:p text:style-name="P205">Menadžer bira opciju "kreiraj"</text:p>
        </text:list-item>
        <text:list-item>
          <text:p text:style-name="P205">Sistem prikazuje formu za unos novih zaposlenih</text:p>
        </text:list-item>
        <text:list-item>
          <text:p text:style-name="P205">Menadžer unosi podatke o novom zaposlenom</text:p>
        </text:list-item>
        <text:list-item>
          <text:p text:style-name="P205">Menadžer klikom na opciju "unesi" potvrđuje svoj unos</text:p>
        </text:list-item>
        <text:list-item>
          <text:p text:style-name="P205">Sistem unosi podatke o novom zaposlenom u bazu podataka</text:p>
        </text:list-item>
      </text:list>
      <text:p text:style-name="P23"><text:tab/><text:span text:style-name="T139">Čitanje:</text:span></text:p>
      <text:list xml:id="list5930506652959884289" text:style-name="L49">
        <text:list-item>
          <text:p text:style-name="P206">Menadžer označava zaposlenog čije podatke želi da prelgeda</text:p>
        </text:list-item>
        <text:list-item>
          <text:p text:style-name="P206">Menadžer bira opciju "pregledaj"</text:p>
        </text:list-item>
        <text:list-item>
          <text:p text:style-name="P206">Sistem prikazuje podatke o željenom zaposlenom</text:p>
        </text:list-item>
      </text:list>
      <text:p text:style-name="P24"><text:tab/><text:span text:style-name="T155">Menjanje</text:span><text:span text:style-name="T139">:</text:span></text:p>
      <text:list xml:id="list3202394290427533968" text:style-name="L50">
        <text:list-item>
          <text:p text:style-name="P219"><text:span text:style-name="T107">Menadžer označava željenog </text:span><text:span text:style-name="T108">zaposlenog</text:span></text:p>
        </text:list-item>
        <text:list-item>
          <text:p text:style-name="P210">Menadžer bira opciju "izmeni"</text:p>
        </text:list-item>
        <text:list-item>
          <text:p text:style-name="P210">Sistem prikazuje formu koja dozvoljava menjanje podataka</text:p>
        </text:list-item>
        <text:list-item>
          <text:p text:style-name="P210">Menadžer vrši izmenu željenih podataka</text:p>
        </text:list-item>
        <text:list-item>
          <text:p text:style-name="P210">Menadžer klikom na opciju "potvrdi" potvrđuje izmene</text:p>
        </text:list-item>
        <text:list-item>
          <text:p text:style-name="P210">Sistem pamti izmene u bazi podataka</text:p>
        </text:list-item>
      </text:list>
      <text:p text:style-name="P25"><text:span text:style-name="T139"><text:tab/></text:span><text:span text:style-name="T154">B</text:span><text:span text:style-name="T139">risanje:</text:span></text:p>
      <text:list xml:id="list4758044365482833310" text:style-name="L51">
        <text:list-item>
          <text:p text:style-name="P211">Menadžer označava željenog zaposlenog</text:p>
        </text:list-item>
        <text:list-item>
          <text:p text:style-name="P211">Menadžer bira opciju "izbriši"</text:p>
        </text:list-item>
        <text:list-item>
          <text:p text:style-name="P211">Sistem izbacuje novi prozor koji sadrži tekst "Da li želite da izbrišete zapslenog" ispod kojeg se nalaze opcije "da" i "ne"</text:p>
        </text:list-item>
        <text:list-item>
          <text:p text:style-name="P211">Mendžer klikom na opciju "da" potvrđuje svoju akciju</text:p>
        </text:list-item>
        <text:list-item>
          <text:p text:style-name="P211">Sistem briše podatke o izabranom zaposlenom iz baze podataka</text:p>
        </text:list-item>
      </text:list>
      <text:list xml:id="list4461354743046834167" text:style-name="L52">
        <text:list-item>
          <text:p text:style-name="P226">Alternatvni tok:</text:p>
          <text:list>
            <text:list-header>
              <text:p text:style-name="P227">Kreiranje <text:s/>3, Menjanje 4: Uneti podaci nisu ispravni:</text:p>
            </text:list-header>
          </text:list>
        </text:list-item>
      </text:list>
      <text:list xml:id="list3922997048419859417" text:style-name="L53">
        <text:list-item>
          <text:list>
            <text:list-item>
              <text:p text:style-name="P228">Sistem obaveštava menadžera da podaci nisu ispravni</text:p>
            </text:list-item>
            <text:list-item>
              <text:p text:style-name="P228">Slučaj upotrebe se nastavlja na koraku Kreiranje 3 ili Menjanje 4</text:p>
            </text:list-item>
          </text:list>
        </text:list-item>
      </text:list>
      <text:p text:style-name="P81">Brisanje 4: Menadžer bira drugu opciju:</text:p>
      <text:list xml:id="list7150194034073250700" text:style-name="L54">
        <text:list-item>
          <text:p text:style-name="P310">Sistem zatvara novi prozor</text:p>
        </text:list-item>
        <text:list-item>
          <text:p text:style-name="P310">Slučaj upotrebe se nastavlja na koraku 1</text:p>
          <text:p text:style-name="P310"/>
        </text:list-item>
      </text:list>
      <text:list xml:id="list5938266617800616868" text:style-name="L55">
        <text:list-item>
          <text:p text:style-name="P312">Dodatne napomene:</text:p>
        </text:list-item>
      </text:list>
      <text:list xml:id="list2296233555203670893" text:style-name="L56">
        <text:list-item>
          <text:p text:style-name="P311"><text:soft-page-break/>Forma koja se prikazuje menadžeru sadrži sledeće podatke: ime, prezime, datum ro<text:span text:style-name="T254">đ</text:span>enja, adresa stanovanja, broj telefona, datum početka rada, iznos plate, broj žiro računa</text:p>
        </text:list-item>
      </text:list>
      <text:h text:style-name="P337" text:outline-level="3"><text:bookmark-start text:name="__RefHeading___Toc2481_637917885"/><text:span text:style-name="T7">Slučaj upotrebe:</text:span> Upravljanje podacima o vozilima<text:bookmark-end text:name="__RefHeading___Toc2481_637917885"/></text:h>
      <text:list xml:id="list3119907131532156783" text:style-name="L57">
        <text:list-item>
          <text:p text:style-name="P197">Kratak opis: <text:span text:style-name="T112">Izvršavanje osnovnih opeacija (kreiranje, čitanje, menjanje, brisanje) nad podacima o </text:span><text:span text:style-name="T64">vozilima.</text:span></text:p>
        </text:list-item>
        <text:list-item>
          <text:p text:style-name="P194">Učesnici:</text:p>
          <text:list>
            <text:list-header>
              <text:p text:style-name="P194"><text:s/><text:span text:style-name="T64">Menadžer prodaje - izvršava osnovne operacije.</text:span></text:p>
            </text:list-header>
          </text:list>
        </text:list-item>
        <text:list-item>
          <text:p text:style-name="P196">Preduslovi:<text:span text:style-name="T64"> Sistem je u ispravnom stanju.</text:span></text:p>
        </text:list-item>
        <text:list-item>
          <text:p text:style-name="P196">Postuslovi:<text:span text:style-name="T64"> Izvršena je neka od osnovnih operacija</text:span></text:p>
        </text:list-item>
        <text:list-item>
          <text:p text:style-name="P198">Osnovni tok: </text:p>
        </text:list-item>
      </text:list>
      <text:list xml:id="list3352071544504262405" text:style-name="L58">
        <text:list-item>
          <text:list>
            <text:list-item>
              <text:p text:style-name="P214">Menadžeru se prikazuje spisak vozila</text:p>
            </text:list-item>
            <text:list-item>
              <text:p text:style-name="P215">Menadžer se odlučuje za neku od sledećih akcija</text:p>
              <text:p text:style-name="P313"><text:span text:style-name="T156">Kreiranje:</text:span></text:p>
            </text:list-item>
          </text:list>
        </text:list-item>
      </text:list>
      <text:list xml:id="list5209892277608666539" text:style-name="L59">
        <text:list-item>
          <text:p text:style-name="P221"><text:span text:style-name="T113">Menadžer bira opciju "kreiraj"</text:span></text:p>
        </text:list-item>
        <text:list-item>
          <text:p text:style-name="P207">Sistem prikazuje formu za unos novih <text:span text:style-name="T263">vozila</text:span></text:p>
        </text:list-item>
        <text:list-item>
          <text:p text:style-name="P207">Menadžer unosi podatke o novom <text:span text:style-name="T263">vozilu</text:span></text:p>
        </text:list-item>
        <text:list-item>
          <text:p text:style-name="P207">Menadžer klikom na opciju "unesi" potvrđuje svoj unos</text:p>
        </text:list-item>
        <text:list-item>
          <text:p text:style-name="P222"><text:span text:style-name="T113">Sistem unosi podatke o novom </text:span><text:span text:style-name="T114">vozilu</text:span><text:span text:style-name="T113"> u bazu podataka </text:span></text:p>
        </text:list-item>
      </text:list>
      <text:p text:style-name="P223"><text:span text:style-name="T156"><text:tab/></text:span><text:span text:style-name="T157">Čitanje:</text:span></text:p>
      <text:p text:style-name="P208"><text:span text:style-name="T262"><text:tab/> <text:s text:c="5"/>1. </text:span>Menadžer označava <text:span text:style-name="T263">vozilo</text:span> čije podatke želi da prelgeda</text:p>
      <text:p text:style-name="P209"><text:span text:style-name="T262"><text:tab/> <text:s text:c="5"/>2. </text:span>Menadžer bira opciju "pregledaj"</text:p>
      <text:p text:style-name="P209"><text:span text:style-name="T262"><text:tab/> <text:s text:c="5"/>3. </text:span>Sistem prikazuje podatke o željenom <text:span text:style-name="T263">vozilu</text:span></text:p>
      <text:p text:style-name="P209"><text:tab/><text:span text:style-name="T155">Menjanje</text:span><text:span text:style-name="T139">:</text:span></text:p>
      <text:p text:style-name="P220"><text:span text:style-name="T114"><text:tab/> <text:s text:c="6"/>1. </text:span><text:span text:style-name="T107">Menadžer označava želje</text:span><text:span text:style-name="T114">no</text:span><text:span text:style-name="T107"> </text:span><text:span text:style-name="T114">vozilo</text:span></text:p>
      <text:p text:style-name="P212"><text:span text:style-name="T263"><text:tab/> <text:s text:c="6"/>2. </text:span>Menadžer bira opciju "izmeni"</text:p>
      <text:p text:style-name="P212"><text:span text:style-name="T263"><text:tab/> <text:s text:c="6"/>3. </text:span>Sistem prikazuje formu koja dozvoljava menjanje podataka</text:p>
      <text:p text:style-name="P212"><text:span text:style-name="T263"><text:tab/> <text:s text:c="6"/>4. </text:span>Menadžer vrši izmenu željenih podataka</text:p>
      <text:p text:style-name="P212"><text:span text:style-name="T263"><text:tab/> <text:s text:c="6"/>5. </text:span>Menadžer klikom na opciju "potvrdi" potvrđuje izmene</text:p>
      <text:p text:style-name="P229"><text:span text:style-name="T114"><text:tab/> <text:s text:c="6"/>6. </text:span><text:span text:style-name="T64">Sistem pamti izmene u bazi podataka</text:span></text:p>
      <text:p text:style-name="P229"><text:span text:style-name="T154"><text:tab/>B</text:span><text:span text:style-name="T139">risanje:</text:span></text:p>
      <text:p text:style-name="P213"><text:span text:style-name="T263"><text:s/><text:tab/> <text:s text:c="6"/>1. </text:span>Menadžer označava željeno <text:span text:style-name="T263">vozilo</text:span></text:p>
      <text:p text:style-name="P213"><text:span text:style-name="T263"><text:tab/> <text:s text:c="6"/>2. </text:span>Menadžer bira opciju "izbriši"</text:p>
      <text:p text:style-name="P213"/>
      <text:p text:style-name="P213"><text:soft-page-break/><text:span text:style-name="T263"><text:s text:c="16"/>3. </text:span>Sistem izbacuje novi prozor koji sadrži tekst "Da li želite da izbrišete <text:span text:style-name="T263">vozilo</text:span>" ispod <text:tab/><text:tab/>kojeg se nalaze opcije "da" i "ne"</text:p>
      <text:p text:style-name="P212"><text:span text:style-name="T263"><text:tab/> <text:s text:c="6"/>4. </text:span>Mendžer klikom na opciju "da" potvrđuje svoju akciju</text:p>
      <text:p text:style-name="P212"><text:span text:style-name="T263"><text:tab/> <text:s text:c="6"/>5. </text:span>Sistem briše podatke o izabranom <text:span text:style-name="T263">vozilu</text:span> iz baze podataka</text:p>
      <text:p text:style-name="P212"><text:span text:style-name="T157"><text:tab/>6. Alternativni tok:</text:span></text:p>
      <text:p text:style-name="P223"><text:span text:style-name="T157"><text:tab/><text:tab/>Kreiranje 3, Menjanje 4: Uneti podaci nisu ispravni</text:span></text:p>
      <text:list xml:id="list7504027577464442875" text:style-name="L63">
        <text:list-item>
          <text:p text:style-name="P224"><text:span text:style-name="T265">Sistem obaveštava menadžera da podaci nisu ispravni</text:span></text:p>
        </text:list-item>
        <text:list-item>
          <text:p text:style-name="P224"><text:span text:style-name="T266">Slučaj upotrebe se nastavlja na koraku Kreiranje 3 ili Menjanje 4</text:span></text:p>
        </text:list-item>
      </text:list>
      <text:p text:style-name="P230"><text:span text:style-name="T266"><text:tab/><text:tab/></text:span><text:span text:style-name="T267">Brisanje 4: Menadžer bira drugu opciju</text:span></text:p>
      <text:list xml:id="list8138868900974437310" text:style-name="L64">
        <text:list-item>
          <text:p text:style-name="P225"><text:span text:style-name="T266">Sistem zatvara novi prozor</text:span></text:p>
        </text:list-item>
        <text:list-item>
          <text:p text:style-name="P225"><text:span text:style-name="T266">Slučaj upotrebe se nastavlja na koraku 1</text:span><text:span text:style-name="T269"><text:tab/></text:span></text:p>
        </text:list-item>
      </text:list>
      <text:p text:style-name="P203"><text:tab/></text:p>
      <text:p text:style-name="P203"/>
      <text:p text:style-name="P18"><text:span text:style-name="T23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26T17:14:39.480102209</dc:date>
    <meta:editing-duration>PT10H51M23S</meta:editing-duration>
    <meta:editing-cycles>100</meta:editing-cycles>
    <meta:generator>LibreOffice/5.1.6.2$Linux_X86_64 LibreOffice_project/10m0$Build-2</meta:generator>
    <meta:document-statistic meta:table-count="0" meta:image-count="6" meta:object-count="0" meta:page-count="29" meta:paragraph-count="685" meta:word-count="6262" meta:character-count="41102" meta:non-whitespace-character-count="35664"/>
  </office:meta>
</office:document-meta>
</file>